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2"/>
        <table:table-column table:style-name="co1" table:number-columns-repeated="2" table:default-cell-style-name="ce1"/>
        <table:table-column table:style-name="co1" table:number-columns-repeated="5" table:default-cell-style-name="ce2"/>
        <table:table-column table:style-name="co1" table:default-cell-style-name="ce3"/>
        <table:table-column table:style-name="co1" table:default-cell-style-name="ce1"/>
        <table:table-row table:style-name="ro1">
          <table:table-cell table:style-name="ce1" office:value-type="string">
            <text:p>PassengerId</text:p>
          </table:table-cell>
          <table:table-cell table:style-name="ce1" office:value-type="string">
            <text:p>Survived</text:p>
          </table:table-cell>
          <table:table-cell table:style-name="ce1" office:value-type="string">
            <text:p>Pclass</text:p>
          </table:table-cell>
          <table:table-cell office:value-type="string">
            <text:p>Name</text:p>
          </table:table-cell>
          <table:table-cell office:value-type="string">
            <text:p>Sex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SibSp</text:p>
          </table:table-cell>
          <table:table-cell table:style-name="ce1" office:value-type="string">
            <text:p>Parch</text:p>
          </table:table-cell>
          <table:table-cell table:style-name="ce1" office:value-type="string">
            <text:p>Ticket</text:p>
          </table:table-cell>
          <table:table-cell table:style-name="ce1" office:value-type="string">
            <text:p>Fare</text:p>
          </table:table-cell>
          <table:table-cell table:style-name="ce1" office:value-type="string">
            <text:p>Cabin</text:p>
          </table:table-cell>
          <table:table-cell office:value-type="string">
            <text:p>Embarke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raund, Mr. Owen Harris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A/5 21171</text:p>
          </table:table-cell>
          <table:table-cell office:value-type="float" office:value="7.25">
            <text:p>7.25</text:p>
          </table:table-cell>
          <table:table-cell/>
          <table:table-cell office:value-type="string">
            <text:p>S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umings, Mrs. John Bradley (Florence Briggs Thayer)</text:p>
          </table:table-cell>
          <table:table-cell office:value-type="string">
            <text:p>female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PC 17599</text:p>
          </table:table-cell>
          <table:table-cell office:value-type="float" office:value="71.2833">
            <text:p>71.2833</text:p>
          </table:table-cell>
          <table:table-cell table:style-name="ce1" office:value-type="string">
            <text:p>C85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eikkinen, Miss. Laina</text:p>
          </table:table-cell>
          <table:table-cell office:value-type="string">
            <text:p>fe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TON/O2. 3101282</text:p>
          </table:table-cell>
          <table:table-cell office:value-type="float" office:value="7.925">
            <text:p>7.925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utrelle, Mrs. Jacques Heath (Lily May Peel)</text:p>
          </table:table-cell>
          <table:table-cell office:value-type="string">
            <text:p>female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3803">
            <text:p>113803</text:p>
          </table:table-cell>
          <table:table-cell office:value-type="float" office:value="53.1">
            <text:p>53.1</text:p>
          </table:table-cell>
          <table:table-cell table:style-name="ce1" office:value-type="string">
            <text:p>C123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llen, Mr. William Henry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73450">
            <text:p>373450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oran, Mr. James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30877">
            <text:p>330877</text:p>
          </table:table-cell>
          <table:table-cell office:value-type="float" office:value="8.4583">
            <text:p>8.4583</text:p>
          </table:table-cell>
          <table:table-cell/>
          <table:table-cell office:value-type="string">
            <text:p>Q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cCarthy, Mr. Timothy J</text:p>
          </table:table-cell>
          <table:table-cell office:value-type="string">
            <text:p>male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17463">
            <text:p>17463</text:p>
          </table:table-cell>
          <table:table-cell office:value-type="float" office:value="51.8625">
            <text:p>51.8625</text:p>
          </table:table-cell>
          <table:table-cell table:style-name="ce1" office:value-type="string">
            <text:p>E46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alsson, Master. Gosta Leonard</text:p>
          </table:table-cell>
          <table:table-cell office:value-type="string">
            <text:p>mal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49909">
            <text:p>349909</text:p>
          </table:table-cell>
          <table:table-cell office:value-type="float" office:value="21.075">
            <text:p>21.075</text:p>
          </table:table-cell>
          <table:table-cell/>
          <table:table-cell office:value-type="string">
            <text:p>S</text:p>
          </table:table-cell>
        </table:table-row>
        <table:table-row table:style-name="ro6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Johnson, Mrs. Oscar W (Elisabeth Vilhelmina Berg)</text:p>
          </table:table-cell>
          <table:table-cell office:value-type="string">
            <text:p>female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47742">
            <text:p>347742</text:p>
          </table:table-cell>
          <table:table-cell office:value-type="float" office:value="11.1333">
            <text:p>11.1333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asser, Mrs. Nicholas (Adele Achem)</text:p>
          </table:table-cell>
          <table:table-cell office:value-type="string">
            <text:p>female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7736">
            <text:p>237736</text:p>
          </table:table-cell>
          <table:table-cell office:value-type="float" office:value="30.0708">
            <text:p>30.0708</text:p>
          </table:table-cell>
          <table:table-cell/>
          <table:table-cell office:value-type="string">
            <text:p>C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andstrom, Miss. Marguerite Rut</text:p>
          </table:table-cell>
          <table:table-cell office:value-type="string">
            <text:p>female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PP 9549</text:p>
          </table:table-cell>
          <table:table-cell office:value-type="float" office:value="16.7">
            <text:p>16.7</text:p>
          </table:table-cell>
          <table:table-cell table:style-name="ce1" office:value-type="string">
            <text:p>G6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onnell, Miss. Elizabeth</text:p>
          </table:table-cell>
          <table:table-cell office:value-type="string">
            <text:p>female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113783">
            <text:p>113783</text:p>
          </table:table-cell>
          <table:table-cell office:value-type="float" office:value="26.55">
            <text:p>26.55</text:p>
          </table:table-cell>
          <table:table-cell table:style-name="ce1" office:value-type="string">
            <text:p>C103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undercock, Mr. William Henry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A/5. 2151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ndersson, Mr. Anders Johan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47082">
            <text:p>347082</text:p>
          </table:table-cell>
          <table:table-cell office:value-type="float" office:value="31.275">
            <text:p>31.275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estrom, Miss. Hulda Amanda Adolfina</text:p>
          </table:table-cell>
          <table:table-cell office:value-type="string">
            <text:p>female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350406">
            <text:p>350406</text:p>
          </table:table-cell>
          <table:table-cell office:value-type="float" office:value="7.8542">
            <text:p>7.8542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ewlett, Mrs. (Mary D Kingcome) </text:p>
          </table:table-cell>
          <table:table-cell office:value-type="string">
            <text:p>female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248706">
            <text:p>248706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ice, Master. Eugene</text:p>
          </table:table-cell>
          <table:table-cell office:value-type="string">
            <text:p>mal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82652">
            <text:p>382652</text:p>
          </table:table-cell>
          <table:table-cell office:value-type="float" office:value="29.125">
            <text:p>29.125</text:p>
          </table:table-cell>
          <table:table-cell/>
          <table:table-cell office:value-type="string">
            <text:p>Q</text:p>
          </table:table-cell>
        </table:table-row>
        <table:table-row table:style-name="ro5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illiams, Mr. Charles Eugene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244373">
            <text:p>244373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ander Planke, Mrs. Julius (Emelia Maria Vandemoortele)</text:p>
          </table:table-cell>
          <table:table-cell office:value-type="string">
            <text:p>female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5763">
            <text:p>345763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sselmani, Mrs. Fatima</text:p>
          </table:table-cell>
          <table:table-cell office:value-type="string">
            <text:p>fe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2649">
            <text:p>2649</text:p>
          </table:table-cell>
          <table:table-cell office:value-type="float" office:value="7.225">
            <text:p>7.225</text:p>
          </table:table-cell>
          <table:table-cell/>
          <table:table-cell office:value-type="string">
            <text:p>C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Fynney, Mr. Joseph J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239865">
            <text:p>239865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eesley, Mr. Lawrence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248698">
            <text:p>248698</text:p>
          </table:table-cell>
          <table:table-cell office:value-type="float" office:value="13">
            <text:p>13</text:p>
          </table:table-cell>
          <table:table-cell table:style-name="ce1" office:value-type="string">
            <text:p>D56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cGowan, Miss. Anna "Annie"</text:p>
          </table:table-cell>
          <table:table-cell office:value-type="string">
            <text:p>female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330923">
            <text:p>330923</text:p>
          </table:table-cell>
          <table:table-cell office:value-type="float" office:value="8.0292">
            <text:p>8.0292</text:p>
          </table:table-cell>
          <table:table-cell/>
          <table:table-cell office:value-type="string">
            <text:p>Q</text:p>
          </table:table-cell>
        </table:table-row>
        <table:table-row table:style-name="ro5"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loper, Mr. William Thompson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13788">
            <text:p>113788</text:p>
          </table:table-cell>
          <table:table-cell office:value-type="float" office:value="35.5">
            <text:p>35.5</text:p>
          </table:table-cell>
          <table:table-cell table:style-name="ce1" office:value-type="string">
            <text:p>A6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alsson, Miss. Torborg Danira</text:p>
          </table:table-cell>
          <table:table-cell office:value-type="string">
            <text:p>female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49909">
            <text:p>349909</text:p>
          </table:table-cell>
          <table:table-cell office:value-type="float" office:value="21.075">
            <text:p>21.075</text:p>
          </table:table-cell>
          <table:table-cell/>
          <table:table-cell office:value-type="string">
            <text:p>S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splund, Mrs. Carl Oscar (Selma Augusta Emilia Johansson)</text:p>
          </table:table-cell>
          <table:table-cell office:value-type="string">
            <text:p>female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47077">
            <text:p>347077</text:p>
          </table:table-cell>
          <table:table-cell office:value-type="float" office:value="31.3875">
            <text:p>31.387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Emir, Mr. Farred Chehab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2631">
            <text:p>2631</text:p>
          </table:table-cell>
          <table:table-cell office:value-type="float" office:value="7.225">
            <text:p>7.225</text:p>
          </table:table-cell>
          <table:table-cell/>
          <table:table-cell office:value-type="string">
            <text:p>C</text:p>
          </table:table-cell>
        </table:table-row>
        <table:table-row table:style-name="ro5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ortune, Mr. Charles Alexander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9950">
            <text:p>19950</text:p>
          </table:table-cell>
          <table:table-cell office:value-type="float" office:value="263">
            <text:p>263</text:p>
          </table:table-cell>
          <table:table-cell table:style-name="ce1" office:value-type="string">
            <text:p>C23 C25 C27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'Dwyer, Miss. Ellen "Nellie"</text:p>
          </table:table-cell>
          <table:table-cell office:value-type="string">
            <text:p>fe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30959">
            <text:p>330959</text:p>
          </table:table-cell>
          <table:table-cell office:value-type="float" office:value="7.8792">
            <text:p>7.8792</text:p>
          </table:table-cell>
          <table:table-cell/>
          <table:table-cell office:value-type="string">
            <text:p>Q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odoroff, Mr. Lalio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49216">
            <text:p>349216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ruchurtu, Don. Manuel E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PC 17601</text:p>
          </table:table-cell>
          <table:table-cell office:value-type="float" office:value="27.7208">
            <text:p>27.7208</text:p>
          </table:table-cell>
          <table:table-cell/>
          <table:table-cell office:value-type="string">
            <text:p>C</text:p>
          </table:table-cell>
        </table:table-row>
        <table:table-row table:style-name="ro6"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pencer, Mrs. William Augustus (Marie Eugenie)</text:p>
          </table:table-cell>
          <table:table-cell office:value-type="string">
            <text:p>female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PC 17569</text:p>
          </table:table-cell>
          <table:table-cell office:value-type="float" office:value="146.5208">
            <text:p>146.5208</text:p>
          </table:table-cell>
          <table:table-cell table:style-name="ce1" office:value-type="string">
            <text:p>B78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Glynn, Miss. Mary Agatha</text:p>
          </table:table-cell>
          <table:table-cell office:value-type="string">
            <text:p>fe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35677">
            <text:p>335677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Wheadon, Mr. Edward H</text:p>
          </table:table-cell>
          <table:table-cell office:value-type="string">
            <text:p>male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C.A. 24579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eyer, Mr. Edgar Joseph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PC 17604</text:p>
          </table:table-cell>
          <table:table-cell office:value-type="float" office:value="82.1708">
            <text:p>82.1708</text:p>
          </table:table-cell>
          <table:table-cell/>
          <table:table-cell office:value-type="string">
            <text:p>C</text:p>
          </table:table-cell>
        </table:table-row>
        <table:table-row table:style-name="ro5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olverson, Mr. Alexander Oskar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3789">
            <text:p>113789</text:p>
          </table:table-cell>
          <table:table-cell office:value-type="float" office:value="52">
            <text:p>52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mee, Mr. Hanna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2677">
            <text:p>2677</text:p>
          </table:table-cell>
          <table:table-cell office:value-type="float" office:value="7.2292">
            <text:p>7.2292</text:p>
          </table:table-cell>
          <table:table-cell/>
          <table:table-cell office:value-type="string">
            <text:p>C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ann, Mr. Ernest Charles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A./5. 2152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ander Planke, Miss. Augusta Maria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5764">
            <text:p>345764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icola-Yarred, Miss. Jamila</text:p>
          </table:table-cell>
          <table:table-cell office:value-type="string">
            <text:p>female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51">
            <text:p>2651</text:p>
          </table:table-cell>
          <table:table-cell office:value-type="float" office:value="11.2417">
            <text:p>11.2417</text:p>
          </table:table-cell>
          <table:table-cell/>
          <table:table-cell office:value-type="string">
            <text:p>C</text:p>
          </table:table-cell>
        </table:table-row>
        <table:table-row table:style-name="ro6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hlin, Mrs. Johan (Johanna Persdotter Larsson)</text:p>
          </table:table-cell>
          <table:table-cell office:value-type="string">
            <text:p>female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46">
            <text:p>7546</text:p>
          </table:table-cell>
          <table:table-cell office:value-type="float" office:value="9.475">
            <text:p>9.475</text:p>
          </table:table-cell>
          <table:table-cell/>
          <table:table-cell office:value-type="string">
            <text:p>S</text:p>
          </table:table-cell>
        </table:table-row>
        <table:table-row table:style-name="ro6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urpin, Mrs. William John Robert (Dorothy Ann Wonnacott)</text:p>
          </table:table-cell>
          <table:table-cell office:value-type="string">
            <text:p>female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668">
            <text:p>11668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raeff, Mr. Theodor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49253">
            <text:p>349253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C</text:p>
          </table:table-cell>
        </table:table-row>
        <table:table-row table:style-name="ro6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Laroche, Miss. Simonne Marie Anne Andree</text:p>
          </table:table-cell>
          <table:table-cell office:value-type="string">
            <text:p>femal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" office:value-type="string">
            <text:p>SC/Paris 2123</text:p>
          </table:table-cell>
          <table:table-cell office:value-type="float" office:value="41.5792">
            <text:p>41.5792</text:p>
          </table:table-cell>
          <table:table-cell/>
          <table:table-cell office:value-type="string">
            <text:p>C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evaney, Miss. Margaret Delia</text:p>
          </table:table-cell>
          <table:table-cell office:value-type="string">
            <text:p>fe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330958">
            <text:p>330958</text:p>
          </table:table-cell>
          <table:table-cell office:value-type="float" office:value="7.8792">
            <text:p>7.8792</text:p>
          </table:table-cell>
          <table:table-cell/>
          <table:table-cell office:value-type="string">
            <text:p>Q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ogers, Mr. William John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table:style-name="ce1" office:value-type="string">
            <text:p>S.C./A.4. 23567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ennon, Mr. Denis</text:p>
          </table:table-cell>
          <table:table-cell office:value-type="string">
            <text:p>male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0371">
            <text:p>370371</text:p>
          </table:table-cell>
          <table:table-cell office:value-type="float" office:value="15.5">
            <text:p>15.5</text:p>
          </table:table-cell>
          <table:table-cell/>
          <table:table-cell office:value-type="string">
            <text:p>Q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'Driscoll, Miss. Bridget</text:p>
          </table:table-cell>
          <table:table-cell office:value-type="string">
            <text:p>fe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14311">
            <text:p>14311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maan, Mr. Youssef</text:p>
          </table:table-cell>
          <table:table-cell office:value-type="string">
            <text:p>male</text:p>
          </table:table-cell>
          <table:table-cell table:style-name="ce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662">
            <text:p>2662</text:p>
          </table:table-cell>
          <table:table-cell office:value-type="float" office:value="21.6792">
            <text:p>21.6792</text:p>
          </table:table-cell>
          <table:table-cell/>
          <table:table-cell office:value-type="string">
            <text:p>C</text:p>
          </table:table-cell>
        </table:table-row>
        <table:table-row table:style-name="ro6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rnold-Franchi, Mrs. Josef (Josefine Franchi)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9237">
            <text:p>349237</text:p>
          </table:table-cell>
          <table:table-cell office:value-type="float" office:value="17.8">
            <text:p>17.8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anula, Master. Juha Niilo</text:p>
          </table:table-cell>
          <table:table-cell office:value-type="string">
            <text:p>male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01295">
            <text:p>3101295</text:p>
          </table:table-cell>
          <table:table-cell office:value-type="float" office:value="39.6875">
            <text:p>39.687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osworthy, Mr. Richard Cater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A/4. 39886</text:p>
          </table:table-cell>
          <table:table-cell office:value-type="float" office:value="7.8">
            <text:p>7.8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53">
            <text:p>5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arper, Mrs. Henry Sleeper (Myna Haxtun)</text:p>
          </table:table-cell>
          <table:table-cell office:value-type="string">
            <text:p>female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PC 17572</text:p>
          </table:table-cell>
          <table:table-cell office:value-type="float" office:value="76.7292">
            <text:p>76.7292</text:p>
          </table:table-cell>
          <table:table-cell table:style-name="ce1" office:value-type="string">
            <text:p>D33</text:p>
          </table:table-cell>
          <table:table-cell office:value-type="string">
            <text:p>C</text:p>
          </table:table-cell>
        </table:table-row>
        <table:table-row table:style-name="ro6"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aunthorpe, Mrs. Lizzie (Elizabeth Anne Wilkinson)</text:p>
          </table:table-cell>
          <table:table-cell office:value-type="string">
            <text:p>female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26">
            <text:p>2926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Ostby, Mr. Engelhart Cornelius</text:p>
          </table:table-cell>
          <table:table-cell office:value-type="string">
            <text:p>male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3509">
            <text:p>113509</text:p>
          </table:table-cell>
          <table:table-cell office:value-type="float" office:value="61.9792">
            <text:p>61.9792</text:p>
          </table:table-cell>
          <table:table-cell table:style-name="ce1" office:value-type="string">
            <text:p>B30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oolner, Mr. Hugh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19947">
            <text:p>19947</text:p>
          </table:table-cell>
          <table:table-cell office:value-type="float" office:value="35.5">
            <text:p>35.5</text:p>
          </table:table-cell>
          <table:table-cell table:style-name="ce1" office:value-type="string">
            <text:p>C52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ugg, Miss. Emily</text:p>
          </table:table-cell>
          <table:table-cell office:value-type="string">
            <text:p>fe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C.A. 31026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ovel, Mr. Mansouer</text:p>
          </table:table-cell>
          <table:table-cell office:value-type="string">
            <text:p>male</text:p>
          </table:table-cell>
          <table:table-cell office:value-type="float" office:value="28.5">
            <text:p>28.5</text:p>
          </table:table-cell>
          <table:table-cell table:number-columns-repeated="2" office:value-type="float" office:value="0">
            <text:p>0</text:p>
          </table:table-cell>
          <table:table-cell office:value-type="float" office:value="2697">
            <text:p>2697</text:p>
          </table:table-cell>
          <table:table-cell office:value-type="float" office:value="7.2292">
            <text:p>7.2292</text:p>
          </table:table-cell>
          <table:table-cell/>
          <table:table-cell office:value-type="string">
            <text:p>C</text:p>
          </table:table-cell>
        </table:table-row>
        <table:table-row table:style-name="ro5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est, Miss. Constance Mirium</text:p>
          </table:table-cell>
          <table:table-cell office:value-type="string">
            <text:p>femal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" office:value-type="string">
            <text:p>C.A. 34651</text:p>
          </table:table-cell>
          <table:table-cell office:value-type="float" office:value="27.75">
            <text:p>27.75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oodwin, Master. William Frederick</text:p>
          </table:table-cell>
          <table:table-cell office:value-type="string">
            <text:p>male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1" office:value-type="string">
            <text:p>CA 2144</text:p>
          </table:table-cell>
          <table:table-cell office:value-type="float" office:value="46.9">
            <text:p>46.9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irayanian, Mr. Orsen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669">
            <text:p>2669</text:p>
          </table:table-cell>
          <table:table-cell office:value-type="float" office:value="7.2292">
            <text:p>7.2292</text:p>
          </table:table-cell>
          <table:table-cell/>
          <table:table-cell office:value-type="string">
            <text:p>C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card, Miss. Amelie</text:p>
          </table:table-cell>
          <table:table-cell office:value-type="string">
            <text:p>female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113572">
            <text:p>113572</text:p>
          </table:table-cell>
          <table:table-cell office:value-type="float" office:value="80">
            <text:p>80</text:p>
          </table:table-cell>
          <table:table-cell table:style-name="ce1" office:value-type="string">
            <text:p>B28</text:p>
          </table:table-cell>
          <table:table-cell table:style-name="ce3"/>
        </table:table-row>
        <table:table-row table:style-name="ro5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arris, Mr. Henry Birkhardt</text:p>
          </table:table-cell>
          <table:table-cell office:value-type="string">
            <text:p>male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973">
            <text:p>36973</text:p>
          </table:table-cell>
          <table:table-cell office:value-type="float" office:value="83.475">
            <text:p>83.475</text:p>
          </table:table-cell>
          <table:table-cell table:style-name="ce1" office:value-type="string">
            <text:p>C83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koog, Master. Harald</text:p>
          </table:table-cell>
          <table:table-cell office:value-type="string">
            <text:p>mal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47088">
            <text:p>347088</text:p>
          </table:table-cell>
          <table:table-cell office:value-type="float" office:value="27.9">
            <text:p>27.9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tewart, Mr. Albert A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table:style-name="ce1" office:value-type="string">
            <text:p>PC 17605</text:p>
          </table:table-cell>
          <table:table-cell office:value-type="float" office:value="27.7208">
            <text:p>27.7208</text:p>
          </table:table-cell>
          <table:table-cell/>
          <table:table-cell office:value-type="string">
            <text:p>C</text:p>
          </table:table-cell>
        </table:table-row>
        <table:table-row table:style-name="ro5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oubarek, Master. Gerios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1">
            <text:p>1</text:p>
          </table:table-cell>
          <table:table-cell office:value-type="float" office:value="2661">
            <text:p>2661</text:p>
          </table:table-cell>
          <table:table-cell office:value-type="float" office:value="15.2458">
            <text:p>15.2458</text:p>
          </table:table-cell>
          <table:table-cell/>
          <table:table-cell office:value-type="string">
            <text:p>C</text:p>
          </table:table-cell>
        </table:table-row>
        <table:table-row table:style-name="ro5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ye, Mrs. (Elizabeth Ramell)</text:p>
          </table:table-cell>
          <table:table-cell office:value-type="string">
            <text:p>fe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C.A. 29395</text:p>
          </table:table-cell>
          <table:table-cell office:value-type="float" office:value="10.5">
            <text:p>10.5</text:p>
          </table:table-cell>
          <table:table-cell table:style-name="ce1" office:value-type="string">
            <text:p>F33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rease, Mr. Ernest James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.P. 3464</text:p>
          </table:table-cell>
          <table:table-cell office:value-type="float" office:value="8.1583">
            <text:p>8.1583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ndersson, Miss. Erna Alexandra</text:p>
          </table:table-cell>
          <table:table-cell office:value-type="string">
            <text:p>female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101281">
            <text:p>3101281</text:p>
          </table:table-cell>
          <table:table-cell office:value-type="float" office:value="7.925">
            <text:p>7.92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ink, Mr. Vincenz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15151">
            <text:p>315151</text:p>
          </table:table-cell>
          <table:table-cell office:value-type="float" office:value="8.6625">
            <text:p>8.662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Jenkin, Mr. Stephen Curnow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C.A. 33111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oodwin, Miss. Lillian Amy</text:p>
          </table:table-cell>
          <table:table-cell office:value-type="string">
            <text:p>female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1" office:value-type="string">
            <text:p>CA 2144</text:p>
          </table:table-cell>
          <table:table-cell office:value-type="float" office:value="46.9">
            <text:p>46.9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ood, Mr. Ambrose Jr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.O.C. 14879</text:p>
          </table:table-cell>
          <table:table-cell office:value-type="float" office:value="73.5">
            <text:p>73.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hronopoulos, Mr. Apostolos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80">
            <text:p>2680</text:p>
          </table:table-cell>
          <table:table-cell office:value-type="float" office:value="14.4542">
            <text:p>14.454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ing, Mr. Lee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601">
            <text:p>1601</text:p>
          </table:table-cell>
          <table:table-cell office:value-type="float" office:value="56.4958">
            <text:p>56.4958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oen, Mr. Sigurd Hansen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348123">
            <text:p>348123</text:p>
          </table:table-cell>
          <table:table-cell office:value-type="float" office:value="7.65">
            <text:p>7.65</text:p>
          </table:table-cell>
          <table:table-cell table:style-name="ce1" office:value-type="string">
            <text:p>F G73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aneff, Mr. Ivan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49208">
            <text:p>349208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outal, Mr. Rahamin Haim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74746">
            <text:p>374746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ldwell, Master. Alden Gates</text:p>
          </table:table-cell>
          <table:table-cell office:value-type="string">
            <text:p>male</text:p>
          </table:table-cell>
          <table:table-cell office:value-type="float" office:value="0.83">
            <text:p>0.8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48738">
            <text:p>248738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owdell, Miss. Elizabeth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64516">
            <text:p>364516</text:p>
          </table:table-cell>
          <table:table-cell office:value-type="float" office:value="12.475">
            <text:p>12.47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Waelens, Mr. Achille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45767">
            <text:p>345767</text:p>
          </table:table-cell>
          <table:table-cell office:value-type="float" office:value="9">
            <text:p>9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heerlinck, Mr. Jan Baptist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345779">
            <text:p>345779</text:p>
          </table:table-cell>
          <table:table-cell office:value-type="float" office:value="9.5">
            <text:p>9.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cDermott, Miss. Brigdet Delia</text:p>
          </table:table-cell>
          <table:table-cell office:value-type="string">
            <text:p>fe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30932">
            <text:p>330932</text:p>
          </table:table-cell>
          <table:table-cell office:value-type="float" office:value="7.7875">
            <text:p>7.7875</text:p>
          </table:table-cell>
          <table:table-cell/>
          <table:table-cell office:value-type="string">
            <text:p>Q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arrau, Mr. Francisco M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13059">
            <text:p>113059</text:p>
          </table:table-cell>
          <table:table-cell office:value-type="float" office:value="47.1">
            <text:p>47.1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Ilett, Miss. Bertha</text:p>
          </table:table-cell>
          <table:table-cell office:value-type="string">
            <text:p>female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O/C 14885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6"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ackstrom, Mrs. Karl Alfred (Maria Mathilda Gustafsson)</text:p>
          </table:table-cell>
          <table:table-cell office:value-type="string">
            <text:p>female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101278">
            <text:p>3101278</text:p>
          </table:table-cell>
          <table:table-cell office:value-type="float" office:value="15.85">
            <text:p>15.8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Ford, Mr. William Neal</text:p>
          </table:table-cell>
          <table:table-cell office:value-type="string">
            <text:p>male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" office:value-type="string">
            <text:p>W./C. 6608</text:p>
          </table:table-cell>
          <table:table-cell office:value-type="float" office:value="34.375">
            <text:p>34.37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locovski, Mr. Selman Francis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table:style-name="ce1" office:value-type="string">
            <text:p>SOTON/OQ 392086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ortune, Miss. Mabel Helen</text:p>
          </table:table-cell>
          <table:table-cell office:value-type="string">
            <text:p>female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9950">
            <text:p>19950</text:p>
          </table:table-cell>
          <table:table-cell office:value-type="float" office:value="263">
            <text:p>263</text:p>
          </table:table-cell>
          <table:table-cell table:style-name="ce1" office:value-type="string">
            <text:p>C23 C25 C27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elotti, Mr. Francesco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43275">
            <text:p>343275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hristmann, Mr. Emil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343276">
            <text:p>343276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ndreasson, Mr. Paul Edvin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347466">
            <text:p>347466</text:p>
          </table:table-cell>
          <table:table-cell office:value-type="float" office:value="7.8542">
            <text:p>7.8542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haffee, Mr. Herbert Fuller</text:p>
          </table:table-cell>
          <table:table-cell office:value-type="string">
            <text:p>male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W.E.P. 5734</text:p>
          </table:table-cell>
          <table:table-cell office:value-type="float" office:value="61.175">
            <text:p>61.175</text:p>
          </table:table-cell>
          <table:table-cell table:style-name="ce1" office:value-type="string">
            <text:p>E31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ean, Mr. Bertram Frank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" office:value-type="string">
            <text:p>C.A. 2315</text:p>
          </table:table-cell>
          <table:table-cell office:value-type="float" office:value="20.575">
            <text:p>20.57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oxon, Mr. Daniel</text:p>
          </table:table-cell>
          <table:table-cell office:value-type="string">
            <text:p>male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364500">
            <text:p>364500</text:p>
          </table:table-cell>
          <table:table-cell office:value-type="float" office:value="7.25">
            <text:p>7.2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horney, Mr. Charles Joseph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74910">
            <text:p>374910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oldschmidt, Mr. George B</text:p>
          </table:table-cell>
          <table:table-cell office:value-type="string">
            <text:p>male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PC 17754</text:p>
          </table:table-cell>
          <table:table-cell office:value-type="float" office:value="34.6542">
            <text:p>34.6542</text:p>
          </table:table-cell>
          <table:table-cell table:style-name="ce1" office:value-type="string">
            <text:p>A5</text:p>
          </table:table-cell>
          <table:table-cell office:value-type="string">
            <text:p>C</text:p>
          </table:table-cell>
        </table:table-row>
        <table:table-row table:style-name="ro5">
          <table:table-cell office:value-type="float" office:value="98">
            <text:p>9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reenfield, Mr. William Bertram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office:value-type="string">
            <text:p>PC 17759</text:p>
          </table:table-cell>
          <table:table-cell office:value-type="float" office:value="63.3583">
            <text:p>63.3583</text:p>
          </table:table-cell>
          <table:table-cell table:style-name="ce1" office:value-type="string">
            <text:p>D10 D12</text:p>
          </table:table-cell>
          <table:table-cell office:value-type="string">
            <text:p>C</text:p>
          </table:table-cell>
        </table:table-row>
        <table:table-row table:style-name="ro5"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oling, Mrs. John T (Ada Julia Bone)</text:p>
          </table:table-cell>
          <table:table-cell office:value-type="string">
            <text:p>female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1919">
            <text:p>231919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Kantor, Mr. Sinai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4367">
            <text:p>244367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etranec, Miss. Matilda</text:p>
          </table:table-cell>
          <table:table-cell office:value-type="string">
            <text:p>fe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49245">
            <text:p>349245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etroff, Mr. Pastcho ("Pentcho")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49215">
            <text:p>349215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hite, Mr. Richard Frasar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281">
            <text:p>35281</text:p>
          </table:table-cell>
          <table:table-cell office:value-type="float" office:value="77.2875">
            <text:p>77.2875</text:p>
          </table:table-cell>
          <table:table-cell table:style-name="ce1" office:value-type="string">
            <text:p>D26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ohansson, Mr. Gustaf Joel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7540">
            <text:p>7540</text:p>
          </table:table-cell>
          <table:table-cell office:value-type="float" office:value="8.6542">
            <text:p>8.6542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ustafsson, Mr. Anders Vilhelm</text:p>
          </table:table-cell>
          <table:table-cell office:value-type="string">
            <text:p>male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101276">
            <text:p>3101276</text:p>
          </table:table-cell>
          <table:table-cell office:value-type="float" office:value="7.925">
            <text:p>7.92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ionoff, Mr. Stoytcho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49207">
            <text:p>349207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alkjelsvik, Miss. Anna Kristine</text:p>
          </table:table-cell>
          <table:table-cell office:value-type="string">
            <text:p>fe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43120">
            <text:p>343120</text:p>
          </table:table-cell>
          <table:table-cell office:value-type="float" office:value="7.65">
            <text:p>7.6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oss, Mr. Albert Johan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12991">
            <text:p>312991</text:p>
          </table:table-cell>
          <table:table-cell office:value-type="float" office:value="7.775">
            <text:p>7.77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ekic, Mr. Tido</text:p>
          </table:table-cell>
          <table:table-cell office:value-type="string">
            <text:p>male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49249">
            <text:p>349249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oran, Miss. Bertha</text:p>
          </table:table-cell>
          <table:table-cell office:value-type="string">
            <text:p>female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1110">
            <text:p>371110</text:p>
          </table:table-cell>
          <table:table-cell office:value-type="float" office:value="24.15">
            <text:p>24.15</text:p>
          </table:table-cell>
          <table:table-cell/>
          <table:table-cell office:value-type="string">
            <text:p>Q</text:p>
          </table:table-cell>
        </table:table-row>
        <table:table-row table:style-name="ro5"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orter, Mr. Walter Chamberlain</text:p>
          </table:table-cell>
          <table:table-cell office:value-type="string">
            <text:p>male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110465">
            <text:p>110465</text:p>
          </table:table-cell>
          <table:table-cell office:value-type="float" office:value="52">
            <text:p>52</text:p>
          </table:table-cell>
          <table:table-cell table:style-name="ce1" office:value-type="string">
            <text:p>C110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Zabour, Miss. Hileni</text:p>
          </table:table-cell>
          <table:table-cell office:value-type="string">
            <text:p>female</text:p>
          </table:table-cell>
          <table:table-cell office:value-type="float" office:value="14.5">
            <text:p>14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65">
            <text:p>2665</text:p>
          </table:table-cell>
          <table:table-cell office:value-type="float" office:value="14.4542">
            <text:p>14.4542</text:p>
          </table:table-cell>
          <table:table-cell/>
          <table:table-cell office:value-type="string">
            <text:p>C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arton, Mr. David John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24669">
            <text:p>324669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ussila, Miss. Katriina</text:p>
          </table:table-cell>
          <table:table-cell office:value-type="string">
            <text:p>femal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36">
            <text:p>4136</text:p>
          </table:table-cell>
          <table:table-cell office:value-type="float" office:value="9.825">
            <text:p>9.82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ttalah, Miss. Malake</text:p>
          </table:table-cell>
          <table:table-cell office:value-type="string">
            <text:p>female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2627">
            <text:p>2627</text:p>
          </table:table-cell>
          <table:table-cell office:value-type="float" office:value="14.4583">
            <text:p>14.4583</text:p>
          </table:table-cell>
          <table:table-cell/>
          <table:table-cell office:value-type="string">
            <text:p>C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ekoniemi, Mr. Edvard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TON/O 2. 3101294</text:p>
          </table:table-cell>
          <table:table-cell office:value-type="float" office:value="7.925">
            <text:p>7.92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onnors, Mr. Patrick</text:p>
          </table:table-cell>
          <table:table-cell office:value-type="string">
            <text:p>male</text:p>
          </table:table-cell>
          <table:table-cell office:value-type="float" office:value="70.5">
            <text:p>70.5</text:p>
          </table:table-cell>
          <table:table-cell table:number-columns-repeated="2" office:value-type="float" office:value="0">
            <text:p>0</text:p>
          </table:table-cell>
          <table:table-cell office:value-type="float" office:value="370369">
            <text:p>370369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5"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urpin, Mr. William John Robert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668">
            <text:p>11668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axter, Mr. Quigg Edmond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office:value-type="string">
            <text:p>PC 17558</text:p>
          </table:table-cell>
          <table:table-cell office:value-type="float" office:value="247.5208">
            <text:p>247.5208</text:p>
          </table:table-cell>
          <table:table-cell table:style-name="ce1" office:value-type="string">
            <text:p>B58 B60</text:p>
          </table:table-cell>
          <table:table-cell office:value-type="string">
            <text:p>C</text:p>
          </table:table-cell>
        </table:table-row>
        <table:table-row table:style-name="ro5"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ndersson, Miss. Ellis Anna Maria</text:p>
          </table:table-cell>
          <table:table-cell office:value-type="string">
            <text:p>femal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47082">
            <text:p>347082</text:p>
          </table:table-cell>
          <table:table-cell office:value-type="float" office:value="31.275">
            <text:p>31.27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ickman, Mr. Stanley George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string">
            <text:p>S.O.C. 14879</text:p>
          </table:table-cell>
          <table:table-cell office:value-type="float" office:value="73.5">
            <text:p>73.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oore, Mr. Leonard Charles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table:style-name="ce1" office:value-type="string">
            <text:p>A4. 54510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Nasser, Mr. Nicholas</text:p>
          </table:table-cell>
          <table:table-cell office:value-type="string">
            <text:p>male</text:p>
          </table:table-cell>
          <table:table-cell office:value-type="float" office:value="32.5">
            <text:p>32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7736">
            <text:p>237736</text:p>
          </table:table-cell>
          <table:table-cell office:value-type="float" office:value="30.0708">
            <text:p>30.0708</text:p>
          </table:table-cell>
          <table:table-cell/>
          <table:table-cell office:value-type="string">
            <text:p>C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ebber, Miss. Susan</text:p>
          </table:table-cell>
          <table:table-cell office:value-type="string">
            <text:p>female</text:p>
          </table:table-cell>
          <table:table-cell office:value-type="float" office:value="32.5">
            <text:p>32.5</text:p>
          </table:table-cell>
          <table:table-cell table:number-columns-repeated="2" office:value-type="float" office:value="0">
            <text:p>0</text:p>
          </table:table-cell>
          <table:table-cell office:value-type="float" office:value="27267">
            <text:p>27267</text:p>
          </table:table-cell>
          <table:table-cell office:value-type="float" office:value="13">
            <text:p>13</text:p>
          </table:table-cell>
          <table:table-cell table:style-name="ce1" office:value-type="string">
            <text:p>E101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hite, Mr. Percival Wayland</text:p>
          </table:table-cell>
          <table:table-cell office:value-type="string">
            <text:p>male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281">
            <text:p>35281</text:p>
          </table:table-cell>
          <table:table-cell office:value-type="float" office:value="77.2875">
            <text:p>77.2875</text:p>
          </table:table-cell>
          <table:table-cell table:style-name="ce1" office:value-type="string">
            <text:p>D26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icola-Yarred, Master. Elias</text:p>
          </table:table-cell>
          <table:table-cell office:value-type="string">
            <text:p>male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51">
            <text:p>2651</text:p>
          </table:table-cell>
          <table:table-cell office:value-type="float" office:value="11.2417">
            <text:p>11.2417</text:p>
          </table:table-cell>
          <table:table-cell/>
          <table:table-cell office:value-type="string">
            <text:p>C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cMahon, Mr. Martin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70372">
            <text:p>370372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dsen, Mr. Fridtjof Arne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C 17369</text:p>
          </table:table-cell>
          <table:table-cell office:value-type="float" office:value="7.1417">
            <text:p>7.1417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eter, Miss. Anna</text:p>
          </table:table-cell>
          <table:table-cell office:value-type="string">
            <text:p>female</text:p>
          </table:table-cell>
          <table:table-cell table:style-name="ce3"/>
          <table:table-cell table:number-columns-repeated="2" office:value-type="float" office:value="1">
            <text:p>1</text:p>
          </table:table-cell>
          <table:table-cell office:value-type="float" office:value="2668">
            <text:p>2668</text:p>
          </table:table-cell>
          <table:table-cell office:value-type="float" office:value="22.3583">
            <text:p>22.3583</text:p>
          </table:table-cell>
          <table:table-cell table:style-name="ce1" office:value-type="string">
            <text:p>F E69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Ekstrom, Mr. Johan</text:p>
          </table:table-cell>
          <table:table-cell office:value-type="string">
            <text:p>male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347061">
            <text:p>347061</text:p>
          </table:table-cell>
          <table:table-cell office:value-type="float" office:value="6.975">
            <text:p>6.97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razenoic, Mr. Jozef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49241">
            <text:p>349241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C</text:p>
          </table:table-cell>
        </table:table-row>
        <table:table-row table:style-name="ro5"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oelho, Mr. Domingos Fernandeo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OTON/O.Q. 3101307</text:p>
          </table:table-cell>
          <table:table-cell office:value-type="float" office:value="7.05">
            <text:p>7.05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obins, Mrs. Alexander A (Grace Charity Laury)</text:p>
          </table:table-cell>
          <table:table-cell office:value-type="string">
            <text:p>female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A/5. 3337</text:p>
          </table:table-cell>
          <table:table-cell office:value-type="float" office:value="14.5">
            <text:p>14.5</text:p>
          </table:table-cell>
          <table:table-cell/>
          <table:table-cell office:value-type="string">
            <text:p>S</text:p>
          </table:table-cell>
        </table:table-row>
        <table:table-row table:style-name="ro6"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eisz, Mrs. Leopold (Mathilde Francoise Pede)</text:p>
          </table:table-cell>
          <table:table-cell office:value-type="string">
            <text:p>female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8414">
            <text:p>228414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obey, Mr. Samuel James Hayden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C.A. 29178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Richard, Mr. Emile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C/PARIS 2133</text:p>
          </table:table-cell>
          <table:table-cell office:value-type="float" office:value="15.0458">
            <text:p>15.0458</text:p>
          </table:table-cell>
          <table:table-cell/>
          <table:table-cell office:value-type="string">
            <text:p>C</text:p>
          </table:table-cell>
        </table:table-row>
        <table:table-row table:style-name="ro5">
          <table:table-cell office:value-type="float" office:value="137">
            <text:p>13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ewsom, Miss. Helen Monypeny</text:p>
          </table:table-cell>
          <table:table-cell office:value-type="string">
            <text:p>female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752">
            <text:p>11752</text:p>
          </table:table-cell>
          <table:table-cell office:value-type="float" office:value="26.2833">
            <text:p>26.2833</text:p>
          </table:table-cell>
          <table:table-cell table:style-name="ce1" office:value-type="string">
            <text:p>D47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utrelle, Mr. Jacques Heath</text:p>
          </table:table-cell>
          <table:table-cell office:value-type="string">
            <text:p>male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3803">
            <text:p>113803</text:p>
          </table:table-cell>
          <table:table-cell office:value-type="float" office:value="53.1">
            <text:p>53.1</text:p>
          </table:table-cell>
          <table:table-cell table:style-name="ce1" office:value-type="string">
            <text:p>C123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sen, Mr. Olaf Elon</text:p>
          </table:table-cell>
          <table:table-cell office:value-type="string">
            <text:p>male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7534">
            <text:p>7534</text:p>
          </table:table-cell>
          <table:table-cell office:value-type="float" office:value="9.2167">
            <text:p>9.2167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glio, Mr. Victor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PC 17593</text:p>
          </table:table-cell>
          <table:table-cell office:value-type="float" office:value="79.2">
            <text:p>79.2</text:p>
          </table:table-cell>
          <table:table-cell table:style-name="ce1" office:value-type="string">
            <text:p>B86</text:p>
          </table:table-cell>
          <table:table-cell office:value-type="string">
            <text:p>C</text:p>
          </table:table-cell>
        </table:table-row>
        <table:table-row table:style-name="ro5"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oulos, Mrs. Joseph (Sultana)</text:p>
          </table:table-cell>
          <table:table-cell office:value-type="string">
            <text:p>female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78">
            <text:p>2678</text:p>
          </table:table-cell>
          <table:table-cell office:value-type="float" office:value="15.2458">
            <text:p>15.2458</text:p>
          </table:table-cell>
          <table:table-cell/>
          <table:table-cell office:value-type="string">
            <text:p>C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ysten, Miss. Anna Sofia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47081">
            <text:p>347081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S</text:p>
          </table:table-cell>
        </table:table-row>
        <table:table-row table:style-name="ro6"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akkarainen, Mrs. Pekka Pietari (Elin Matilda Dolck)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STON/O2. 3101279</text:p>
          </table:table-cell>
          <table:table-cell office:value-type="float" office:value="15.85">
            <text:p>15.8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urke, Mr. Jeremiah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365222">
            <text:p>365222</text:p>
          </table:table-cell>
          <table:table-cell office:value-type="float" office:value="6.75">
            <text:p>6.75</text:p>
          </table:table-cell>
          <table:table-cell/>
          <table:table-cell office:value-type="string">
            <text:p>Q</text:p>
          </table:table-cell>
        </table:table-row>
        <table:table-row table:style-name="ro5"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ndrew, Mr. Edgardo Samuel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31945">
            <text:p>231945</text:p>
          </table:table-cell>
          <table:table-cell office:value-type="float" office:value="11.5">
            <text:p>11.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Nicholls, Mr. Joseph Charles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C.A. 33112</text:p>
          </table:table-cell>
          <table:table-cell office:value-type="float" office:value="36.75">
            <text:p>36.75</text:p>
          </table:table-cell>
          <table:table-cell/>
          <table:table-cell office:value-type="string">
            <text:p>S</text:p>
          </table:table-cell>
        </table:table-row>
        <table:table-row table:style-name="ro6"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ndersson, Mr. August Edvard ("Wennerstrom")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50043">
            <text:p>350043</text:p>
          </table:table-cell>
          <table:table-cell office:value-type="float" office:value="7.7958">
            <text:p>7.7958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Ford, Miss. Robina Maggie "Ruby"</text:p>
          </table:table-cell>
          <table:table-cell office:value-type="string">
            <text:p>female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table:style-name="ce1" office:value-type="string">
            <text:p>W./C. 6608</text:p>
          </table:table-cell>
          <table:table-cell office:value-type="float" office:value="34.375">
            <text:p>34.375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Navratil, Mr. Michel ("Louis M Hoffman")</text:p>
          </table:table-cell>
          <table:table-cell office:value-type="string">
            <text:p>male</text:p>
          </table:table-cell>
          <table:table-cell office:value-type="float" office:value="36.5">
            <text:p>36.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0080">
            <text:p>230080</text:p>
          </table:table-cell>
          <table:table-cell office:value-type="float" office:value="26">
            <text:p>26</text:p>
          </table:table-cell>
          <table:table-cell table:style-name="ce1" office:value-type="string">
            <text:p>F2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yles, Rev. Thomas Roussel Davids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244310">
            <text:p>24431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ateman, Rev. Robert James</text:p>
          </table:table-cell>
          <table:table-cell office:value-type="string">
            <text:p>male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.O.P. 1166</text:p>
          </table:table-cell>
          <table:table-cell office:value-type="float" office:value="12.525">
            <text:p>12.525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152">
            <text:p>15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ears, Mrs. Thomas (Edith Wearne)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3776">
            <text:p>113776</text:p>
          </table:table-cell>
          <table:table-cell office:value-type="float" office:value="66.6">
            <text:p>66.6</text:p>
          </table:table-cell>
          <table:table-cell table:style-name="ce1" office:value-type="string">
            <text:p>C2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eo, Mr. Alfonzo</text:p>
          </table:table-cell>
          <table:table-cell office:value-type="string">
            <text:p>male</text:p>
          </table:table-cell>
          <table:table-cell office:value-type="float" office:value="55.5">
            <text:p>55.5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A.5. 11206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an Billiard, Mr. Austin Blyler</text:p>
          </table:table-cell>
          <table:table-cell office:value-type="string">
            <text:p>male</text:p>
          </table:table-cell>
          <table:table-cell office:value-type="float" office:value="40.5">
            <text:p>40.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" office:value-type="string">
            <text:p>A/5. 851</text:p>
          </table:table-cell>
          <table:table-cell office:value-type="float" office:value="14.5">
            <text:p>14.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lsen, Mr. Ole Martin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table:style-name="ce1" office:value-type="string">
            <text:p>Fa 265302</text:p>
          </table:table-cell>
          <table:table-cell office:value-type="float" office:value="7.3125">
            <text:p>7.312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illiams, Mr. Charles Duane</text:p>
          </table:table-cell>
          <table:table-cell office:value-type="string">
            <text:p>male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office:value-type="string">
            <text:p>PC 17597</text:p>
          </table:table-cell>
          <table:table-cell office:value-type="float" office:value="61.3792">
            <text:p>61.3792</text:p>
          </table:table-cell>
          <table:table-cell/>
          <table:table-cell office:value-type="string">
            <text:p>C</text:p>
          </table:table-cell>
        </table:table-row>
        <table:table-row table:style-name="ro5"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Gilnagh, Miss. Katherine "Katie"</text:p>
          </table:table-cell>
          <table:table-cell office:value-type="string">
            <text:p>female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35851">
            <text:p>35851</text:p>
          </table:table-cell>
          <table:table-cell office:value-type="float" office:value="7.7333">
            <text:p>7.7333</text:p>
          </table:table-cell>
          <table:table-cell/>
          <table:table-cell office:value-type="string">
            <text:p>Q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orn, Mr. Harry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OTON/OQ 392090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miljanic, Mr. Mile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15037">
            <text:p>315037</text:p>
          </table:table-cell>
          <table:table-cell office:value-type="float" office:value="8.6625">
            <text:p>8.662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ge, Master. Thomas Henry</text:p>
          </table:table-cell>
          <table:table-cell office:value-type="string">
            <text:p>male</text:p>
          </table:table-cell>
          <table:table-cell table:style-name="ce3"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" office:value-type="string">
            <text:p>CA. 2343</text:p>
          </table:table-cell>
          <table:table-cell office:value-type="float" office:value="69.55">
            <text:p>69.5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ribb, Mr. John Hatfield</text:p>
          </table:table-cell>
          <table:table-cell office:value-type="string">
            <text:p>male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1362">
            <text:p>371362</text:p>
          </table:table-cell>
          <table:table-cell office:value-type="float" office:value="16.1">
            <text:p>16.1</text:p>
          </table:table-cell>
          <table:table-cell/>
          <table:table-cell office:value-type="string">
            <text:p>S</text:p>
          </table:table-cell>
        </table:table-row>
        <table:table-row table:style-name="ro6"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att, Mrs. James (Elizabeth "Bessie" Inglis Milne)</text:p>
          </table:table-cell>
          <table:table-cell office:value-type="string">
            <text:p>female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C.A. 33595</text:p>
          </table:table-cell>
          <table:table-cell office:value-type="float" office:value="15.75">
            <text:p>15.7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engtsson, Mr. John Viktor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47068">
            <text:p>347068</text:p>
          </table:table-cell>
          <table:table-cell office:value-type="float" office:value="7.775">
            <text:p>7.77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alic, Mr. Jovo</text:p>
          </table:table-cell>
          <table:table-cell office:value-type="string">
            <text:p>male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15093">
            <text:p>315093</text:p>
          </table:table-cell>
          <table:table-cell office:value-type="float" office:value="8.6625">
            <text:p>8.662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anula, Master. Eino Viljami</text:p>
          </table:table-cell>
          <table:table-cell office:value-type="string">
            <text:p>mal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01295">
            <text:p>3101295</text:p>
          </table:table-cell>
          <table:table-cell office:value-type="float" office:value="39.6875">
            <text:p>39.6875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Goldsmith, Master. Frank John William "Frankie"</text:p>
          </table:table-cell>
          <table:table-cell office:value-type="string">
            <text:p>male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3291">
            <text:p>363291</text:p>
          </table:table-cell>
          <table:table-cell office:value-type="float" office:value="20.525">
            <text:p>20.52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167">
            <text:p>16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ibnall, Mrs. (Edith Martha Bowerman)</text:p>
          </table:table-cell>
          <table:table-cell office:value-type="string">
            <text:p>female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3505">
            <text:p>113505</text:p>
          </table:table-cell>
          <table:table-cell office:value-type="float" office:value="55">
            <text:p>55</text:p>
          </table:table-cell>
          <table:table-cell table:style-name="ce1" office:value-type="string">
            <text:p>E33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koog, Mrs. William (Anna Bernhardina Karlsson)</text:p>
          </table:table-cell>
          <table:table-cell office:value-type="string">
            <text:p>female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47088">
            <text:p>347088</text:p>
          </table:table-cell>
          <table:table-cell office:value-type="float" office:value="27.9">
            <text:p>27.9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aumann, Mr. John D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table:style-name="ce1" office:value-type="string">
            <text:p>PC 17318</text:p>
          </table:table-cell>
          <table:table-cell office:value-type="float" office:value="25.925">
            <text:p>25.9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ing, Mr. Lee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601">
            <text:p>1601</text:p>
          </table:table-cell>
          <table:table-cell office:value-type="float" office:value="56.4958">
            <text:p>56.4958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an der hoef, Mr. Wyckoff</text:p>
          </table:table-cell>
          <table:table-cell office:value-type="string">
            <text:p>male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111240">
            <text:p>111240</text:p>
          </table:table-cell>
          <table:table-cell office:value-type="float" office:value="33.5">
            <text:p>33.5</text:p>
          </table:table-cell>
          <table:table-cell table:style-name="ce1" office:value-type="string">
            <text:p>B19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ice, Master. Arthur</text:p>
          </table:table-cell>
          <table:table-cell office:value-type="string">
            <text:p>male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82652">
            <text:p>382652</text:p>
          </table:table-cell>
          <table:table-cell office:value-type="float" office:value="29.125">
            <text:p>29.125</text:p>
          </table:table-cell>
          <table:table-cell/>
          <table:table-cell office:value-type="string">
            <text:p>Q</text:p>
          </table:table-cell>
        </table:table-row>
        <table:table-row table:style-name="ro5"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Johnson, Miss. Eleanor Ileen</text:p>
          </table:table-cell>
          <table:table-cell office:value-type="string">
            <text:p>female</text:p>
          </table:table-cell>
          <table:table-cell table:number-columns-repeated="3" office:value-type="float" office:value="1">
            <text:p>1</text:p>
          </table:table-cell>
          <table:table-cell office:value-type="float" office:value="347742">
            <text:p>347742</text:p>
          </table:table-cell>
          <table:table-cell office:value-type="float" office:value="11.1333">
            <text:p>11.1333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ivola, Mr. Antti Wilhelm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TON/O 2. 3101280</text:p>
          </table:table-cell>
          <table:table-cell office:value-type="float" office:value="7.925">
            <text:p>7.92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mith, Mr. James Clinch</text:p>
          </table:table-cell>
          <table:table-cell office:value-type="string">
            <text:p>male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17764">
            <text:p>17764</text:p>
          </table:table-cell>
          <table:table-cell office:value-type="float" office:value="30.6958">
            <text:p>30.6958</text:p>
          </table:table-cell>
          <table:table-cell table:style-name="ce1" office:value-type="string">
            <text:p>A7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lasen, Mr. Klas Albin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350404">
            <text:p>350404</text:p>
          </table:table-cell>
          <table:table-cell office:value-type="float" office:value="7.8542">
            <text:p>7.8542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efebre, Master. Henry Forbes</text:p>
          </table:table-cell>
          <table:table-cell office:value-type="string">
            <text:p>male</text:p>
          </table:table-cell>
          <table:table-cell table:style-name="ce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133">
            <text:p>4133</text:p>
          </table:table-cell>
          <table:table-cell office:value-type="float" office:value="25.4667">
            <text:p>25.4667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sham, Miss. Ann Elizabeth</text:p>
          </table:table-cell>
          <table:table-cell office:value-type="string">
            <text:p>female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PC 17595</text:p>
          </table:table-cell>
          <table:table-cell office:value-type="float" office:value="28.7125">
            <text:p>28.7125</text:p>
          </table:table-cell>
          <table:table-cell table:style-name="ce1" office:value-type="string">
            <text:p>C49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ale, Mr. Reginald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250653">
            <text:p>250653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eonard, Mr. Lionel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LIN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ge, Miss. Constance Gladys</text:p>
          </table:table-cell>
          <table:table-cell office:value-type="string">
            <text:p>female</text:p>
          </table:table-cell>
          <table:table-cell table:style-name="ce3"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" office:value-type="string">
            <text:p>CA. 2343</text:p>
          </table:table-cell>
          <table:table-cell office:value-type="float" office:value="69.55">
            <text:p>69.5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ernot, Mr. Rene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table:style-name="ce1" office:value-type="string">
            <text:p>SC/PARIS 2131</text:p>
          </table:table-cell>
          <table:table-cell office:value-type="float" office:value="15.05">
            <text:p>15.05</text:p>
          </table:table-cell>
          <table:table-cell/>
          <table:table-cell office:value-type="string">
            <text:p>C</text:p>
          </table:table-cell>
        </table:table-row>
        <table:table-row table:style-name="ro4"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splund, Master. Clarence Gustaf Hugo</text:p>
          </table:table-cell>
          <table:table-cell office:value-type="string">
            <text:p>male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47077">
            <text:p>347077</text:p>
          </table:table-cell>
          <table:table-cell office:value-type="float" office:value="31.3875">
            <text:p>31.387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ecker, Master. Richard F</text:p>
          </table:table-cell>
          <table:table-cell office:value-type="string">
            <text:p>ma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30136">
            <text:p>230136</text:p>
          </table:table-cell>
          <table:table-cell office:value-type="float" office:value="39">
            <text:p>39</text:p>
          </table:table-cell>
          <table:table-cell table:style-name="ce1" office:value-type="string">
            <text:p>F4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Kink-Heilmann, Miss. Luise Gretchen</text:p>
          </table:table-cell>
          <table:table-cell office:value-type="string">
            <text:p>femal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15153">
            <text:p>315153</text:p>
          </table:table-cell>
          <table:table-cell office:value-type="float" office:value="22.025">
            <text:p>22.02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ood, Mr. Hugh Roscoe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113767">
            <text:p>113767</text:p>
          </table:table-cell>
          <table:table-cell office:value-type="float" office:value="50">
            <text:p>50</text:p>
          </table:table-cell>
          <table:table-cell table:style-name="ce1" office:value-type="string">
            <text:p>A32</text:p>
          </table:table-cell>
          <table:table-cell office:value-type="string">
            <text:p>S</text:p>
          </table:table-cell>
        </table:table-row>
        <table:table-row table:style-name="ro6"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'Brien, Mrs. Thomas (Johanna "Hannah" Godfrey)</text:p>
          </table:table-cell>
          <table:table-cell office:value-type="string">
            <text:p>female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0365">
            <text:p>370365</text:p>
          </table:table-cell>
          <table:table-cell office:value-type="float" office:value="15.5">
            <text:p>15.5</text:p>
          </table:table-cell>
          <table:table-cell/>
          <table:table-cell office:value-type="string">
            <text:p>Q</text:p>
          </table:table-cell>
        </table:table-row>
        <table:table-row table:style-name="ro4">
          <table:table-cell office:value-type="float" office:value="188">
            <text:p>18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omaine, Mr. Charles Hallace ("Mr C Rolmane")</text:p>
          </table:table-cell>
          <table:table-cell office:value-type="string">
            <text:p>male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111428">
            <text:p>111428</text:p>
          </table:table-cell>
          <table:table-cell office:value-type="float" office:value="26.55">
            <text:p>26.5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ourke, Mr. John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office:value-type="float" office:value="364849">
            <text:p>364849</text:p>
          </table:table-cell>
          <table:table-cell office:value-type="float" office:value="15.5">
            <text:p>15.5</text:p>
          </table:table-cell>
          <table:table-cell/>
          <table:table-cell office:value-type="string">
            <text:p>Q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urcin, Mr. Stjepan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49247">
            <text:p>349247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insky, Mrs. (Rosa)</text:p>
          </table:table-cell>
          <table:table-cell office:value-type="string">
            <text:p>fe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234604">
            <text:p>234604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arbines, Mr. William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8424">
            <text:p>28424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6">
          <table:table-cell office:value-type="float" office:value="193">
            <text:p>19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ndersen-Jensen, Miss. Carla Christine Nielsine</text:p>
          </table:table-cell>
          <table:table-cell office:value-type="string">
            <text:p>female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0046">
            <text:p>350046</text:p>
          </table:table-cell>
          <table:table-cell office:value-type="float" office:value="7.8542">
            <text:p>7.8542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avratil, Master. Michel M</text:p>
          </table:table-cell>
          <table:table-cell office:value-type="string">
            <text:p>male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30080">
            <text:p>230080</text:p>
          </table:table-cell>
          <table:table-cell office:value-type="float" office:value="26">
            <text:p>26</text:p>
          </table:table-cell>
          <table:table-cell table:style-name="ce1" office:value-type="string">
            <text:p>F2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195">
            <text:p>19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rown, Mrs. James Joseph (Margaret Tobin)</text:p>
          </table:table-cell>
          <table:table-cell office:value-type="string">
            <text:p>female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PC 17610</text:p>
          </table:table-cell>
          <table:table-cell office:value-type="float" office:value="27.7208">
            <text:p>27.7208</text:p>
          </table:table-cell>
          <table:table-cell table:style-name="ce1" office:value-type="string">
            <text:p>B4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urette, Miss. Elise</text:p>
          </table:table-cell>
          <table:table-cell office:value-type="string">
            <text:p>female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PC 17569</text:p>
          </table:table-cell>
          <table:table-cell office:value-type="float" office:value="146.5208">
            <text:p>146.5208</text:p>
          </table:table-cell>
          <table:table-cell table:style-name="ce1" office:value-type="string">
            <text:p>B80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ernagh, Mr. Robert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68703">
            <text:p>368703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5"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lsen, Mr. Karl Siegwart Andreas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79">
            <text:p>4579</text:p>
          </table:table-cell>
          <table:table-cell office:value-type="float" office:value="8.4042">
            <text:p>8.4042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199">
            <text:p>1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digan, Miss. Margaret "Maggie"</text:p>
          </table:table-cell>
          <table:table-cell office:value-type="string">
            <text:p>fe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70370">
            <text:p>370370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4"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Yrois, Miss. Henriette ("Mrs Harbeck")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8747">
            <text:p>248747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ande Walle, Mr. Nestor Cyriel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45770">
            <text:p>345770</text:p>
          </table:table-cell>
          <table:table-cell office:value-type="float" office:value="9.5">
            <text:p>9.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ge, Mr. Frederick</text:p>
          </table:table-cell>
          <table:table-cell office:value-type="string">
            <text:p>male</text:p>
          </table:table-cell>
          <table:table-cell table:style-name="ce3"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" office:value-type="string">
            <text:p>CA. 2343</text:p>
          </table:table-cell>
          <table:table-cell office:value-type="float" office:value="69.55">
            <text:p>69.5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ohanson, Mr. Jakob Alfred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101264">
            <text:p>3101264</text:p>
          </table:table-cell>
          <table:table-cell office:value-type="float" office:value="6.4958">
            <text:p>6.4958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Youseff, Mr. Gerious</text:p>
          </table:table-cell>
          <table:table-cell office:value-type="string">
            <text:p>male</text:p>
          </table:table-cell>
          <table:table-cell office:value-type="float" office:value="45.5">
            <text:p>45.5</text:p>
          </table:table-cell>
          <table:table-cell table:number-columns-repeated="2" office:value-type="float" office:value="0">
            <text:p>0</text:p>
          </table:table-cell>
          <table:table-cell office:value-type="float" office:value="2628">
            <text:p>2628</text:p>
          </table:table-cell>
          <table:table-cell office:value-type="float" office:value="7.225">
            <text:p>7.225</text:p>
          </table:table-cell>
          <table:table-cell/>
          <table:table-cell office:value-type="string">
            <text:p>C</text:p>
          </table:table-cell>
        </table:table-row>
        <table:table-row table:style-name="ro5">
          <table:table-cell office:value-type="float" office:value="205">
            <text:p>20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ohen, Mr. Gurshon "Gus"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A/5 3540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rom, Miss. Telma Matilda</text:p>
          </table:table-cell>
          <table:table-cell office:value-type="string">
            <text:p>femal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7054">
            <text:p>347054</text:p>
          </table:table-cell>
          <table:table-cell office:value-type="float" office:value="10.4625">
            <text:p>10.4625</text:p>
          </table:table-cell>
          <table:table-cell table:style-name="ce1" office:value-type="string">
            <text:p>G6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ackstrom, Mr. Karl Alfred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01278">
            <text:p>3101278</text:p>
          </table:table-cell>
          <table:table-cell office:value-type="float" office:value="15.85">
            <text:p>15.8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lbimona, Mr. Nassef Cassem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99">
            <text:p>2699</text:p>
          </table:table-cell>
          <table:table-cell office:value-type="float" office:value="18.7875">
            <text:p>18.7875</text:p>
          </table:table-cell>
          <table:table-cell/>
          <table:table-cell office:value-type="string">
            <text:p>C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arr, Miss. Helen "Ellen"</text:p>
          </table:table-cell>
          <table:table-cell office:value-type="string">
            <text:p>female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367231">
            <text:p>367231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lank, Mr. Henry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12277">
            <text:p>112277</text:p>
          </table:table-cell>
          <table:table-cell office:value-type="float" office:value="31">
            <text:p>31</text:p>
          </table:table-cell>
          <table:table-cell table:style-name="ce1" office:value-type="string">
            <text:p>A31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li, Mr. Ahmed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OTON/O.Q. 3101311</text:p>
          </table:table-cell>
          <table:table-cell office:value-type="float" office:value="7.05">
            <text:p>7.0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212">
            <text:p>2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meron, Miss. Clear Annie</text:p>
          </table:table-cell>
          <table:table-cell office:value-type="string">
            <text:p>fe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F.C.C. 13528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erkin, Mr. John Henry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A/5 21174</text:p>
          </table:table-cell>
          <table:table-cell office:value-type="float" office:value="7.25">
            <text:p>7.2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Givard, Mr. Hans Kristensen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250646">
            <text:p>250646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iernan, Mr. Philip</text:p>
          </table:table-cell>
          <table:table-cell office:value-type="string">
            <text:p>male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7229">
            <text:p>367229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2">
          <table:table-cell office:value-type="float" office:value="216">
            <text:p>21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ewell, Miss. Madeleine</text:p>
          </table:table-cell>
          <table:table-cell office:value-type="string">
            <text:p>female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273">
            <text:p>35273</text:p>
          </table:table-cell>
          <table:table-cell office:value-type="float" office:value="113.275">
            <text:p>113.275</text:p>
          </table:table-cell>
          <table:table-cell table:style-name="ce1" office:value-type="string">
            <text:p>D36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onkanen, Miss. Eliina</text:p>
          </table:table-cell>
          <table:table-cell office:value-type="string">
            <text:p>fe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TON/O2. 3101283</text:p>
          </table:table-cell>
          <table:table-cell office:value-type="float" office:value="7.925">
            <text:p>7.92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Jacobsohn, Mr. Sidney Samuel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3847">
            <text:p>243847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azzani, Miss. Albina</text:p>
          </table:table-cell>
          <table:table-cell office:value-type="string">
            <text:p>fe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1813">
            <text:p>11813</text:p>
          </table:table-cell>
          <table:table-cell office:value-type="float" office:value="76.2917">
            <text:p>76.2917</text:p>
          </table:table-cell>
          <table:table-cell table:style-name="ce1" office:value-type="string">
            <text:p>D15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arris, Mr. Walter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W/C 14208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221">
            <text:p>2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underland, Mr. Victor Francis</text:p>
          </table:table-cell>
          <table:table-cell office:value-type="string">
            <text:p>male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OTON/OQ 392089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racken, Mr. James H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20367">
            <text:p>220367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reen, Mr. George Henry</text:p>
          </table:table-cell>
          <table:table-cell office:value-type="string">
            <text:p>male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21440">
            <text:p>21440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enkoff, Mr. Christo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49234">
            <text:p>349234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225">
            <text:p>22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oyt, Mr. Frederick Maxfield</text:p>
          </table:table-cell>
          <table:table-cell office:value-type="string">
            <text:p>male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943">
            <text:p>19943</text:p>
          </table:table-cell>
          <table:table-cell office:value-type="float" office:value="90">
            <text:p>90</text:p>
          </table:table-cell>
          <table:table-cell table:style-name="ce1" office:value-type="string">
            <text:p>C93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erglund, Mr. Karl Ivar Sven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PP 4348</text:p>
          </table:table-cell>
          <table:table-cell office:value-type="float" office:value="9.35">
            <text:p>9.3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ellors, Mr. William John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W/PP 751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ovell, Mr. John Hall ("Henry")</text:p>
          </table:table-cell>
          <table:table-cell office:value-type="string">
            <text:p>male</text:p>
          </table:table-cell>
          <table:table-cell office:value-type="float" office:value="20.5">
            <text:p>20.5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A/5 21173</text:p>
          </table:table-cell>
          <table:table-cell office:value-type="float" office:value="7.25">
            <text:p>7.2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Fahlstrom, Mr. Arne Jonas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36171">
            <text:p>23617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efebre, Miss. Mathilde</text:p>
          </table:table-cell>
          <table:table-cell office:value-type="string">
            <text:p>female</text:p>
          </table:table-cell>
          <table:table-cell table:style-name="ce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133">
            <text:p>4133</text:p>
          </table:table-cell>
          <table:table-cell office:value-type="float" office:value="25.4667">
            <text:p>25.4667</text:p>
          </table:table-cell>
          <table:table-cell/>
          <table:table-cell office:value-type="string">
            <text:p>S</text:p>
          </table:table-cell>
        </table:table-row>
        <table:table-row table:style-name="ro6">
          <table:table-cell office:value-type="float" office:value="231">
            <text:p>23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arris, Mrs. Henry Birkhardt (Irene Wallach)</text:p>
          </table:table-cell>
          <table:table-cell office:value-type="string">
            <text:p>female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973">
            <text:p>36973</text:p>
          </table:table-cell>
          <table:table-cell office:value-type="float" office:value="83.475">
            <text:p>83.475</text:p>
          </table:table-cell>
          <table:table-cell table:style-name="ce1" office:value-type="string">
            <text:p>C83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arsson, Mr. Bengt Edvin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347067">
            <text:p>347067</text:p>
          </table:table-cell>
          <table:table-cell office:value-type="float" office:value="7.775">
            <text:p>7.77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jostedt, Mr. Ernst Adolf</text:p>
          </table:table-cell>
          <table:table-cell office:value-type="string">
            <text:p>male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237442">
            <text:p>237442</text:p>
          </table:table-cell>
          <table:table-cell office:value-type="float" office:value="13.5">
            <text:p>13.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234">
            <text:p>23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splund, Miss. Lillian Gertrud</text:p>
          </table:table-cell>
          <table:table-cell office:value-type="string">
            <text:p>femal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47077">
            <text:p>347077</text:p>
          </table:table-cell>
          <table:table-cell office:value-type="float" office:value="31.3875">
            <text:p>31.3875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235">
            <text:p>2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eyson, Mr. Robert William Norman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C.A. 29566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arknett, Miss. Alice Phoebe</text:p>
          </table:table-cell>
          <table:table-cell office:value-type="string">
            <text:p>fe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table:style-name="ce1" office:value-type="string">
            <text:p>W./C. 6609</text:p>
          </table:table-cell>
          <table:table-cell office:value-type="float" office:value="7.55">
            <text:p>7.5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old, Mr. Stephen</text:p>
          </table:table-cell>
          <table:table-cell office:value-type="string">
            <text:p>male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707">
            <text:p>26707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ollyer, Miss. Marjorie "Lottie"</text:p>
          </table:table-cell>
          <table:table-cell office:value-type="string">
            <text:p>female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" office:value-type="string">
            <text:p>C.A. 31921</text:p>
          </table:table-cell>
          <table:table-cell office:value-type="float" office:value="26.25">
            <text:p>26.2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engelly, Mr. Frederick William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8665">
            <text:p>28665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unt, Mr. George Henry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CO/W 1585</text:p>
          </table:table-cell>
          <table:table-cell office:value-type="float" office:value="12.275">
            <text:p>12.27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Zabour, Miss. Thamine</text:p>
          </table:table-cell>
          <table:table-cell office:value-type="string">
            <text:p>female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65">
            <text:p>2665</text:p>
          </table:table-cell>
          <table:table-cell office:value-type="float" office:value="14.4542">
            <text:p>14.4542</text:p>
          </table:table-cell>
          <table:table-cell/>
          <table:table-cell office:value-type="string">
            <text:p>C</text:p>
          </table:table-cell>
        </table:table-row>
        <table:table-row table:style-name="ro4">
          <table:table-cell office:value-type="float" office:value="242">
            <text:p>24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urphy, Miss. Katherine "Kate"</text:p>
          </table:table-cell>
          <table:table-cell office:value-type="string">
            <text:p>female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7230">
            <text:p>367230</text:p>
          </table:table-cell>
          <table:table-cell office:value-type="float" office:value="15.5">
            <text:p>15.5</text:p>
          </table:table-cell>
          <table:table-cell/>
          <table:table-cell office:value-type="string">
            <text:p>Q</text:p>
          </table:table-cell>
        </table:table-row>
        <table:table-row table:style-name="ro5"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oleridge, Mr. Reginald Charles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W./C. 14263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aenpaa, Mr. Matti Alexanteri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TON/O 2. 3101275</text:p>
          </table:table-cell>
          <table:table-cell office:value-type="float" office:value="7.125">
            <text:p>7.12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ttalah, Mr. Sleiman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2694">
            <text:p>2694</text:p>
          </table:table-cell>
          <table:table-cell office:value-type="float" office:value="7.225">
            <text:p>7.225</text:p>
          </table:table-cell>
          <table:table-cell/>
          <table:table-cell office:value-type="string">
            <text:p>C</text:p>
          </table:table-cell>
        </table:table-row>
        <table:table-row table:style-name="ro5"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inahan, Dr. William Edward</text:p>
          </table:table-cell>
          <table:table-cell office:value-type="string">
            <text:p>male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928">
            <text:p>19928</text:p>
          </table:table-cell>
          <table:table-cell office:value-type="float" office:value="90">
            <text:p>90</text:p>
          </table:table-cell>
          <table:table-cell table:style-name="ce1" office:value-type="string">
            <text:p>C78</text:p>
          </table:table-cell>
          <table:table-cell office:value-type="string">
            <text:p>Q</text:p>
          </table:table-cell>
        </table:table-row>
        <table:table-row table:style-name="ro4"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indahl, Miss. Agda Thorilda Viktoria</text:p>
          </table:table-cell>
          <table:table-cell office:value-type="string">
            <text:p>fe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347071">
            <text:p>347071</text:p>
          </table:table-cell>
          <table:table-cell office:value-type="float" office:value="7.775">
            <text:p>7.77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248">
            <text:p>2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malainen, Mrs. William (Anna)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0649">
            <text:p>250649</text:p>
          </table:table-cell>
          <table:table-cell office:value-type="float" office:value="14.5">
            <text:p>14.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249">
            <text:p>24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eckwith, Mr. Richard Leonard</text:p>
          </table:table-cell>
          <table:table-cell office:value-type="string">
            <text:p>male</text:p>
          </table:table-cell>
          <table:table-cell office:value-type="float" office:value="37">
            <text:p>37</text:p>
          </table:table-cell>
          <table:table-cell table:number-columns-repeated="2" office:value-type="float" office:value="1">
            <text:p>1</text:p>
          </table:table-cell>
          <table:table-cell office:value-type="float" office:value="11751">
            <text:p>11751</text:p>
          </table:table-cell>
          <table:table-cell office:value-type="float" office:value="52.5542">
            <text:p>52.5542</text:p>
          </table:table-cell>
          <table:table-cell table:style-name="ce1" office:value-type="string">
            <text:p>D35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arter, Rev. Ernest Courtenay</text:p>
          </table:table-cell>
          <table:table-cell office:value-type="string">
            <text:p>male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4252">
            <text:p>244252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eed, Mr. James George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62316">
            <text:p>362316</text:p>
          </table:table-cell>
          <table:table-cell office:value-type="float" office:value="7.25">
            <text:p>7.25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rom, Mrs. Wilhelm (Elna Matilda Persson)</text:p>
          </table:table-cell>
          <table:table-cell office:value-type="string">
            <text:p>fe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347054">
            <text:p>347054</text:p>
          </table:table-cell>
          <table:table-cell office:value-type="float" office:value="10.4625">
            <text:p>10.4625</text:p>
          </table:table-cell>
          <table:table-cell table:style-name="ce1" office:value-type="string">
            <text:p>G6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tead, Mr. William Thomas</text:p>
          </table:table-cell>
          <table:table-cell office:value-type="string">
            <text:p>male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113514">
            <text:p>113514</text:p>
          </table:table-cell>
          <table:table-cell office:value-type="float" office:value="26.55">
            <text:p>26.55</text:p>
          </table:table-cell>
          <table:table-cell table:style-name="ce1" office:value-type="string">
            <text:p>C87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obb, Mr. William Arthur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A/5. 3336</text:p>
          </table:table-cell>
          <table:table-cell office:value-type="float" office:value="16.1">
            <text:p>16.1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osblom, Mrs. Viktor (Helena Wilhelmina)</text:p>
          </table:table-cell>
          <table:table-cell office:value-type="string">
            <text:p>femal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70129">
            <text:p>370129</text:p>
          </table:table-cell>
          <table:table-cell office:value-type="float" office:value="20.2125">
            <text:p>20.2125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ouma, Mrs. Darwis (Hanne Youssef Razi)</text:p>
          </table:table-cell>
          <table:table-cell office:value-type="string">
            <text:p>female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50">
            <text:p>2650</text:p>
          </table:table-cell>
          <table:table-cell office:value-type="float" office:value="15.2458">
            <text:p>15.2458</text:p>
          </table:table-cell>
          <table:table-cell/>
          <table:table-cell office:value-type="string">
            <text:p>C</text:p>
          </table:table-cell>
        </table:table-row>
        <table:table-row table:style-name="ro5">
          <table:table-cell office:value-type="float" office:value="257">
            <text:p>25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horne, Mrs. Gertrude Maybelle</text:p>
          </table:table-cell>
          <table:table-cell office:value-type="string">
            <text:p>fe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table:style-name="ce1" office:value-type="string">
            <text:p>PC 17585</text:p>
          </table:table-cell>
          <table:table-cell office:value-type="float" office:value="79.2">
            <text:p>79.2</text:p>
          </table:table-cell>
          <table:table-cell/>
          <table:table-cell office:value-type="string">
            <text:p>C</text:p>
          </table:table-cell>
        </table:table-row>
        <table:table-row table:style-name="ro2">
          <table:table-cell office:value-type="float" office:value="258">
            <text:p>25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rry, Miss. Gladys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10152">
            <text:p>110152</text:p>
          </table:table-cell>
          <table:table-cell office:value-type="float" office:value="86.5">
            <text:p>86.5</text:p>
          </table:table-cell>
          <table:table-cell table:style-name="ce1" office:value-type="string">
            <text:p>B77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259">
            <text:p>25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ard, Miss. Anna</text:p>
          </table:table-cell>
          <table:table-cell office:value-type="string">
            <text:p>fe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PC 17755</text:p>
          </table:table-cell>
          <table:table-cell office:value-type="float" office:value="512.3292">
            <text:p>512.3292</text:p>
          </table:table-cell>
          <table:table-cell/>
          <table:table-cell office:value-type="string">
            <text:p>C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arrish, Mrs. (Lutie Davis)</text:p>
          </table:table-cell>
          <table:table-cell office:value-type="string">
            <text:p>female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0433">
            <text:p>23043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261">
            <text:p>26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mith, Mr. Thomas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84461">
            <text:p>384461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5">
          <table:table-cell office:value-type="float" office:value="262">
            <text:p>2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splund, Master. Edvin Rojj Felix</text:p>
          </table:table-cell>
          <table:table-cell office:value-type="string">
            <text:p>mal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47077">
            <text:p>347077</text:p>
          </table:table-cell>
          <table:table-cell office:value-type="float" office:value="31.3875">
            <text:p>31.387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aussig, Mr. Emil</text:p>
          </table:table-cell>
          <table:table-cell office:value-type="string">
            <text:p>male</text:p>
          </table:table-cell>
          <table:table-cell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office:value-type="float" office:value="110413">
            <text:p>110413</text:p>
          </table:table-cell>
          <table:table-cell office:value-type="float" office:value="79.65">
            <text:p>79.65</text:p>
          </table:table-cell>
          <table:table-cell table:style-name="ce1" office:value-type="string">
            <text:p>E67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arrison, Mr. William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12059">
            <text:p>112059</text:p>
          </table:table-cell>
          <table:table-cell office:value-type="float" office:value="0">
            <text:p>0</text:p>
          </table:table-cell>
          <table:table-cell table:style-name="ce1" office:value-type="string">
            <text:p>B94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enry, Miss. Delia</text:p>
          </table:table-cell>
          <table:table-cell office:value-type="string">
            <text:p>fe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82649">
            <text:p>382649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2"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Reeves, Mr. David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C.A. 17248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267">
            <text:p>26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anula, Mr. Ernesti Arvid</text:p>
          </table:table-cell>
          <table:table-cell office:value-type="string">
            <text:p>male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01295">
            <text:p>3101295</text:p>
          </table:table-cell>
          <table:table-cell office:value-type="float" office:value="39.6875">
            <text:p>39.687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ersson, Mr. Ernst Ulrik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7083">
            <text:p>347083</text:p>
          </table:table-cell>
          <table:table-cell office:value-type="float" office:value="7.775">
            <text:p>7.775</text:p>
          </table:table-cell>
          <table:table-cell/>
          <table:table-cell office:value-type="string">
            <text:p>S</text:p>
          </table:table-cell>
        </table:table-row>
        <table:table-row table:style-name="ro6">
          <table:table-cell office:value-type="float" office:value="269">
            <text:p>26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raham, Mrs. William Thompson (Edith Junkins)</text:p>
          </table:table-cell>
          <table:table-cell office:value-type="string">
            <text:p>female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office:value-type="string">
            <text:p>PC 17582</text:p>
          </table:table-cell>
          <table:table-cell office:value-type="float" office:value="153.4625">
            <text:p>153.4625</text:p>
          </table:table-cell>
          <table:table-cell table:style-name="ce1" office:value-type="string">
            <text:p>C125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issette, Miss. Amelia</text:p>
          </table:table-cell>
          <table:table-cell office:value-type="string">
            <text:p>fe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PC 17760</text:p>
          </table:table-cell>
          <table:table-cell office:value-type="float" office:value="135.6333">
            <text:p>135.6333</text:p>
          </table:table-cell>
          <table:table-cell table:style-name="ce1" office:value-type="string">
            <text:p>C99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airns, Mr. Alexander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113798">
            <text:p>113798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ornquist, Mr. William Henry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LIN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</text:p>
          </table:table-cell>
        </table:table-row>
        <table:table-row table:style-name="ro6"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ellinger, Mrs. (Elizabeth Anne Maidment)</text:p>
          </table:table-cell>
          <table:table-cell office:value-type="string">
            <text:p>femal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0644">
            <text:p>250644</text:p>
          </table:table-cell>
          <table:table-cell office:value-type="float" office:value="19.5">
            <text:p>19.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tsch, Mr. Charles H</text:p>
          </table:table-cell>
          <table:table-cell office:value-type="string">
            <text:p>male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office:value-type="string">
            <text:p>PC 17596</text:p>
          </table:table-cell>
          <table:table-cell office:value-type="float" office:value="29.7">
            <text:p>29.7</text:p>
          </table:table-cell>
          <table:table-cell table:style-name="ce1" office:value-type="string">
            <text:p>C118</text:p>
          </table:table-cell>
          <table:table-cell office:value-type="string">
            <text:p>C</text:p>
          </table:table-cell>
        </table:table-row>
        <table:table-row table:style-name="ro5">
          <table:table-cell office:value-type="float" office:value="275">
            <text:p>27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ealy, Miss. Hanora "Nora"</text:p>
          </table:table-cell>
          <table:table-cell office:value-type="string">
            <text:p>fe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70375">
            <text:p>370375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4">
          <table:table-cell office:value-type="float" office:value="276">
            <text:p>27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ndrews, Miss. Kornelia Theodosia</text:p>
          </table:table-cell>
          <table:table-cell office:value-type="string">
            <text:p>female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502">
            <text:p>13502</text:p>
          </table:table-cell>
          <table:table-cell office:value-type="float" office:value="77.9583">
            <text:p>77.9583</text:p>
          </table:table-cell>
          <table:table-cell table:style-name="ce1" office:value-type="string">
            <text:p>D7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277">
            <text:p>27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indblom, Miss. Augusta Charlotta</text:p>
          </table:table-cell>
          <table:table-cell office:value-type="string">
            <text:p>female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347073">
            <text:p>347073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278">
            <text:p>27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arkes, Mr. Francis "Frank"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239853">
            <text:p>23985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279">
            <text:p>27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ice, Master. Eric</text:p>
          </table:table-cell>
          <table:table-cell office:value-type="string">
            <text:p>male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82652">
            <text:p>382652</text:p>
          </table:table-cell>
          <table:table-cell office:value-type="float" office:value="29.125">
            <text:p>29.125</text:p>
          </table:table-cell>
          <table:table-cell/>
          <table:table-cell office:value-type="string">
            <text:p>Q</text:p>
          </table:table-cell>
        </table:table-row>
        <table:table-row table:style-name="ro5">
          <table:table-cell office:value-type="float" office:value="280">
            <text:p>28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bbott, Mrs. Stanton (Rosa Hunt)</text:p>
          </table:table-cell>
          <table:table-cell office:value-type="string">
            <text:p>fe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C.A. 2673</text:p>
          </table:table-cell>
          <table:table-cell office:value-type="float" office:value="20.25">
            <text:p>20.2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281">
            <text:p>28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uane, Mr. Frank</text:p>
          </table:table-cell>
          <table:table-cell office:value-type="string">
            <text:p>male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336439">
            <text:p>336439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5">
          <table:table-cell office:value-type="float" office:value="282">
            <text:p>28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lsson, Mr. Nils Johan Goransson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47464">
            <text:p>347464</text:p>
          </table:table-cell>
          <table:table-cell office:value-type="float" office:value="7.8542">
            <text:p>7.8542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283">
            <text:p>28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e Pelsmaeker, Mr. Alfons</text:p>
          </table:table-cell>
          <table:table-cell office:value-type="string">
            <text:p>male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345778">
            <text:p>345778</text:p>
          </table:table-cell>
          <table:table-cell office:value-type="float" office:value="9.5">
            <text:p>9.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284">
            <text:p>2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orking, Mr. Edward Arthur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A/5. 10482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285">
            <text:p>28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mith, Mr. Richard William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113056">
            <text:p>113056</text:p>
          </table:table-cell>
          <table:table-cell office:value-type="float" office:value="26">
            <text:p>26</text:p>
          </table:table-cell>
          <table:table-cell table:style-name="ce1" office:value-type="string">
            <text:p>A19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286">
            <text:p>28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ankovic, Mr. Ivan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49239">
            <text:p>349239</text:p>
          </table:table-cell>
          <table:table-cell office:value-type="float" office:value="8.6625">
            <text:p>8.6625</text:p>
          </table:table-cell>
          <table:table-cell/>
          <table:table-cell office:value-type="string">
            <text:p>C</text:p>
          </table:table-cell>
        </table:table-row>
        <table:table-row table:style-name="ro2">
          <table:table-cell office:value-type="float" office:value="287">
            <text:p>28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e Mulder, Mr. Theodore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45774">
            <text:p>345774</text:p>
          </table:table-cell>
          <table:table-cell office:value-type="float" office:value="9.5">
            <text:p>9.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aidenoff, Mr. Penko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49206">
            <text:p>349206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289">
            <text:p>2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osono, Mr. Masabumi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237798">
            <text:p>237798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onnolly, Miss. Kate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70373">
            <text:p>370373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2">
          <table:table-cell office:value-type="float" office:value="291">
            <text:p>29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arber, Miss. Ellen "Nellie"</text:p>
          </table:table-cell>
          <table:table-cell office:value-type="string">
            <text:p>fe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9877">
            <text:p>19877</text:p>
          </table:table-cell>
          <table:table-cell office:value-type="float" office:value="78.85">
            <text:p>78.85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292">
            <text:p>29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ishop, Mrs. Dickinson H (Helen Walton)</text:p>
          </table:table-cell>
          <table:table-cell office:value-type="string">
            <text:p>female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967">
            <text:p>11967</text:p>
          </table:table-cell>
          <table:table-cell office:value-type="float" office:value="91.0792">
            <text:p>91.0792</text:p>
          </table:table-cell>
          <table:table-cell table:style-name="ce1" office:value-type="string">
            <text:p>B49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293">
            <text:p>29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evy, Mr. Rene Jacques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C/Paris 2163</text:p>
          </table:table-cell>
          <table:table-cell office:value-type="float" office:value="12.875">
            <text:p>12.875</text:p>
          </table:table-cell>
          <table:table-cell table:style-name="ce1" office:value-type="string">
            <text:p>D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aas, Miss. Aloisia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49236">
            <text:p>349236</text:p>
          </table:table-cell>
          <table:table-cell office:value-type="float" office:value="8.85">
            <text:p>8.8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295">
            <text:p>29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ineff, Mr. Ivan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49233">
            <text:p>349233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296">
            <text:p>2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ewy, Mr. Ervin G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table:style-name="ce1" office:value-type="string">
            <text:p>PC 17612</text:p>
          </table:table-cell>
          <table:table-cell office:value-type="float" office:value="27.7208">
            <text:p>27.7208</text:p>
          </table:table-cell>
          <table:table-cell/>
          <table:table-cell office:value-type="string">
            <text:p>C</text:p>
          </table:table-cell>
        </table:table-row>
        <table:table-row table:style-name="ro2">
          <table:table-cell office:value-type="float" office:value="297">
            <text:p>29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anna, Mr. Mansour</text:p>
          </table:table-cell>
          <table:table-cell office:value-type="string">
            <text:p>male</text:p>
          </table:table-cell>
          <table:table-cell office:value-type="float" office:value="23.5">
            <text:p>23.5</text:p>
          </table:table-cell>
          <table:table-cell table:number-columns-repeated="2" office:value-type="float" office:value="0">
            <text:p>0</text:p>
          </table:table-cell>
          <table:table-cell office:value-type="float" office:value="2693">
            <text:p>2693</text:p>
          </table:table-cell>
          <table:table-cell office:value-type="float" office:value="7.2292">
            <text:p>7.2292</text:p>
          </table:table-cell>
          <table:table-cell/>
          <table:table-cell office:value-type="string">
            <text:p>C</text:p>
          </table:table-cell>
        </table:table-row>
        <table:table-row table:style-name="ro2">
          <table:table-cell office:value-type="float" office:value="298">
            <text:p>29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llison, Miss. Helen Loraine</text:p>
          </table:table-cell>
          <table:table-cell office:value-type="string">
            <text:p>fema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3781">
            <text:p>113781</text:p>
          </table:table-cell>
          <table:table-cell office:value-type="float" office:value="151.55">
            <text:p>151.55</text:p>
          </table:table-cell>
          <table:table-cell table:style-name="ce1" office:value-type="string">
            <text:p>C22 C26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299">
            <text:p>29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aalfeld, Mr. Adolphe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19988">
            <text:p>19988</text:p>
          </table:table-cell>
          <table:table-cell office:value-type="float" office:value="30.5">
            <text:p>30.5</text:p>
          </table:table-cell>
          <table:table-cell table:style-name="ce1" office:value-type="string">
            <text:p>C106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300">
            <text:p>3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axter, Mrs. James (Helene DeLaudeniere Chaput)</text:p>
          </table:table-cell>
          <table:table-cell office:value-type="string">
            <text:p>female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office:value-type="string">
            <text:p>PC 17558</text:p>
          </table:table-cell>
          <table:table-cell office:value-type="float" office:value="247.5208">
            <text:p>247.5208</text:p>
          </table:table-cell>
          <table:table-cell table:style-name="ce1" office:value-type="string">
            <text:p>B58 B60</text:p>
          </table:table-cell>
          <table:table-cell office:value-type="string">
            <text:p>C</text:p>
          </table:table-cell>
        </table:table-row>
        <table:table-row table:style-name="ro4">
          <table:table-cell office:value-type="float" office:value="301">
            <text:p>3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Kelly, Miss. Anna Katherine "Annie Kate"</text:p>
          </table:table-cell>
          <table:table-cell office:value-type="string">
            <text:p>fe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9234">
            <text:p>9234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2"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cCoy, Mr. Bernard</text:p>
          </table:table-cell>
          <table:table-cell office:value-type="string">
            <text:p>male</text:p>
          </table:table-cell>
          <table:table-cell table:style-name="ce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67226">
            <text:p>367226</text:p>
          </table:table-cell>
          <table:table-cell office:value-type="float" office:value="23.25">
            <text:p>23.25</text:p>
          </table:table-cell>
          <table:table-cell/>
          <table:table-cell office:value-type="string">
            <text:p>Q</text:p>
          </table:table-cell>
        </table:table-row>
        <table:table-row table:style-name="ro5">
          <table:table-cell office:value-type="float" office:value="303">
            <text:p>30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ohnson, Mr. William Cahoone Jr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LIN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304">
            <text:p>3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Keane, Miss. Nora A</text:p>
          </table:table-cell>
          <table:table-cell office:value-type="string">
            <text:p>fe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226593">
            <text:p>226593</text:p>
          </table:table-cell>
          <table:table-cell office:value-type="float" office:value="12.35">
            <text:p>12.35</text:p>
          </table:table-cell>
          <table:table-cell table:style-name="ce1" office:value-type="string">
            <text:p>E101</text:p>
          </table:table-cell>
          <table:table-cell office:value-type="string">
            <text:p>Q</text:p>
          </table:table-cell>
        </table:table-row>
        <table:table-row table:style-name="ro5"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Williams, Mr. Howard Hugh "Harry"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table:style-name="ce1" office:value-type="string">
            <text:p>A/5 2466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306">
            <text:p>30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llison, Master. Hudson Trevor</text:p>
          </table:table-cell>
          <table:table-cell office:value-type="string">
            <text:p>male</text:p>
          </table:table-cell>
          <table:table-cell office:value-type="float" office:value="0.92">
            <text:p>0.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3781">
            <text:p>113781</text:p>
          </table:table-cell>
          <table:table-cell office:value-type="float" office:value="151.55">
            <text:p>151.55</text:p>
          </table:table-cell>
          <table:table-cell table:style-name="ce1" office:value-type="string">
            <text:p>C22 C26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307">
            <text:p>30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leming, Miss. Margaret</text:p>
          </table:table-cell>
          <table:table-cell office:value-type="string">
            <text:p>fe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17421">
            <text:p>17421</text:p>
          </table:table-cell>
          <table:table-cell office:value-type="float" office:value="110.8833">
            <text:p>110.8833</text:p>
          </table:table-cell>
          <table:table-cell/>
          <table:table-cell office:value-type="string">
            <text:p>C</text:p>
          </table:table-cell>
        </table:table-row>
        <table:table-row table:style-name="ro7">
          <table:table-cell office:value-type="float" office:value="308">
            <text:p>3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enasco y Castellana, Mrs. Victor de Satode (Maria Josefa Perez de Soto y Vallejo)</text:p>
          </table:table-cell>
          <table:table-cell office:value-type="string">
            <text:p>female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PC 17758</text:p>
          </table:table-cell>
          <table:table-cell office:value-type="float" office:value="108.9">
            <text:p>108.9</text:p>
          </table:table-cell>
          <table:table-cell table:style-name="ce1" office:value-type="string">
            <text:p>C65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309">
            <text:p>30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belson, Mr. Samuel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P/PP 3381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C</text:p>
          </table:table-cell>
        </table:table-row>
        <table:table-row table:style-name="ro5">
          <table:table-cell office:value-type="float" office:value="310">
            <text:p>3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rancatelli, Miss. Laura Mabel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PC 17485</text:p>
          </table:table-cell>
          <table:table-cell office:value-type="float" office:value="56.9292">
            <text:p>56.9292</text:p>
          </table:table-cell>
          <table:table-cell table:style-name="ce1" office:value-type="string">
            <text:p>E36</text:p>
          </table:table-cell>
          <table:table-cell office:value-type="string">
            <text:p>C</text:p>
          </table:table-cell>
        </table:table-row>
        <table:table-row table:style-name="ro5">
          <table:table-cell office:value-type="float" office:value="311">
            <text:p>31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ays, Miss. Margaret Bechstein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1767">
            <text:p>11767</text:p>
          </table:table-cell>
          <table:table-cell office:value-type="float" office:value="83.1583">
            <text:p>83.1583</text:p>
          </table:table-cell>
          <table:table-cell table:style-name="ce1" office:value-type="string">
            <text:p>C54</text:p>
          </table:table-cell>
          <table:table-cell office:value-type="string">
            <text:p>C</text:p>
          </table:table-cell>
        </table:table-row>
        <table:table-row table:style-name="ro5">
          <table:table-cell office:value-type="float" office:value="312">
            <text:p>3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yerson, Miss. Emily Borie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2">
            <text:p>2</text:p>
          </table:table-cell>
          <table:table-cell table:style-name="ce1" office:value-type="string">
            <text:p>PC 17608</text:p>
          </table:table-cell>
          <table:table-cell office:value-type="float" office:value="262.375">
            <text:p>262.375</text:p>
          </table:table-cell>
          <table:table-cell table:style-name="ce1" office:value-type="string">
            <text:p>B57 B59 B63 B66</text:p>
          </table:table-cell>
          <table:table-cell office:value-type="string">
            <text:p>C</text:p>
          </table:table-cell>
        </table:table-row>
        <table:table-row table:style-name="ro4"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ahtinen, Mrs. William (Anna Sylfven)</text:p>
          </table:table-cell>
          <table:table-cell office:value-type="string">
            <text:p>fe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office:value-type="float" office:value="250651">
            <text:p>250651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endekovic, Mr. Ignjac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49243">
            <text:p>349243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art, Mr. Benjamin</text:p>
          </table:table-cell>
          <table:table-cell office:value-type="string">
            <text:p>male</text:p>
          </table:table-cell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F.C.C. 13529</text:p>
          </table:table-cell>
          <table:table-cell office:value-type="float" office:value="26.25">
            <text:p>26.2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316">
            <text:p>3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ilsson, Miss. Helmina Josefina</text:p>
          </table:table-cell>
          <table:table-cell office:value-type="string">
            <text:p>fe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47470">
            <text:p>347470</text:p>
          </table:table-cell>
          <table:table-cell office:value-type="float" office:value="7.8542">
            <text:p>7.8542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Kantor, Mrs. Sinai (Miriam Sternin)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4367">
            <text:p>244367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318">
            <text:p>3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oraweck, Dr. Ernest</text:p>
          </table:table-cell>
          <table:table-cell office:value-type="string">
            <text:p>male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29011">
            <text:p>29011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319">
            <text:p>31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ick, Miss. Mary Natalie</text:p>
          </table:table-cell>
          <table:table-cell office:value-type="string">
            <text:p>female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928">
            <text:p>36928</text:p>
          </table:table-cell>
          <table:table-cell office:value-type="float" office:value="164.8667">
            <text:p>164.8667</text:p>
          </table:table-cell>
          <table:table-cell table:style-name="ce1" office:value-type="string">
            <text:p>C7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320">
            <text:p>3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pedden, Mrs. Frederic Oakley (Margaretta Corning Stone)</text:p>
          </table:table-cell>
          <table:table-cell office:value-type="string">
            <text:p>female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office:value-type="float" office:value="16966">
            <text:p>16966</text:p>
          </table:table-cell>
          <table:table-cell office:value-type="float" office:value="134.5">
            <text:p>134.5</text:p>
          </table:table-cell>
          <table:table-cell table:style-name="ce1" office:value-type="string">
            <text:p>E34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ennis, Mr. Samuel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A/5 21172</text:p>
          </table:table-cell>
          <table:table-cell office:value-type="float" office:value="7.25">
            <text:p>7.2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anoff, Mr. Yoto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49219">
            <text:p>349219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layter, Miss. Hilda Mary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234818">
            <text:p>234818</text:p>
          </table:table-cell>
          <table:table-cell office:value-type="float" office:value="12.35">
            <text:p>12.35</text:p>
          </table:table-cell>
          <table:table-cell/>
          <table:table-cell office:value-type="string">
            <text:p>Q</text:p>
          </table:table-cell>
        </table:table-row>
        <table:table-row table:style-name="ro4">
          <table:table-cell office:value-type="float" office:value="324">
            <text:p>3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ldwell, Mrs. Albert Francis (Sylvia Mae Harbaugh)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office:value-type="float" office:value="248738">
            <text:p>248738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ge, Mr. George John Jr</text:p>
          </table:table-cell>
          <table:table-cell office:value-type="string">
            <text:p>male</text:p>
          </table:table-cell>
          <table:table-cell table:style-name="ce3"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" office:value-type="string">
            <text:p>CA. 2343</text:p>
          </table:table-cell>
          <table:table-cell office:value-type="float" office:value="69.55">
            <text:p>69.5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326">
            <text:p>32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oung, Miss. Marie Grice</text:p>
          </table:table-cell>
          <table:table-cell office:value-type="string">
            <text:p>fe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PC 17760</text:p>
          </table:table-cell>
          <table:table-cell office:value-type="float" office:value="135.6333">
            <text:p>135.6333</text:p>
          </table:table-cell>
          <table:table-cell table:style-name="ce1" office:value-type="string">
            <text:p>C32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327">
            <text:p>32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ysveen, Mr. Johan Hansen</text:p>
          </table:table-cell>
          <table:table-cell office:value-type="string">
            <text:p>male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345364">
            <text:p>345364</text:p>
          </table:table-cell>
          <table:table-cell office:value-type="float" office:value="6.2375">
            <text:p>6.237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328">
            <text:p>3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all, Mrs. (Ada E Hall)</text:p>
          </table:table-cell>
          <table:table-cell office:value-type="string">
            <text:p>fe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28551">
            <text:p>28551</text:p>
          </table:table-cell>
          <table:table-cell office:value-type="float" office:value="13">
            <text:p>13</text:p>
          </table:table-cell>
          <table:table-cell table:style-name="ce1" office:value-type="string">
            <text:p>D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329">
            <text:p>3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Goldsmith, Mrs. Frank John (Emily Alice Brown)</text:p>
          </table:table-cell>
          <table:table-cell office:value-type="string">
            <text:p>fe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office:value-type="float" office:value="363291">
            <text:p>363291</text:p>
          </table:table-cell>
          <table:table-cell office:value-type="float" office:value="20.525">
            <text:p>20.52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330">
            <text:p>3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ippach, Miss. Jean Gertrude</text:p>
          </table:table-cell>
          <table:table-cell office:value-type="string">
            <text:p>female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1361">
            <text:p>111361</text:p>
          </table:table-cell>
          <table:table-cell office:value-type="float" office:value="57.9792">
            <text:p>57.9792</text:p>
          </table:table-cell>
          <table:table-cell table:style-name="ce1" office:value-type="string">
            <text:p>B18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331">
            <text:p>33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cCoy, Miss. Agnes</text:p>
          </table:table-cell>
          <table:table-cell office:value-type="string">
            <text:p>female</text:p>
          </table:table-cell>
          <table:table-cell table:style-name="ce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67226">
            <text:p>367226</text:p>
          </table:table-cell>
          <table:table-cell office:value-type="float" office:value="23.25">
            <text:p>23.25</text:p>
          </table:table-cell>
          <table:table-cell/>
          <table:table-cell office:value-type="string">
            <text:p>Q</text:p>
          </table:table-cell>
        </table:table-row>
        <table:table-row table:style-name="ro2"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artner, Mr. Austen</text:p>
          </table:table-cell>
          <table:table-cell office:value-type="string">
            <text:p>male</text:p>
          </table:table-cell>
          <table:table-cell office:value-type="float" office:value="45.5">
            <text:p>45.5</text:p>
          </table:table-cell>
          <table:table-cell table:number-columns-repeated="2" office:value-type="float" office:value="0">
            <text:p>0</text:p>
          </table:table-cell>
          <table:table-cell office:value-type="float" office:value="113043">
            <text:p>113043</text:p>
          </table:table-cell>
          <table:table-cell office:value-type="float" office:value="28.5">
            <text:p>28.5</text:p>
          </table:table-cell>
          <table:table-cell table:style-name="ce1" office:value-type="string">
            <text:p>C124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333">
            <text:p>3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raham, Mr. George Edward</text:p>
          </table:table-cell>
          <table:table-cell office:value-type="string">
            <text:p>male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office:value-type="string">
            <text:p>PC 17582</text:p>
          </table:table-cell>
          <table:table-cell office:value-type="float" office:value="153.4625">
            <text:p>153.4625</text:p>
          </table:table-cell>
          <table:table-cell table:style-name="ce1" office:value-type="string">
            <text:p>C91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334">
            <text:p>33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ander Planke, Mr. Leo Edmondus</text:p>
          </table:table-cell>
          <table:table-cell office:value-type="string">
            <text:p>male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5764">
            <text:p>345764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335">
            <text:p>33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rauenthal, Mrs. Henry William (Clara Heinsheimer)</text:p>
          </table:table-cell>
          <table:table-cell office:value-type="string">
            <text:p>female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PC 17611</text:p>
          </table:table-cell>
          <table:table-cell office:value-type="float" office:value="133.65">
            <text:p>133.6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336">
            <text:p>33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enkoff, Mr. Mitto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49225">
            <text:p>349225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337">
            <text:p>3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ears, Mr. Thomas Clinton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3776">
            <text:p>113776</text:p>
          </table:table-cell>
          <table:table-cell office:value-type="float" office:value="66.6">
            <text:p>66.6</text:p>
          </table:table-cell>
          <table:table-cell table:style-name="ce1" office:value-type="string">
            <text:p>C2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338">
            <text:p>33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urns, Miss. Elizabeth Margaret</text:p>
          </table:table-cell>
          <table:table-cell office:value-type="string">
            <text:p>female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16966">
            <text:p>16966</text:p>
          </table:table-cell>
          <table:table-cell office:value-type="float" office:value="134.5">
            <text:p>134.5</text:p>
          </table:table-cell>
          <table:table-cell table:style-name="ce1" office:value-type="string">
            <text:p>E40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339">
            <text:p>3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ahl, Mr. Karl Edwart</text:p>
          </table:table-cell>
          <table:table-cell office:value-type="string">
            <text:p>male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7598">
            <text:p>7598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lackwell, Mr. Stephen Weart</text:p>
          </table:table-cell>
          <table:table-cell office:value-type="string">
            <text:p>male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113784">
            <text:p>113784</text:p>
          </table:table-cell>
          <table:table-cell office:value-type="float" office:value="35.5">
            <text:p>35.5</text:p>
          </table:table-cell>
          <table:table-cell table:style-name="ce1" office:value-type="string">
            <text:p>T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341">
            <text:p>3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avratil, Master. Edmond Roger</text:p>
          </table:table-cell>
          <table:table-cell office:value-type="string">
            <text:p>male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30080">
            <text:p>230080</text:p>
          </table:table-cell>
          <table:table-cell office:value-type="float" office:value="26">
            <text:p>26</text:p>
          </table:table-cell>
          <table:table-cell table:style-name="ce1" office:value-type="string">
            <text:p>F2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342">
            <text:p>34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ortune, Miss. Alice Elizabeth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9950">
            <text:p>19950</text:p>
          </table:table-cell>
          <table:table-cell office:value-type="float" office:value="263">
            <text:p>263</text:p>
          </table:table-cell>
          <table:table-cell table:style-name="ce1" office:value-type="string">
            <text:p>C23 C25 C27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ollander, Mr. Erik Gustaf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48740">
            <text:p>24874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344">
            <text:p>34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edgwick, Mr. Charles Frederick Waddington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44361">
            <text:p>24436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345">
            <text:p>34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Fox, Mr. Stanley Hubert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229236">
            <text:p>229236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346">
            <text:p>3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rown, Miss. Amelia "Mildred"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8733">
            <text:p>248733</text:p>
          </table:table-cell>
          <table:table-cell office:value-type="float" office:value="13">
            <text:p>13</text:p>
          </table:table-cell>
          <table:table-cell table:style-name="ce1" office:value-type="string">
            <text:p>F33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347">
            <text:p>3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mith, Miss. Marion Elsie</text:p>
          </table:table-cell>
          <table:table-cell office:value-type="string">
            <text:p>female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31418">
            <text:p>31418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348">
            <text:p>3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avison, Mrs. Thomas Henry (Mary E Finck)</text:p>
          </table:table-cell>
          <table:table-cell office:value-type="string">
            <text:p>female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6525">
            <text:p>386525</text:p>
          </table:table-cell>
          <table:table-cell office:value-type="float" office:value="16.1">
            <text:p>16.1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349">
            <text:p>3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outts, Master. William Loch "William"</text:p>
          </table:table-cell>
          <table:table-cell office:value-type="string">
            <text:p>male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C.A. 37671</text:p>
          </table:table-cell>
          <table:table-cell office:value-type="float" office:value="15.9">
            <text:p>15.9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imic, Mr. Jovan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315088">
            <text:p>315088</text:p>
          </table:table-cell>
          <table:table-cell office:value-type="float" office:value="8.6625">
            <text:p>8.662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351">
            <text:p>3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dahl, Mr. Nils Martin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7267">
            <text:p>7267</text:p>
          </table:table-cell>
          <table:table-cell office:value-type="float" office:value="9.225">
            <text:p>9.225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352">
            <text:p>3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illiams-Lambert, Mr. Fletcher Fellows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113510">
            <text:p>113510</text:p>
          </table:table-cell>
          <table:table-cell office:value-type="float" office:value="35">
            <text:p>35</text:p>
          </table:table-cell>
          <table:table-cell table:style-name="ce1" office:value-type="string">
            <text:p>C128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Elias, Mr. Tannous</text:p>
          </table:table-cell>
          <table:table-cell office:value-type="string">
            <text:p>male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2695">
            <text:p>2695</text:p>
          </table:table-cell>
          <table:table-cell office:value-type="float" office:value="7.2292">
            <text:p>7.2292</text:p>
          </table:table-cell>
          <table:table-cell/>
          <table:table-cell office:value-type="string">
            <text:p>C</text:p>
          </table:table-cell>
        </table:table-row>
        <table:table-row table:style-name="ro5"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rnold-Franchi, Mr. Josef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9237">
            <text:p>349237</text:p>
          </table:table-cell>
          <table:table-cell office:value-type="float" office:value="17.8">
            <text:p>17.8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Yousif, Mr. Wazli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2647">
            <text:p>2647</text:p>
          </table:table-cell>
          <table:table-cell office:value-type="float" office:value="7.225">
            <text:p>7.225</text:p>
          </table:table-cell>
          <table:table-cell/>
          <table:table-cell office:value-type="string">
            <text:p>C</text:p>
          </table:table-cell>
        </table:table-row>
        <table:table-row table:style-name="ro2">
          <table:table-cell office:value-type="float" office:value="356">
            <text:p>3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anden Steen, Mr. Leo Peter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45783">
            <text:p>345783</text:p>
          </table:table-cell>
          <table:table-cell office:value-type="float" office:value="9.5">
            <text:p>9.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357">
            <text:p>35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owerman, Miss. Elsie Edith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3505">
            <text:p>113505</text:p>
          </table:table-cell>
          <table:table-cell office:value-type="float" office:value="55">
            <text:p>55</text:p>
          </table:table-cell>
          <table:table-cell table:style-name="ce1" office:value-type="string">
            <text:p>E33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358">
            <text:p>3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Funk, Miss. Annie Clemmer</text:p>
          </table:table-cell>
          <table:table-cell office:value-type="string">
            <text:p>female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237671">
            <text:p>23767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359">
            <text:p>35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cGovern, Miss. Mary</text:p>
          </table:table-cell>
          <table:table-cell office:value-type="string">
            <text:p>fe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30931">
            <text:p>330931</text:p>
          </table:table-cell>
          <table:table-cell office:value-type="float" office:value="7.8792">
            <text:p>7.8792</text:p>
          </table:table-cell>
          <table:table-cell/>
          <table:table-cell office:value-type="string">
            <text:p>Q</text:p>
          </table:table-cell>
        </table:table-row>
        <table:table-row table:style-name="ro5"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ockler, Miss. Helen Mary "Ellie"</text:p>
          </table:table-cell>
          <table:table-cell office:value-type="string">
            <text:p>fe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30980">
            <text:p>330980</text:p>
          </table:table-cell>
          <table:table-cell office:value-type="float" office:value="7.8792">
            <text:p>7.8792</text:p>
          </table:table-cell>
          <table:table-cell/>
          <table:table-cell office:value-type="string">
            <text:p>Q</text:p>
          </table:table-cell>
        </table:table-row>
        <table:table-row table:style-name="ro2"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koog, Mr. Wilhelm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47088">
            <text:p>347088</text:p>
          </table:table-cell>
          <table:table-cell office:value-type="float" office:value="27.9">
            <text:p>27.9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362">
            <text:p>36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el Carlo, Mr. Sebastiano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SC/PARIS 2167</text:p>
          </table:table-cell>
          <table:table-cell office:value-type="float" office:value="27.7208">
            <text:p>27.7208</text:p>
          </table:table-cell>
          <table:table-cell/>
          <table:table-cell office:value-type="string">
            <text:p>C</text:p>
          </table:table-cell>
        </table:table-row>
        <table:table-row table:style-name="ro5">
          <table:table-cell office:value-type="float" office:value="363">
            <text:p>36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arbara, Mrs. (Catherine David)</text:p>
          </table:table-cell>
          <table:table-cell office:value-type="string">
            <text:p>female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91">
            <text:p>2691</text:p>
          </table:table-cell>
          <table:table-cell office:value-type="float" office:value="14.4542">
            <text:p>14.4542</text:p>
          </table:table-cell>
          <table:table-cell/>
          <table:table-cell office:value-type="string">
            <text:p>C</text:p>
          </table:table-cell>
        </table:table-row>
        <table:table-row table:style-name="ro2"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sim, Mr. Adola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OTON/O.Q. 3101310</text:p>
          </table:table-cell>
          <table:table-cell office:value-type="float" office:value="7.05">
            <text:p>7.0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365">
            <text:p>36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'Brien, Mr. Thomas</text:p>
          </table:table-cell>
          <table:table-cell office:value-type="string">
            <text:p>male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0365">
            <text:p>370365</text:p>
          </table:table-cell>
          <table:table-cell office:value-type="float" office:value="15.5">
            <text:p>15.5</text:p>
          </table:table-cell>
          <table:table-cell/>
          <table:table-cell office:value-type="string">
            <text:p>Q</text:p>
          </table:table-cell>
        </table:table-row>
        <table:table-row table:style-name="ro5">
          <table:table-cell office:value-type="float" office:value="366">
            <text:p>36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dahl, Mr. Mauritz Nils Martin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C 7076</text:p>
          </table:table-cell>
          <table:table-cell office:value-type="float" office:value="7.25">
            <text:p>7.25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367">
            <text:p>36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arren, Mrs. Frank Manley (Anna Sophia Atkinson)</text:p>
          </table:table-cell>
          <table:table-cell office:value-type="string">
            <text:p>female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0813">
            <text:p>110813</text:p>
          </table:table-cell>
          <table:table-cell office:value-type="float" office:value="75.25">
            <text:p>75.25</text:p>
          </table:table-cell>
          <table:table-cell table:style-name="ce1" office:value-type="string">
            <text:p>D37</text:p>
          </table:table-cell>
          <table:table-cell office:value-type="string">
            <text:p>C</text:p>
          </table:table-cell>
        </table:table-row>
        <table:table-row table:style-name="ro5">
          <table:table-cell office:value-type="float" office:value="368">
            <text:p>3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oussa, Mrs. (Mantoura Boulos)</text:p>
          </table:table-cell>
          <table:table-cell office:value-type="string">
            <text:p>fe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2626">
            <text:p>2626</text:p>
          </table:table-cell>
          <table:table-cell office:value-type="float" office:value="7.2292">
            <text:p>7.2292</text:p>
          </table:table-cell>
          <table:table-cell/>
          <table:table-cell office:value-type="string">
            <text:p>C</text:p>
          </table:table-cell>
        </table:table-row>
        <table:table-row table:style-name="ro2">
          <table:table-cell office:value-type="float" office:value="369">
            <text:p>36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Jermyn, Miss. Annie</text:p>
          </table:table-cell>
          <table:table-cell office:value-type="string">
            <text:p>fe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14313">
            <text:p>14313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5">
          <table:table-cell office:value-type="float" office:value="370">
            <text:p>37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ubart, Mme. Leontine Pauline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PC 17477</text:p>
          </table:table-cell>
          <table:table-cell office:value-type="float" office:value="69.3">
            <text:p>69.3</text:p>
          </table:table-cell>
          <table:table-cell table:style-name="ce1" office:value-type="string">
            <text:p>B35</text:p>
          </table:table-cell>
          <table:table-cell office:value-type="string">
            <text:p>C</text:p>
          </table:table-cell>
        </table:table-row>
        <table:table-row table:style-name="ro5">
          <table:table-cell office:value-type="float" office:value="371">
            <text:p>37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arder, Mr. George Achilles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765">
            <text:p>11765</text:p>
          </table:table-cell>
          <table:table-cell office:value-type="float" office:value="55.4417">
            <text:p>55.4417</text:p>
          </table:table-cell>
          <table:table-cell table:style-name="ce1" office:value-type="string">
            <text:p>E50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372">
            <text:p>37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Wiklund, Mr. Jakob Alfred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01267">
            <text:p>3101267</text:p>
          </table:table-cell>
          <table:table-cell office:value-type="float" office:value="6.4958">
            <text:p>6.4958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eavan, Mr. William Thomas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323951">
            <text:p>323951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374">
            <text:p>3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inghini, Mr. Sante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PC 17760</text:p>
          </table:table-cell>
          <table:table-cell office:value-type="float" office:value="135.6333">
            <text:p>135.6333</text:p>
          </table:table-cell>
          <table:table-cell/>
          <table:table-cell office:value-type="string">
            <text:p>C</text:p>
          </table:table-cell>
        </table:table-row>
        <table:table-row table:style-name="ro5"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alsson, Miss. Stina Viola</text:p>
          </table:table-cell>
          <table:table-cell office:value-type="string">
            <text:p>female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49909">
            <text:p>349909</text:p>
          </table:table-cell>
          <table:table-cell office:value-type="float" office:value="21.075">
            <text:p>21.07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376">
            <text:p>37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eyer, Mrs. Edgar Joseph (Leila Saks)</text:p>
          </table:table-cell>
          <table:table-cell office:value-type="string">
            <text:p>female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PC 17604</text:p>
          </table:table-cell>
          <table:table-cell office:value-type="float" office:value="82.1708">
            <text:p>82.1708</text:p>
          </table:table-cell>
          <table:table-cell/>
          <table:table-cell office:value-type="string">
            <text:p>C</text:p>
          </table:table-cell>
        </table:table-row>
        <table:table-row table:style-name="ro5">
          <table:table-cell office:value-type="float" office:value="377">
            <text:p>37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Landergren, Miss. Aurora Adelia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C 7077</text:p>
          </table:table-cell>
          <table:table-cell office:value-type="float" office:value="7.25">
            <text:p>7.2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idener, Mr. Harry Elkins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3503">
            <text:p>113503</text:p>
          </table:table-cell>
          <table:table-cell office:value-type="float" office:value="211.5">
            <text:p>211.5</text:p>
          </table:table-cell>
          <table:table-cell table:style-name="ce1" office:value-type="string">
            <text:p>C82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379">
            <text:p>37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etros, Mr. Tannous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648">
            <text:p>2648</text:p>
          </table:table-cell>
          <table:table-cell office:value-type="float" office:value="4.0125">
            <text:p>4.0125</text:p>
          </table:table-cell>
          <table:table-cell/>
          <table:table-cell office:value-type="string">
            <text:p>C</text:p>
          </table:table-cell>
        </table:table-row>
        <table:table-row table:style-name="ro5"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ustafsson, Mr. Karl Gideon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347069">
            <text:p>347069</text:p>
          </table:table-cell>
          <table:table-cell office:value-type="float" office:value="7.775">
            <text:p>7.77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381">
            <text:p>38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idois, Miss. Rosalie</text:p>
          </table:table-cell>
          <table:table-cell office:value-type="string">
            <text:p>female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PC 17757</text:p>
          </table:table-cell>
          <table:table-cell office:value-type="float" office:value="227.525">
            <text:p>227.525</text:p>
          </table:table-cell>
          <table:table-cell/>
          <table:table-cell office:value-type="string">
            <text:p>C</text:p>
          </table:table-cell>
        </table:table-row>
        <table:table-row table:style-name="ro5">
          <table:table-cell office:value-type="float" office:value="382">
            <text:p>3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akid, Miss. Maria ("Mary")</text:p>
          </table:table-cell>
          <table:table-cell office:value-type="string">
            <text:p>fema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53">
            <text:p>2653</text:p>
          </table:table-cell>
          <table:table-cell office:value-type="float" office:value="15.7417">
            <text:p>15.7417</text:p>
          </table:table-cell>
          <table:table-cell/>
          <table:table-cell office:value-type="string">
            <text:p>C</text:p>
          </table:table-cell>
        </table:table-row>
        <table:table-row table:style-name="ro2">
          <table:table-cell office:value-type="float" office:value="383">
            <text:p>38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ikkanen, Mr. Juho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TON/O 2. 3101293</text:p>
          </table:table-cell>
          <table:table-cell office:value-type="float" office:value="7.925">
            <text:p>7.925</text:p>
          </table:table-cell>
          <table:table-cell/>
          <table:table-cell office:value-type="string">
            <text:p>S</text:p>
          </table:table-cell>
        </table:table-row>
        <table:table-row table:style-name="ro6">
          <table:table-cell office:value-type="float" office:value="384">
            <text:p>38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olverson, Mrs. Alexander Oskar (Mary Aline Towner)</text:p>
          </table:table-cell>
          <table:table-cell office:value-type="string">
            <text:p>female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3789">
            <text:p>113789</text:p>
          </table:table-cell>
          <table:table-cell office:value-type="float" office:value="52">
            <text:p>52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385">
            <text:p>38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lotcharsky, Mr. Vasil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49227">
            <text:p>349227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386">
            <text:p>38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avies, Mr. Charles Henry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.O.C. 14879</text:p>
          </table:table-cell>
          <table:table-cell office:value-type="float" office:value="73.5">
            <text:p>73.5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387">
            <text:p>38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oodwin, Master. Sidney Leonard</text:p>
          </table:table-cell>
          <table:table-cell office:value-type="string">
            <text:p>mal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1" office:value-type="string">
            <text:p>CA 2144</text:p>
          </table:table-cell>
          <table:table-cell office:value-type="float" office:value="46.9">
            <text:p>46.9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uss, Miss. Kate</text:p>
          </table:table-cell>
          <table:table-cell office:value-type="string">
            <text:p>fe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27849">
            <text:p>27849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389">
            <text:p>38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dlier, Mr. Matthew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67655">
            <text:p>367655</text:p>
          </table:table-cell>
          <table:table-cell office:value-type="float" office:value="7.7292">
            <text:p>7.7292</text:p>
          </table:table-cell>
          <table:table-cell/>
          <table:table-cell office:value-type="string">
            <text:p>Q</text:p>
          </table:table-cell>
        </table:table-row>
        <table:table-row table:style-name="ro2"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Lehmann, Miss. Bertha</text:p>
          </table:table-cell>
          <table:table-cell office:value-type="string">
            <text:p>female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C 1748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C</text:p>
          </table:table-cell>
        </table:table-row>
        <table:table-row table:style-name="ro2">
          <table:table-cell office:value-type="float" office:value="391">
            <text:p>39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arter, Mr. William Ernest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3760">
            <text:p>113760</text:p>
          </table:table-cell>
          <table:table-cell office:value-type="float" office:value="120">
            <text:p>120</text:p>
          </table:table-cell>
          <table:table-cell table:style-name="ce1" office:value-type="string">
            <text:p>B96 B98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392">
            <text:p>3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Jansson, Mr. Carl Olof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50034">
            <text:p>350034</text:p>
          </table:table-cell>
          <table:table-cell office:value-type="float" office:value="7.7958">
            <text:p>7.7958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ustafsson, Mr. Johan Birger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101277">
            <text:p>3101277</text:p>
          </table:table-cell>
          <table:table-cell office:value-type="float" office:value="7.925">
            <text:p>7.92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394">
            <text:p>39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ewell, Miss. Marjorie</text:p>
          </table:table-cell>
          <table:table-cell office:value-type="string">
            <text:p>female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273">
            <text:p>35273</text:p>
          </table:table-cell>
          <table:table-cell office:value-type="float" office:value="113.275">
            <text:p>113.275</text:p>
          </table:table-cell>
          <table:table-cell table:style-name="ce1" office:value-type="string">
            <text:p>D36</text:p>
          </table:table-cell>
          <table:table-cell office:value-type="string">
            <text:p>C</text:p>
          </table:table-cell>
        </table:table-row>
        <table:table-row table:style-name="ro6"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andstrom, Mrs. Hjalmar (Agnes Charlotta Bengtsson)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" office:value-type="string">
            <text:p>PP 9549</text:p>
          </table:table-cell>
          <table:table-cell office:value-type="float" office:value="16.7">
            <text:p>16.7</text:p>
          </table:table-cell>
          <table:table-cell table:style-name="ce1" office:value-type="string">
            <text:p>G6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396">
            <text:p>39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ohansson, Mr. Erik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50052">
            <text:p>350052</text:p>
          </table:table-cell>
          <table:table-cell office:value-type="float" office:value="7.7958">
            <text:p>7.7958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397">
            <text:p>39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lsson, Miss. Elina</text:p>
          </table:table-cell>
          <table:table-cell office:value-type="string">
            <text:p>fe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50407">
            <text:p>350407</text:p>
          </table:table-cell>
          <table:table-cell office:value-type="float" office:value="7.8542">
            <text:p>7.8542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cKane, Mr. Peter David</text:p>
          </table:table-cell>
          <table:table-cell office:value-type="string">
            <text:p>male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28403">
            <text:p>2840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399">
            <text:p>3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ain, Dr. Alfred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44278">
            <text:p>244278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out, Mrs. William H (Jessie L)</text:p>
          </table:table-cell>
          <table:table-cell office:value-type="string">
            <text:p>fe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40929">
            <text:p>240929</text:p>
          </table:table-cell>
          <table:table-cell office:value-type="float" office:value="12.65">
            <text:p>12.6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401">
            <text:p>4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iskanen, Mr. Juha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TON/O 2. 3101289</text:p>
          </table:table-cell>
          <table:table-cell office:value-type="float" office:value="7.925">
            <text:p>7.92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dams, Mr. John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41826">
            <text:p>341826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ussila, Miss. Mari Aina</text:p>
          </table:table-cell>
          <table:table-cell office:value-type="string">
            <text:p>female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37">
            <text:p>4137</text:p>
          </table:table-cell>
          <table:table-cell office:value-type="float" office:value="9.825">
            <text:p>9.82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404">
            <text:p>40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akkarainen, Mr. Pekka Pietari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STON/O2. 3101279</text:p>
          </table:table-cell>
          <table:table-cell office:value-type="float" office:value="15.85">
            <text:p>15.8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reskovic, Miss. Marija</text:p>
          </table:table-cell>
          <table:table-cell office:value-type="string">
            <text:p>fe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315096">
            <text:p>315096</text:p>
          </table:table-cell>
          <table:table-cell office:value-type="float" office:value="8.6625">
            <text:p>8.662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Gale, Mr. Shadrach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664">
            <text:p>28664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407">
            <text:p>40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Widegren, Mr. Carl/Charles Peter</text:p>
          </table:table-cell>
          <table:table-cell office:value-type="string">
            <text:p>male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347064">
            <text:p>347064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408">
            <text:p>4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ichards, Master. William Rowe</text:p>
          </table:table-cell>
          <table:table-cell office:value-type="string">
            <text:p>male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9106">
            <text:p>29106</text:p>
          </table:table-cell>
          <table:table-cell office:value-type="float" office:value="18.75">
            <text:p>18.7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409">
            <text:p>40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irkeland, Mr. Hans Martin Monsen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12992">
            <text:p>312992</text:p>
          </table:table-cell>
          <table:table-cell office:value-type="float" office:value="7.775">
            <text:p>7.77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efebre, Miss. Ida</text:p>
          </table:table-cell>
          <table:table-cell office:value-type="string">
            <text:p>female</text:p>
          </table:table-cell>
          <table:table-cell table:style-name="ce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133">
            <text:p>4133</text:p>
          </table:table-cell>
          <table:table-cell office:value-type="float" office:value="25.4667">
            <text:p>25.4667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dycoff, Mr. Todor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49222">
            <text:p>349222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art, Mr. Henry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94140">
            <text:p>394140</text:p>
          </table:table-cell>
          <table:table-cell office:value-type="float" office:value="6.8583">
            <text:p>6.8583</text:p>
          </table:table-cell>
          <table:table-cell/>
          <table:table-cell office:value-type="string">
            <text:p>Q</text:p>
          </table:table-cell>
        </table:table-row>
        <table:table-row table:style-name="ro2">
          <table:table-cell office:value-type="float" office:value="413">
            <text:p>4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inahan, Miss. Daisy E</text:p>
          </table:table-cell>
          <table:table-cell office:value-type="string">
            <text:p>female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928">
            <text:p>19928</text:p>
          </table:table-cell>
          <table:table-cell office:value-type="float" office:value="90">
            <text:p>90</text:p>
          </table:table-cell>
          <table:table-cell table:style-name="ce1" office:value-type="string">
            <text:p>C78</text:p>
          </table:table-cell>
          <table:table-cell office:value-type="string">
            <text:p>Q</text:p>
          </table:table-cell>
        </table:table-row>
        <table:table-row table:style-name="ro5">
          <table:table-cell office:value-type="float" office:value="414">
            <text:p>41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unningham, Mr. Alfred Fleming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239853">
            <text:p>23985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415">
            <text:p>4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undman, Mr. Johan Julian</text:p>
          </table:table-cell>
          <table:table-cell office:value-type="string">
            <text:p>male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TON/O 2. 3101269</text:p>
          </table:table-cell>
          <table:table-cell office:value-type="float" office:value="7.925">
            <text:p>7.925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416">
            <text:p>41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eek, Mrs. Thomas (Annie Louise Rowley)</text:p>
          </table:table-cell>
          <table:table-cell office:value-type="string">
            <text:p>fe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43095">
            <text:p>343095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417">
            <text:p>4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rew, Mrs. James Vivian (Lulu Thorne Christian)</text:p>
          </table:table-cell>
          <table:table-cell office:value-type="string">
            <text:p>female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office:value-type="float" office:value="28220">
            <text:p>28220</text:p>
          </table:table-cell>
          <table:table-cell office:value-type="float" office:value="32.5">
            <text:p>32.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418">
            <text:p>4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ilven, Miss. Lyyli Karoliina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0652">
            <text:p>250652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atthews, Mr. William John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28228">
            <text:p>28228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an Impe, Miss. Catharina</text:p>
          </table:table-cell>
          <table:table-cell office:value-type="string">
            <text:p>female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45773">
            <text:p>345773</text:p>
          </table:table-cell>
          <table:table-cell office:value-type="float" office:value="24.15">
            <text:p>24.1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421">
            <text:p>42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heorgheff, Mr. Stanio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49254">
            <text:p>349254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C</text:p>
          </table:table-cell>
        </table:table-row>
        <table:table-row table:style-name="ro2"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harters, Mr. David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A/5. 13032</text:p>
          </table:table-cell>
          <table:table-cell office:value-type="float" office:value="7.7333">
            <text:p>7.7333</text:p>
          </table:table-cell>
          <table:table-cell/>
          <table:table-cell office:value-type="string">
            <text:p>Q</text:p>
          </table:table-cell>
        </table:table-row>
        <table:table-row table:style-name="ro2">
          <table:table-cell office:value-type="float" office:value="423">
            <text:p>42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Zimmerman, Mr. Leo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315082">
            <text:p>315082</text:p>
          </table:table-cell>
          <table:table-cell office:value-type="float" office:value="7.875">
            <text:p>7.875</text:p>
          </table:table-cell>
          <table:table-cell/>
          <table:table-cell office:value-type="string">
            <text:p>S</text:p>
          </table:table-cell>
        </table:table-row>
        <table:table-row table:style-name="ro6">
          <table:table-cell office:value-type="float" office:value="424">
            <text:p>42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anbom, Mrs. Ernst Gilbert (Anna Sigrid Maria Brogren)</text:p>
          </table:table-cell>
          <table:table-cell office:value-type="string">
            <text:p>fe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347080">
            <text:p>347080</text:p>
          </table:table-cell>
          <table:table-cell office:value-type="float" office:value="14.4">
            <text:p>14.4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425">
            <text:p>42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osblom, Mr. Viktor Richard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370129">
            <text:p>370129</text:p>
          </table:table-cell>
          <table:table-cell office:value-type="float" office:value="20.2125">
            <text:p>20.212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426">
            <text:p>42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Wiseman, Mr. Phillippe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table:style-name="ce1" office:value-type="string">
            <text:p>A/4. 34244</text:p>
          </table:table-cell>
          <table:table-cell office:value-type="float" office:value="7.25">
            <text:p>7.25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427">
            <text:p>4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larke, Mrs. Charles V (Ada Maria Winfield)</text:p>
          </table:table-cell>
          <table:table-cell office:value-type="string">
            <text:p>female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3">
            <text:p>200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3">
          <table:table-cell office:value-type="float" office:value="428">
            <text:p>4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hillips, Miss. Kate Florence ("Mrs Kate Louise Phillips Marshall")</text:p>
          </table:table-cell>
          <table:table-cell office:value-type="string">
            <text:p>fe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50655">
            <text:p>250655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429">
            <text:p>42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Flynn, Mr. James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64851">
            <text:p>364851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5">
          <table:table-cell office:value-type="float" office:value="430">
            <text:p>43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ickard, Mr. Berk (Berk Trembisky)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OTON/O.Q. 392078</text:p>
          </table:table-cell>
          <table:table-cell office:value-type="float" office:value="8.05">
            <text:p>8.05</text:p>
          </table:table-cell>
          <table:table-cell table:style-name="ce1" office:value-type="string">
            <text:p>E10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431">
            <text:p>43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jornstrom-Steffansson, Mr. Mauritz Hakan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10564">
            <text:p>110564</text:p>
          </table:table-cell>
          <table:table-cell office:value-type="float" office:value="26.55">
            <text:p>26.55</text:p>
          </table:table-cell>
          <table:table-cell table:style-name="ce1" office:value-type="string">
            <text:p>C52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432">
            <text:p>4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horneycroft, Mrs. Percival (Florence Kate White)</text:p>
          </table:table-cell>
          <table:table-cell office:value-type="string">
            <text:p>female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6564">
            <text:p>376564</text:p>
          </table:table-cell>
          <table:table-cell office:value-type="float" office:value="16.1">
            <text:p>16.1</text:p>
          </table:table-cell>
          <table:table-cell/>
          <table:table-cell office:value-type="string">
            <text:p>S</text:p>
          </table:table-cell>
        </table:table-row>
        <table:table-row table:style-name="ro3">
          <table:table-cell office:value-type="float" office:value="433">
            <text:p>4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Louch, Mrs. Charles Alexander (Alice Adelaide Slow)</text:p>
          </table:table-cell>
          <table:table-cell office:value-type="string">
            <text:p>female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SC/AH 3085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434">
            <text:p>43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allio, Mr. Nikolai Erland</text:p>
          </table:table-cell>
          <table:table-cell office:value-type="string">
            <text:p>male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TON/O 2. 3101274</text:p>
          </table:table-cell>
          <table:table-cell office:value-type="float" office:value="7.125">
            <text:p>7.12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ilvey, Mr. William Baird</text:p>
          </table:table-cell>
          <table:table-cell office:value-type="string">
            <text:p>mal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507">
            <text:p>13507</text:p>
          </table:table-cell>
          <table:table-cell office:value-type="float" office:value="55.9">
            <text:p>55.9</text:p>
          </table:table-cell>
          <table:table-cell table:style-name="ce1" office:value-type="string">
            <text:p>E44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436">
            <text:p>43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arter, Miss. Lucile Polk</text:p>
          </table:table-cell>
          <table:table-cell office:value-type="string">
            <text:p>female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3760">
            <text:p>113760</text:p>
          </table:table-cell>
          <table:table-cell office:value-type="float" office:value="120">
            <text:p>120</text:p>
          </table:table-cell>
          <table:table-cell table:style-name="ce1" office:value-type="string">
            <text:p>B96 B98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437">
            <text:p>43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Ford, Miss. Doolina Margaret "Daisy"</text:p>
          </table:table-cell>
          <table:table-cell office:value-type="string">
            <text:p>fe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2">
            <text:p>2</text:p>
          </table:table-cell>
          <table:table-cell table:style-name="ce1" office:value-type="string">
            <text:p>W./C. 6608</text:p>
          </table:table-cell>
          <table:table-cell office:value-type="float" office:value="34.375">
            <text:p>34.375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438">
            <text:p>4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ichards, Mrs. Sidney (Emily Hocking)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9106">
            <text:p>29106</text:p>
          </table:table-cell>
          <table:table-cell office:value-type="float" office:value="18.75">
            <text:p>18.7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439">
            <text:p>4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ortune, Mr. Mark</text:p>
          </table:table-cell>
          <table:table-cell office:value-type="string">
            <text:p>male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950">
            <text:p>19950</text:p>
          </table:table-cell>
          <table:table-cell office:value-type="float" office:value="263">
            <text:p>263</text:p>
          </table:table-cell>
          <table:table-cell table:style-name="ce1" office:value-type="string">
            <text:p>C23 C25 C27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Kvillner, Mr. Johan Henrik Johannesson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C.A. 18723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441">
            <text:p>4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rt, Mrs. Benjamin (Esther Ada Bloomfield)</text:p>
          </table:table-cell>
          <table:table-cell office:value-type="string">
            <text:p>female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F.C.C. 13529</text:p>
          </table:table-cell>
          <table:table-cell office:value-type="float" office:value="26.25">
            <text:p>26.2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ampe, Mr. Leon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345769">
            <text:p>345769</text:p>
          </table:table-cell>
          <table:table-cell office:value-type="float" office:value="9.5">
            <text:p>9.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etterson, Mr. Johan Emil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7076">
            <text:p>347076</text:p>
          </table:table-cell>
          <table:table-cell office:value-type="float" office:value="7.775">
            <text:p>7.77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444">
            <text:p>4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eynaldo, Ms. Encarnacion</text:p>
          </table:table-cell>
          <table:table-cell office:value-type="string">
            <text:p>fe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30434">
            <text:p>230434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445">
            <text:p>4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Johannesen-Bratthammer, Mr. Bernt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65306">
            <text:p>65306</text:p>
          </table:table-cell>
          <table:table-cell office:value-type="float" office:value="8.1125">
            <text:p>8.112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446">
            <text:p>44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odge, Master. Washington</text:p>
          </table:table-cell>
          <table:table-cell office:value-type="string">
            <text:p>mal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3638">
            <text:p>33638</text:p>
          </table:table-cell>
          <table:table-cell office:value-type="float" office:value="81.8583">
            <text:p>81.8583</text:p>
          </table:table-cell>
          <table:table-cell table:style-name="ce1" office:value-type="string">
            <text:p>A34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447">
            <text:p>4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ellinger, Miss. Madeleine Violet</text:p>
          </table:table-cell>
          <table:table-cell office:value-type="string">
            <text:p>female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0644">
            <text:p>250644</text:p>
          </table:table-cell>
          <table:table-cell office:value-type="float" office:value="19.5">
            <text:p>19.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448">
            <text:p>44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ward, Mr. Frederic Kimber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113794">
            <text:p>113794</text:p>
          </table:table-cell>
          <table:table-cell office:value-type="float" office:value="26.55">
            <text:p>26.5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449">
            <text:p>4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aclini, Miss. Marie Catherine</text:p>
          </table:table-cell>
          <table:table-cell office:value-type="string">
            <text:p>femal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666">
            <text:p>2666</text:p>
          </table:table-cell>
          <table:table-cell office:value-type="float" office:value="19.2583">
            <text:p>19.2583</text:p>
          </table:table-cell>
          <table:table-cell/>
          <table:table-cell office:value-type="string">
            <text:p>C</text:p>
          </table:table-cell>
        </table:table-row>
        <table:table-row table:style-name="ro5">
          <table:table-cell office:value-type="float" office:value="450">
            <text:p>45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euchen, Major. Arthur Godfrey</text:p>
          </table:table-cell>
          <table:table-cell office:value-type="string">
            <text:p>male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113786">
            <text:p>113786</text:p>
          </table:table-cell>
          <table:table-cell office:value-type="float" office:value="30.5">
            <text:p>30.5</text:p>
          </table:table-cell>
          <table:table-cell table:style-name="ce1" office:value-type="string">
            <text:p>C104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451">
            <text:p>4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West, Mr. Edwy Arthur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" office:value-type="string">
            <text:p>C.A. 34651</text:p>
          </table:table-cell>
          <table:table-cell office:value-type="float" office:value="27.75">
            <text:p>27.7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452">
            <text:p>4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agland, Mr. Ingvald Olai Olsen</text:p>
          </table:table-cell>
          <table:table-cell office:value-type="string">
            <text:p>male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303">
            <text:p>65303</text:p>
          </table:table-cell>
          <table:table-cell office:value-type="float" office:value="19.9667">
            <text:p>19.9667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453">
            <text:p>4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oreman, Mr. Benjamin Laventall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13051">
            <text:p>113051</text:p>
          </table:table-cell>
          <table:table-cell office:value-type="float" office:value="27.75">
            <text:p>27.75</text:p>
          </table:table-cell>
          <table:table-cell table:style-name="ce1" office:value-type="string">
            <text:p>C111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454">
            <text:p>45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oldenberg, Mr. Samuel L</text:p>
          </table:table-cell>
          <table:table-cell office:value-type="string">
            <text:p>male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453">
            <text:p>17453</text:p>
          </table:table-cell>
          <table:table-cell office:value-type="float" office:value="89.1042">
            <text:p>89.1042</text:p>
          </table:table-cell>
          <table:table-cell table:style-name="ce1" office:value-type="string">
            <text:p>C92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455">
            <text:p>4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eduzzi, Mr. Joseph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table:style-name="ce1" office:value-type="string">
            <text:p>A/5 2817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456">
            <text:p>4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Jalsevac, Mr. Ivan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349240">
            <text:p>349240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C</text:p>
          </table:table-cell>
        </table:table-row>
        <table:table-row table:style-name="ro2">
          <table:table-cell office:value-type="float" office:value="457">
            <text:p>4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illet, Mr. Francis Davis</text:p>
          </table:table-cell>
          <table:table-cell office:value-type="string">
            <text:p>male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13509">
            <text:p>13509</text:p>
          </table:table-cell>
          <table:table-cell office:value-type="float" office:value="26.55">
            <text:p>26.55</text:p>
          </table:table-cell>
          <table:table-cell table:style-name="ce1" office:value-type="string">
            <text:p>E38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458">
            <text:p>45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Kenyon, Mrs. Frederick R (Marion)</text:p>
          </table:table-cell>
          <table:table-cell office:value-type="string">
            <text:p>female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464">
            <text:p>17464</text:p>
          </table:table-cell>
          <table:table-cell office:value-type="float" office:value="51.8625">
            <text:p>51.8625</text:p>
          </table:table-cell>
          <table:table-cell table:style-name="ce1" office:value-type="string">
            <text:p>D21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459">
            <text:p>4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oomey, Miss. Ellen</text:p>
          </table:table-cell>
          <table:table-cell office:value-type="string">
            <text:p>female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F.C.C. 13531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'Connor, Mr. Maurice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71060">
            <text:p>371060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2">
          <table:table-cell office:value-type="float" office:value="461">
            <text:p>46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nderson, Mr. Harry</text:p>
          </table:table-cell>
          <table:table-cell office:value-type="string">
            <text:p>male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19952">
            <text:p>19952</text:p>
          </table:table-cell>
          <table:table-cell office:value-type="float" office:value="26.55">
            <text:p>26.55</text:p>
          </table:table-cell>
          <table:table-cell table:style-name="ce1" office:value-type="string">
            <text:p>E12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462">
            <text:p>46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orley, Mr. William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64506">
            <text:p>364506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ee, Mr. Arthur H</text:p>
          </table:table-cell>
          <table:table-cell office:value-type="string">
            <text:p>male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111320">
            <text:p>111320</text:p>
          </table:table-cell>
          <table:table-cell office:value-type="float" office:value="38.5">
            <text:p>38.5</text:p>
          </table:table-cell>
          <table:table-cell table:style-name="ce1" office:value-type="string">
            <text:p>E63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464">
            <text:p>46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illing, Mr. Jacob Christian</text:p>
          </table:table-cell>
          <table:table-cell office:value-type="string">
            <text:p>male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234360">
            <text:p>23436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465">
            <text:p>46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aisner, Mr. Simon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table:style-name="ce1" office:value-type="string">
            <text:p>A/S 2816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466">
            <text:p>46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oncalves, Mr. Manuel Estanslas</text:p>
          </table:table-cell>
          <table:table-cell office:value-type="string">
            <text:p>male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OTON/O.Q. 3101306</text:p>
          </table:table-cell>
          <table:table-cell office:value-type="float" office:value="7.05">
            <text:p>7.0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467">
            <text:p>46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ampbell, Mr. William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239853">
            <text:p>23985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mart, Mr. John Montgomery</text:p>
          </table:table-cell>
          <table:table-cell office:value-type="string">
            <text:p>male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113792">
            <text:p>113792</text:p>
          </table:table-cell>
          <table:table-cell office:value-type="float" office:value="26.55">
            <text:p>26.5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469">
            <text:p>46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canlan, Mr. James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6209">
            <text:p>36209</text:p>
          </table:table-cell>
          <table:table-cell office:value-type="float" office:value="7.725">
            <text:p>7.725</text:p>
          </table:table-cell>
          <table:table-cell/>
          <table:table-cell office:value-type="string">
            <text:p>Q</text:p>
          </table:table-cell>
        </table:table-row>
        <table:table-row table:style-name="ro5">
          <table:table-cell office:value-type="float" office:value="470">
            <text:p>47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aclini, Miss. Helene Barbara</text:p>
          </table:table-cell>
          <table:table-cell office:value-type="string">
            <text:p>female</text:p>
          </table:table-cell>
          <table:table-cell office:value-type="float" office:value="0.75">
            <text:p>0.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666">
            <text:p>2666</text:p>
          </table:table-cell>
          <table:table-cell office:value-type="float" office:value="19.2583">
            <text:p>19.2583</text:p>
          </table:table-cell>
          <table:table-cell/>
          <table:table-cell office:value-type="string">
            <text:p>C</text:p>
          </table:table-cell>
        </table:table-row>
        <table:table-row table:style-name="ro2">
          <table:table-cell office:value-type="float" office:value="471">
            <text:p>47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eefe, Mr. Arthur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23592">
            <text:p>323592</text:p>
          </table:table-cell>
          <table:table-cell office:value-type="float" office:value="7.25">
            <text:p>7.2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acic, Mr. Luka</text:p>
          </table:table-cell>
          <table:table-cell office:value-type="string">
            <text:p>male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15089">
            <text:p>315089</text:p>
          </table:table-cell>
          <table:table-cell office:value-type="float" office:value="8.6625">
            <text:p>8.6625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473">
            <text:p>4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est, Mrs. Edwy Arthur (Ada Mary Worth)</text:p>
          </table:table-cell>
          <table:table-cell office:value-type="string">
            <text:p>female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" office:value-type="string">
            <text:p>C.A. 34651</text:p>
          </table:table-cell>
          <table:table-cell office:value-type="float" office:value="27.75">
            <text:p>27.75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474">
            <text:p>4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Jerwan, Mrs. Amin S (Marie Marthe Thuillard)</text:p>
          </table:table-cell>
          <table:table-cell office:value-type="string">
            <text:p>fe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C/AH Basle 541</text:p>
          </table:table-cell>
          <table:table-cell office:value-type="float" office:value="13.7917">
            <text:p>13.7917</text:p>
          </table:table-cell>
          <table:table-cell table:style-name="ce1" office:value-type="string">
            <text:p>D</text:p>
          </table:table-cell>
          <table:table-cell office:value-type="string">
            <text:p>C</text:p>
          </table:table-cell>
        </table:table-row>
        <table:table-row table:style-name="ro5">
          <table:table-cell office:value-type="float" office:value="475">
            <text:p>47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randberg, Miss. Ida Sofia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7553">
            <text:p>7553</text:p>
          </table:table-cell>
          <table:table-cell office:value-type="float" office:value="9.8375">
            <text:p>9.837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lifford, Mr. George Quincy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110465">
            <text:p>110465</text:p>
          </table:table-cell>
          <table:table-cell office:value-type="float" office:value="52">
            <text:p>52</text:p>
          </table:table-cell>
          <table:table-cell table:style-name="ce1" office:value-type="string">
            <text:p>A14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477">
            <text:p>47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Renouf, Mr. Peter Henry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027">
            <text:p>31027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478">
            <text:p>4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raund, Mr. Lewis Richard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60">
            <text:p>3460</text:p>
          </table:table-cell>
          <table:table-cell office:value-type="float" office:value="7.0458">
            <text:p>7.0458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479">
            <text:p>47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arlsson, Mr. Nils August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50060">
            <text:p>350060</text:p>
          </table:table-cell>
          <table:table-cell office:value-type="float" office:value="7.5208">
            <text:p>7.5208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irvonen, Miss. Hildur E</text:p>
          </table:table-cell>
          <table:table-cell office:value-type="string">
            <text:p>femal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01298">
            <text:p>3101298</text:p>
          </table:table-cell>
          <table:table-cell office:value-type="float" office:value="12.2875">
            <text:p>12.287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481">
            <text:p>48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oodwin, Master. Harold Victor</text:p>
          </table:table-cell>
          <table:table-cell office:value-type="string">
            <text:p>male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1" office:value-type="string">
            <text:p>CA 2144</text:p>
          </table:table-cell>
          <table:table-cell office:value-type="float" office:value="46.9">
            <text:p>46.9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482">
            <text:p>48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Frost, Mr. Anthony Wood "Archie"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239854">
            <text:p>23985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ouse, Mr. Richard Henry</text:p>
          </table:table-cell>
          <table:table-cell office:value-type="string">
            <text:p>male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A/5 3594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484">
            <text:p>4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urkula, Mrs. (Hedwig)</text:p>
          </table:table-cell>
          <table:table-cell office:value-type="string">
            <text:p>female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4134">
            <text:p>4134</text:p>
          </table:table-cell>
          <table:table-cell office:value-type="float" office:value="9.5875">
            <text:p>9.587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485">
            <text:p>48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ishop, Mr. Dickinson H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967">
            <text:p>11967</text:p>
          </table:table-cell>
          <table:table-cell office:value-type="float" office:value="91.0792">
            <text:p>91.0792</text:p>
          </table:table-cell>
          <table:table-cell table:style-name="ce1" office:value-type="string">
            <text:p>B49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efebre, Miss. Jeannie</text:p>
          </table:table-cell>
          <table:table-cell office:value-type="string">
            <text:p>female</text:p>
          </table:table-cell>
          <table:table-cell table:style-name="ce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133">
            <text:p>4133</text:p>
          </table:table-cell>
          <table:table-cell office:value-type="float" office:value="25.4667">
            <text:p>25.4667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487">
            <text:p>48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oyt, Mrs. Frederick Maxfield (Jane Anne Forby)</text:p>
          </table:table-cell>
          <table:table-cell office:value-type="string">
            <text:p>female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943">
            <text:p>19943</text:p>
          </table:table-cell>
          <table:table-cell office:value-type="float" office:value="90">
            <text:p>90</text:p>
          </table:table-cell>
          <table:table-cell table:style-name="ce1" office:value-type="string">
            <text:p>C93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488">
            <text:p>4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Kent, Mr. Edward Austin</text:p>
          </table:table-cell>
          <table:table-cell office:value-type="string">
            <text:p>male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11771">
            <text:p>11771</text:p>
          </table:table-cell>
          <table:table-cell office:value-type="float" office:value="29.7">
            <text:p>29.7</text:p>
          </table:table-cell>
          <table:table-cell table:style-name="ce1" office:value-type="string">
            <text:p>B37</text:p>
          </table:table-cell>
          <table:table-cell office:value-type="string">
            <text:p>C</text:p>
          </table:table-cell>
        </table:table-row>
        <table:table-row table:style-name="ro5">
          <table:table-cell office:value-type="float" office:value="489">
            <text:p>48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omerton, Mr. Francis William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A.5. 18509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490">
            <text:p>49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outts, Master. Eden Leslie "Neville"</text:p>
          </table:table-cell>
          <table:table-cell office:value-type="string">
            <text:p>male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C.A. 37671</text:p>
          </table:table-cell>
          <table:table-cell office:value-type="float" office:value="15.9">
            <text:p>15.9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491">
            <text:p>49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agland, Mr. Konrad Mathias Reiersen</text:p>
          </table:table-cell>
          <table:table-cell office:value-type="string">
            <text:p>male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304">
            <text:p>65304</text:p>
          </table:table-cell>
          <table:table-cell office:value-type="float" office:value="19.9667">
            <text:p>19.9667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Windelov, Mr. Einar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OTON/OQ 3101317</text:p>
          </table:table-cell>
          <table:table-cell office:value-type="float" office:value="7.25">
            <text:p>7.2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493">
            <text:p>49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olson, Mr. Harry Markland</text:p>
          </table:table-cell>
          <table:table-cell office:value-type="string">
            <text:p>male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113787">
            <text:p>113787</text:p>
          </table:table-cell>
          <table:table-cell office:value-type="float" office:value="30.5">
            <text:p>30.5</text:p>
          </table:table-cell>
          <table:table-cell table:style-name="ce1" office:value-type="string">
            <text:p>C30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494">
            <text:p>49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rtagaveytia, Mr. Ramon</text:p>
          </table:table-cell>
          <table:table-cell office:value-type="string">
            <text:p>male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PC 17609</text:p>
          </table:table-cell>
          <table:table-cell office:value-type="float" office:value="49.5042">
            <text:p>49.5042</text:p>
          </table:table-cell>
          <table:table-cell/>
          <table:table-cell office:value-type="string">
            <text:p>C</text:p>
          </table:table-cell>
        </table:table-row>
        <table:table-row table:style-name="ro5">
          <table:table-cell office:value-type="float" office:value="495">
            <text:p>49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anley, Mr. Edward Roland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A/4 45380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496">
            <text:p>49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Yousseff, Mr. Gerious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2627">
            <text:p>2627</text:p>
          </table:table-cell>
          <table:table-cell office:value-type="float" office:value="14.4583">
            <text:p>14.4583</text:p>
          </table:table-cell>
          <table:table-cell/>
          <table:table-cell office:value-type="string">
            <text:p>C</text:p>
          </table:table-cell>
        </table:table-row>
        <table:table-row table:style-name="ro5">
          <table:table-cell office:value-type="float" office:value="497">
            <text:p>49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ustis, Miss. Elizabeth Mussey</text:p>
          </table:table-cell>
          <table:table-cell office:value-type="string">
            <text:p>female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947">
            <text:p>36947</text:p>
          </table:table-cell>
          <table:table-cell office:value-type="float" office:value="78.2667">
            <text:p>78.2667</text:p>
          </table:table-cell>
          <table:table-cell table:style-name="ce1" office:value-type="string">
            <text:p>D20</text:p>
          </table:table-cell>
          <table:table-cell office:value-type="string">
            <text:p>C</text:p>
          </table:table-cell>
        </table:table-row>
        <table:table-row table:style-name="ro5">
          <table:table-cell office:value-type="float" office:value="498">
            <text:p>49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hellard, Mr. Frederick William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table:style-name="ce1" office:value-type="string">
            <text:p>C.A. 6212</text:p>
          </table:table-cell>
          <table:table-cell office:value-type="float" office:value="15.1">
            <text:p>15.1</text:p>
          </table:table-cell>
          <table:table-cell/>
          <table:table-cell office:value-type="string">
            <text:p>S</text:p>
          </table:table-cell>
        </table:table-row>
        <table:table-row table:style-name="ro6">
          <table:table-cell office:value-type="float" office:value="499">
            <text:p>4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llison, Mrs. Hudson J C (Bessie Waldo Daniels)</text:p>
          </table:table-cell>
          <table:table-cell office:value-type="string">
            <text:p>female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3781">
            <text:p>113781</text:p>
          </table:table-cell>
          <table:table-cell office:value-type="float" office:value="151.55">
            <text:p>151.55</text:p>
          </table:table-cell>
          <table:table-cell table:style-name="ce1" office:value-type="string">
            <text:p>C22 C26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vensson, Mr. Olof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50035">
            <text:p>350035</text:p>
          </table:table-cell>
          <table:table-cell office:value-type="float" office:value="7.7958">
            <text:p>7.7958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alic, Mr. Petar</text:p>
          </table:table-cell>
          <table:table-cell office:value-type="string">
            <text:p>male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15086">
            <text:p>315086</text:p>
          </table:table-cell>
          <table:table-cell office:value-type="float" office:value="8.6625">
            <text:p>8.662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502">
            <text:p>50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anavan, Miss. Mary</text:p>
          </table:table-cell>
          <table:table-cell office:value-type="string">
            <text:p>fe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64846">
            <text:p>364846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5"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'Sullivan, Miss. Bridget Mary</text:p>
          </table:table-cell>
          <table:table-cell office:value-type="string">
            <text:p>fe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30909">
            <text:p>330909</text:p>
          </table:table-cell>
          <table:table-cell office:value-type="float" office:value="7.6292">
            <text:p>7.6292</text:p>
          </table:table-cell>
          <table:table-cell/>
          <table:table-cell office:value-type="string">
            <text:p>Q</text:p>
          </table:table-cell>
        </table:table-row>
        <table:table-row table:style-name="ro5">
          <table:table-cell office:value-type="float" office:value="504">
            <text:p>50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aitinen, Miss. Kristina Sofia</text:p>
          </table:table-cell>
          <table:table-cell office:value-type="string">
            <text:p>female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4135">
            <text:p>4135</text:p>
          </table:table-cell>
          <table:table-cell office:value-type="float" office:value="9.5875">
            <text:p>9.587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505">
            <text:p>5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aioni, Miss. Roberta</text:p>
          </table:table-cell>
          <table:table-cell office:value-type="string">
            <text:p>female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10152">
            <text:p>110152</text:p>
          </table:table-cell>
          <table:table-cell office:value-type="float" office:value="86.5">
            <text:p>86.5</text:p>
          </table:table-cell>
          <table:table-cell table:style-name="ce1" office:value-type="string">
            <text:p>B79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506">
            <text:p>5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enasco y Castellana, Mr. Victor de Satode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PC 17758</text:p>
          </table:table-cell>
          <table:table-cell office:value-type="float" office:value="108.9">
            <text:p>108.9</text:p>
          </table:table-cell>
          <table:table-cell table:style-name="ce1" office:value-type="string">
            <text:p>C65</text:p>
          </table:table-cell>
          <table:table-cell office:value-type="string">
            <text:p>C</text:p>
          </table:table-cell>
        </table:table-row>
        <table:table-row table:style-name="ro4">
          <table:table-cell office:value-type="float" office:value="507">
            <text:p>5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Quick, Mrs. Frederick Charles (Jane Richards)</text:p>
          </table:table-cell>
          <table:table-cell office:value-type="string">
            <text:p>female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360">
            <text:p>26360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6">
          <table:table-cell office:value-type="float" office:value="508">
            <text:p>5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radley, Mr. George ("George Arthur Brayton")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111427">
            <text:p>111427</text:p>
          </table:table-cell>
          <table:table-cell office:value-type="float" office:value="26.55">
            <text:p>26.5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509">
            <text:p>50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lsen, Mr. Henry Margido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C 4001</text:p>
          </table:table-cell>
          <table:table-cell office:value-type="float" office:value="22.525">
            <text:p>22.52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510">
            <text:p>5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Lang, Mr. Fang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601">
            <text:p>1601</text:p>
          </table:table-cell>
          <table:table-cell office:value-type="float" office:value="56.4958">
            <text:p>56.4958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511">
            <text:p>5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aly, Mr. Eugene Patrick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382651">
            <text:p>382651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Webber, Mr. James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table:style-name="ce1" office:value-type="string">
            <text:p>SOTON/OQ 3101316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513">
            <text:p>5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cGough, Mr. James Robert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PC 17473</text:p>
          </table:table-cell>
          <table:table-cell office:value-type="float" office:value="26.2875">
            <text:p>26.2875</text:p>
          </table:table-cell>
          <table:table-cell table:style-name="ce1" office:value-type="string">
            <text:p>E25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514">
            <text:p>51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othschild, Mrs. Martin (Elizabeth L. Barrett)</text:p>
          </table:table-cell>
          <table:table-cell office:value-type="string">
            <text:p>female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PC 17603</text:p>
          </table:table-cell>
          <table:table-cell office:value-type="float" office:value="59.4">
            <text:p>59.4</text:p>
          </table:table-cell>
          <table:table-cell/>
          <table:table-cell office:value-type="string">
            <text:p>C</text:p>
          </table:table-cell>
        </table:table-row>
        <table:table-row table:style-name="ro2">
          <table:table-cell office:value-type="float" office:value="515">
            <text:p>5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oleff, Mr. Satio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49209">
            <text:p>349209</text:p>
          </table:table-cell>
          <table:table-cell office:value-type="float" office:value="7.4958">
            <text:p>7.4958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516">
            <text:p>5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alker, Mr. William Anderson</text:p>
          </table:table-cell>
          <table:table-cell office:value-type="string">
            <text:p>male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36967">
            <text:p>36967</text:p>
          </table:table-cell>
          <table:table-cell office:value-type="float" office:value="34.0208">
            <text:p>34.0208</text:p>
          </table:table-cell>
          <table:table-cell table:style-name="ce1" office:value-type="string">
            <text:p>D46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517">
            <text:p>5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Lemore, Mrs. (Amelia Milley)</text:p>
          </table:table-cell>
          <table:table-cell office:value-type="string">
            <text:p>female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C.A. 34260</text:p>
          </table:table-cell>
          <table:table-cell office:value-type="float" office:value="10.5">
            <text:p>10.5</text:p>
          </table:table-cell>
          <table:table-cell table:style-name="ce1" office:value-type="string">
            <text:p>F33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518">
            <text:p>51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yan, Mr. Patrick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71110">
            <text:p>371110</text:p>
          </table:table-cell>
          <table:table-cell office:value-type="float" office:value="24.15">
            <text:p>24.15</text:p>
          </table:table-cell>
          <table:table-cell/>
          <table:table-cell office:value-type="string">
            <text:p>Q</text:p>
          </table:table-cell>
        </table:table-row>
        <table:table-row table:style-name="ro3">
          <table:table-cell office:value-type="float" office:value="519">
            <text:p>5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ngle, Mrs. William A (Florence "Mary" Agnes Hughes)</text:p>
          </table:table-cell>
          <table:table-cell office:value-type="string">
            <text:p>female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6875">
            <text:p>226875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avlovic, Mr. Stefo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49242">
            <text:p>349242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521">
            <text:p>52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erreault, Miss. Anne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2749">
            <text:p>12749</text:p>
          </table:table-cell>
          <table:table-cell office:value-type="float" office:value="93.5">
            <text:p>93.5</text:p>
          </table:table-cell>
          <table:table-cell table:style-name="ce1" office:value-type="string">
            <text:p>B73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522">
            <text:p>5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ovk, Mr. Janko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49252">
            <text:p>349252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523">
            <text:p>52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ahoud, Mr. Sarkis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2624">
            <text:p>2624</text:p>
          </table:table-cell>
          <table:table-cell office:value-type="float" office:value="7.225">
            <text:p>7.225</text:p>
          </table:table-cell>
          <table:table-cell/>
          <table:table-cell office:value-type="string">
            <text:p>C</text:p>
          </table:table-cell>
        </table:table-row>
        <table:table-row table:style-name="ro4">
          <table:table-cell office:value-type="float" office:value="524">
            <text:p>52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ippach, Mrs. Louis Albert (Ida Sophia Fischer)</text:p>
          </table:table-cell>
          <table:table-cell office:value-type="string">
            <text:p>female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1361">
            <text:p>111361</text:p>
          </table:table-cell>
          <table:table-cell office:value-type="float" office:value="57.9792">
            <text:p>57.9792</text:p>
          </table:table-cell>
          <table:table-cell table:style-name="ce1" office:value-type="string">
            <text:p>B18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525">
            <text:p>52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assem, Mr. Fared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2700">
            <text:p>2700</text:p>
          </table:table-cell>
          <table:table-cell office:value-type="float" office:value="7.2292">
            <text:p>7.2292</text:p>
          </table:table-cell>
          <table:table-cell/>
          <table:table-cell office:value-type="string">
            <text:p>C</text:p>
          </table:table-cell>
        </table:table-row>
        <table:table-row table:style-name="ro2">
          <table:table-cell office:value-type="float" office:value="526">
            <text:p>52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Farrell, Mr. James</text:p>
          </table:table-cell>
          <table:table-cell office:value-type="string">
            <text:p>male</text:p>
          </table:table-cell>
          <table:table-cell office:value-type="float" office:value="40.5">
            <text:p>40.5</text:p>
          </table:table-cell>
          <table:table-cell table:number-columns-repeated="2" office:value-type="float" office:value="0">
            <text:p>0</text:p>
          </table:table-cell>
          <table:table-cell office:value-type="float" office:value="367232">
            <text:p>367232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2">
          <table:table-cell office:value-type="float" office:value="527">
            <text:p>5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idsdale, Miss. Lucy</text:p>
          </table:table-cell>
          <table:table-cell office:value-type="string">
            <text:p>female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W./C. 14258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528">
            <text:p>5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arthing, Mr. John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table:style-name="ce1" office:value-type="string">
            <text:p>PC 17483</text:p>
          </table:table-cell>
          <table:table-cell office:value-type="float" office:value="221.7792">
            <text:p>221.7792</text:p>
          </table:table-cell>
          <table:table-cell table:style-name="ce1" office:value-type="string">
            <text:p>C95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529">
            <text:p>52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lonen, Mr. Johan Werner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101296">
            <text:p>3101296</text:p>
          </table:table-cell>
          <table:table-cell office:value-type="float" office:value="7.925">
            <text:p>7.92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ocking, Mr. Richard George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9104">
            <text:p>29104</text:p>
          </table:table-cell>
          <table:table-cell office:value-type="float" office:value="11.5">
            <text:p>11.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531">
            <text:p>5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Quick, Miss. Phyllis May</text:p>
          </table:table-cell>
          <table:table-cell office:value-type="string">
            <text:p>female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6360">
            <text:p>26360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532">
            <text:p>53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oufik, Mr. Nakli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2641">
            <text:p>2641</text:p>
          </table:table-cell>
          <table:table-cell office:value-type="float" office:value="7.2292">
            <text:p>7.2292</text:p>
          </table:table-cell>
          <table:table-cell/>
          <table:table-cell office:value-type="string">
            <text:p>C</text:p>
          </table:table-cell>
        </table:table-row>
        <table:table-row table:style-name="ro2">
          <table:table-cell office:value-type="float" office:value="533">
            <text:p>5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Elias, Mr. Joseph Jr</text:p>
          </table:table-cell>
          <table:table-cell office:value-type="string">
            <text:p>male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2690">
            <text:p>2690</text:p>
          </table:table-cell>
          <table:table-cell office:value-type="float" office:value="7.2292">
            <text:p>7.2292</text:p>
          </table:table-cell>
          <table:table-cell/>
          <table:table-cell office:value-type="string">
            <text:p>C</text:p>
          </table:table-cell>
        </table:table-row>
        <table:table-row table:style-name="ro4">
          <table:table-cell office:value-type="float" office:value="534">
            <text:p>53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eter, Mrs. Catherine (Catherine Rizk)</text:p>
          </table:table-cell>
          <table:table-cell office:value-type="string">
            <text:p>female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68">
            <text:p>2668</text:p>
          </table:table-cell>
          <table:table-cell office:value-type="float" office:value="22.3583">
            <text:p>22.3583</text:p>
          </table:table-cell>
          <table:table-cell/>
          <table:table-cell office:value-type="string">
            <text:p>C</text:p>
          </table:table-cell>
        </table:table-row>
        <table:table-row table:style-name="ro2">
          <table:table-cell office:value-type="float" office:value="535">
            <text:p>53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acic, Miss. Marija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15084">
            <text:p>315084</text:p>
          </table:table-cell>
          <table:table-cell office:value-type="float" office:value="8.6625">
            <text:p>8.662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536">
            <text:p>5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rt, Miss. Eva Miriam</text:p>
          </table:table-cell>
          <table:table-cell office:value-type="string">
            <text:p>female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" office:value-type="string">
            <text:p>F.C.C. 13529</text:p>
          </table:table-cell>
          <table:table-cell office:value-type="float" office:value="26.25">
            <text:p>26.2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537">
            <text:p>5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utt, Major. Archibald Willingham</text:p>
          </table:table-cell>
          <table:table-cell office:value-type="string">
            <text:p>male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113050">
            <text:p>113050</text:p>
          </table:table-cell>
          <table:table-cell office:value-type="float" office:value="26.55">
            <text:p>26.55</text:p>
          </table:table-cell>
          <table:table-cell table:style-name="ce1" office:value-type="string">
            <text:p>B38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538">
            <text:p>53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eRoy, Miss. Bertha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PC 17761</text:p>
          </table:table-cell>
          <table:table-cell office:value-type="float" office:value="106.425">
            <text:p>106.425</text:p>
          </table:table-cell>
          <table:table-cell/>
          <table:table-cell office:value-type="string">
            <text:p>C</text:p>
          </table:table-cell>
        </table:table-row>
        <table:table-row table:style-name="ro2"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isien, Mr. Samuel Beard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64498">
            <text:p>364498</text:p>
          </table:table-cell>
          <table:table-cell office:value-type="float" office:value="14.5">
            <text:p>14.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540">
            <text:p>54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rolicher, Miss. Hedwig Margaritha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568">
            <text:p>13568</text:p>
          </table:table-cell>
          <table:table-cell office:value-type="float" office:value="49.5">
            <text:p>49.5</text:p>
          </table:table-cell>
          <table:table-cell table:style-name="ce1" office:value-type="string">
            <text:p>B39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541">
            <text:p>54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rosby, Miss. Harriet R</text:p>
          </table:table-cell>
          <table:table-cell office:value-type="string">
            <text:p>female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" office:value-type="string">
            <text:p>WE/P 5735</text:p>
          </table:table-cell>
          <table:table-cell office:value-type="float" office:value="71">
            <text:p>71</text:p>
          </table:table-cell>
          <table:table-cell table:style-name="ce1" office:value-type="string">
            <text:p>B22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542">
            <text:p>54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ndersson, Miss. Ingeborg Constanzia</text:p>
          </table:table-cell>
          <table:table-cell office:value-type="string">
            <text:p>female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47082">
            <text:p>347082</text:p>
          </table:table-cell>
          <table:table-cell office:value-type="float" office:value="31.275">
            <text:p>31.27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543">
            <text:p>54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ndersson, Miss. Sigrid Elisabeth</text:p>
          </table:table-cell>
          <table:table-cell office:value-type="string">
            <text:p>female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47082">
            <text:p>347082</text:p>
          </table:table-cell>
          <table:table-cell office:value-type="float" office:value="31.275">
            <text:p>31.27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544">
            <text:p>5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eane, Mr. Edward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08">
            <text:p>2908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545">
            <text:p>5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ouglas, Mr. Walter Donald</text:p>
          </table:table-cell>
          <table:table-cell office:value-type="string">
            <text:p>mal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PC 17761</text:p>
          </table:table-cell>
          <table:table-cell office:value-type="float" office:value="106.425">
            <text:p>106.425</text:p>
          </table:table-cell>
          <table:table-cell table:style-name="ce1" office:value-type="string">
            <text:p>C86</text:p>
          </table:table-cell>
          <table:table-cell office:value-type="string">
            <text:p>C</text:p>
          </table:table-cell>
        </table:table-row>
        <table:table-row table:style-name="ro5"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icholson, Mr. Arthur Ernest</text:p>
          </table:table-cell>
          <table:table-cell office:value-type="string">
            <text:p>male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93">
            <text:p>69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547">
            <text:p>5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eane, Mrs. Edward (Ethel Clarke)</text:p>
          </table:table-cell>
          <table:table-cell office:value-type="string">
            <text:p>female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08">
            <text:p>2908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548">
            <text:p>5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adro y Manent, Mr. Julian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table:style-name="ce1" office:value-type="string">
            <text:p>SC/PARIS 2146</text:p>
          </table:table-cell>
          <table:table-cell office:value-type="float" office:value="13.8625">
            <text:p>13.8625</text:p>
          </table:table-cell>
          <table:table-cell/>
          <table:table-cell office:value-type="string">
            <text:p>C</text:p>
          </table:table-cell>
        </table:table-row>
        <table:table-row table:style-name="ro5">
          <table:table-cell office:value-type="float" office:value="549">
            <text:p>5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oldsmith, Mr. Frank John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office:value-type="float" office:value="363291">
            <text:p>363291</text:p>
          </table:table-cell>
          <table:table-cell office:value-type="float" office:value="20.525">
            <text:p>20.52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550">
            <text:p>5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avies, Master. John Morgan Jr</text:p>
          </table:table-cell>
          <table:table-cell office:value-type="string">
            <text:p>male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C.A. 33112</text:p>
          </table:table-cell>
          <table:table-cell office:value-type="float" office:value="36.75">
            <text:p>36.7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551">
            <text:p>55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hayer, Mr. John Borland Jr</text:p>
          </table:table-cell>
          <table:table-cell office:value-type="string">
            <text:p>male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421">
            <text:p>17421</text:p>
          </table:table-cell>
          <table:table-cell office:value-type="float" office:value="110.8833">
            <text:p>110.8833</text:p>
          </table:table-cell>
          <table:table-cell table:style-name="ce1" office:value-type="string">
            <text:p>C70</text:p>
          </table:table-cell>
          <table:table-cell office:value-type="string">
            <text:p>C</text:p>
          </table:table-cell>
        </table:table-row>
        <table:table-row table:style-name="ro5">
          <table:table-cell office:value-type="float" office:value="552">
            <text:p>5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harp, Mr. Percival James R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44358">
            <text:p>244358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553">
            <text:p>5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'Brien, Mr. Timothy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30979">
            <text:p>330979</text:p>
          </table:table-cell>
          <table:table-cell office:value-type="float" office:value="7.8292">
            <text:p>7.8292</text:p>
          </table:table-cell>
          <table:table-cell/>
          <table:table-cell office:value-type="string">
            <text:p>Q</text:p>
          </table:table-cell>
        </table:table-row>
        <table:table-row table:style-name="ro5">
          <table:table-cell office:value-type="float" office:value="554">
            <text:p>5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Leeni, Mr. Fahim ("Philip Zenni")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620">
            <text:p>2620</text:p>
          </table:table-cell>
          <table:table-cell office:value-type="float" office:value="7.225">
            <text:p>7.225</text:p>
          </table:table-cell>
          <table:table-cell/>
          <table:table-cell office:value-type="string">
            <text:p>C</text:p>
          </table:table-cell>
        </table:table-row>
        <table:table-row table:style-name="ro2">
          <table:table-cell office:value-type="float" office:value="555">
            <text:p>55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hman, Miss. Velin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47085">
            <text:p>347085</text:p>
          </table:table-cell>
          <table:table-cell office:value-type="float" office:value="7.775">
            <text:p>7.77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556">
            <text:p>5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right, Mr. George</text:p>
          </table:table-cell>
          <table:table-cell office:value-type="string">
            <text:p>male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113807">
            <text:p>113807</text:p>
          </table:table-cell>
          <table:table-cell office:value-type="float" office:value="26.55">
            <text:p>26.55</text:p>
          </table:table-cell>
          <table:table-cell/>
          <table:table-cell office:value-type="string">
            <text:p>S</text:p>
          </table:table-cell>
        </table:table-row>
        <table:table-row table:style-name="ro3">
          <table:table-cell office:value-type="float" office:value="557">
            <text:p>55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uff Gordon, Lady. (Lucille Christiana Sutherland) ("Mrs Morgan")</text:p>
          </table:table-cell>
          <table:table-cell office:value-type="string">
            <text:p>female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755">
            <text:p>11755</text:p>
          </table:table-cell>
          <table:table-cell office:value-type="float" office:value="39.6">
            <text:p>39.6</text:p>
          </table:table-cell>
          <table:table-cell table:style-name="ce1" office:value-type="string">
            <text:p>A16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558">
            <text:p>5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obbins, Mr. Victor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table:style-name="ce1" office:value-type="string">
            <text:p>PC 17757</text:p>
          </table:table-cell>
          <table:table-cell office:value-type="float" office:value="227.525">
            <text:p>227.525</text:p>
          </table:table-cell>
          <table:table-cell/>
          <table:table-cell office:value-type="string">
            <text:p>C</text:p>
          </table:table-cell>
        </table:table-row>
        <table:table-row table:style-name="ro5">
          <table:table-cell office:value-type="float" office:value="559">
            <text:p>55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aussig, Mrs. Emil (Tillie Mandelbaum)</text:p>
          </table:table-cell>
          <table:table-cell office:value-type="string">
            <text:p>female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office:value-type="float" office:value="110413">
            <text:p>110413</text:p>
          </table:table-cell>
          <table:table-cell office:value-type="float" office:value="79.65">
            <text:p>79.65</text:p>
          </table:table-cell>
          <table:table-cell table:style-name="ce1" office:value-type="string">
            <text:p>E67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float" office:value="560">
            <text:p>56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e Messemaeker, Mrs. Guillaume Joseph (Emma)</text:p>
          </table:table-cell>
          <table:table-cell office:value-type="string">
            <text:p>female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5572">
            <text:p>345572</text:p>
          </table:table-cell>
          <table:table-cell office:value-type="float" office:value="17.4">
            <text:p>17.4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561">
            <text:p>56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orrow, Mr. Thomas Rowan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72622">
            <text:p>372622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2">
          <table:table-cell office:value-type="float" office:value="562">
            <text:p>56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ivic, Mr. Husein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349251">
            <text:p>349251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563">
            <text:p>56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Norman, Mr. Robert Douglas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18629">
            <text:p>218629</text:p>
          </table:table-cell>
          <table:table-cell office:value-type="float" office:value="13.5">
            <text:p>13.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564">
            <text:p>56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immons, Mr. John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table:style-name="ce1" office:value-type="string">
            <text:p>SOTON/OQ 392082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565">
            <text:p>56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eanwell, Miss. (Marion Ogden)</text:p>
          </table:table-cell>
          <table:table-cell office:value-type="string">
            <text:p>fe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table:style-name="ce1" office:value-type="string">
            <text:p>SOTON/O.Q. 392087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566">
            <text:p>56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avies, Mr. Alfred J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string">
            <text:p>A/4 48871</text:p>
          </table:table-cell>
          <table:table-cell office:value-type="float" office:value="24.15">
            <text:p>24.1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567">
            <text:p>56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oytcheff, Mr. Ilia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349205">
            <text:p>349205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568">
            <text:p>56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alsson, Mrs. Nils (Alma Cornelia Berglund)</text:p>
          </table:table-cell>
          <table:table-cell office:value-type="string">
            <text:p>female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49909">
            <text:p>349909</text:p>
          </table:table-cell>
          <table:table-cell office:value-type="float" office:value="21.075">
            <text:p>21.07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569">
            <text:p>56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oharr, Mr. Tannous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2686">
            <text:p>2686</text:p>
          </table:table-cell>
          <table:table-cell office:value-type="float" office:value="7.2292">
            <text:p>7.2292</text:p>
          </table:table-cell>
          <table:table-cell/>
          <table:table-cell office:value-type="string">
            <text:p>C</text:p>
          </table:table-cell>
        </table:table-row>
        <table:table-row table:style-name="ro2">
          <table:table-cell office:value-type="float" office:value="570">
            <text:p>57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Jonsson, Mr. Carl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50417">
            <text:p>350417</text:p>
          </table:table-cell>
          <table:table-cell office:value-type="float" office:value="7.8542">
            <text:p>7.8542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571">
            <text:p>5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rris, Mr. George</text:p>
          </table:table-cell>
          <table:table-cell office:value-type="string">
            <text:p>male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.W./PP 752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6">
          <table:table-cell office:value-type="float" office:value="572">
            <text:p>57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ppleton, Mrs. Edward Dale (Charlotte Lamson)</text:p>
          </table:table-cell>
          <table:table-cell office:value-type="string">
            <text:p>female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769">
            <text:p>11769</text:p>
          </table:table-cell>
          <table:table-cell office:value-type="float" office:value="51.4792">
            <text:p>51.4792</text:p>
          </table:table-cell>
          <table:table-cell table:style-name="ce1" office:value-type="string">
            <text:p>C101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573">
            <text:p>57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lynn, Mr. John Irwin ("Irving")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PC 17474</text:p>
          </table:table-cell>
          <table:table-cell office:value-type="float" office:value="26.3875">
            <text:p>26.3875</text:p>
          </table:table-cell>
          <table:table-cell table:style-name="ce1" office:value-type="string">
            <text:p>E25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574">
            <text:p>5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Kelly, Miss. Mary</text:p>
          </table:table-cell>
          <table:table-cell office:value-type="string">
            <text:p>fe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14312">
            <text:p>14312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5">
          <table:table-cell office:value-type="float" office:value="575">
            <text:p>57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ush, Mr. Alfred George John</text:p>
          </table:table-cell>
          <table:table-cell office:value-type="string">
            <text:p>male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A/4. 20589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atchett, Mr. George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358585">
            <text:p>358585</text:p>
          </table:table-cell>
          <table:table-cell office:value-type="float" office:value="14.5">
            <text:p>14.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577">
            <text:p>5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Garside, Miss. Ethel</text:p>
          </table:table-cell>
          <table:table-cell office:value-type="string">
            <text:p>female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243880">
            <text:p>24388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578">
            <text:p>57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lvey, Mrs. William Baird (Alice Munger)</text:p>
          </table:table-cell>
          <table:table-cell office:value-type="string">
            <text:p>female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507">
            <text:p>13507</text:p>
          </table:table-cell>
          <table:table-cell office:value-type="float" office:value="55.9">
            <text:p>55.9</text:p>
          </table:table-cell>
          <table:table-cell table:style-name="ce1" office:value-type="string">
            <text:p>E44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579">
            <text:p>57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aram, Mrs. Joseph (Maria Elias)</text:p>
          </table:table-cell>
          <table:table-cell office:value-type="string">
            <text:p>female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89">
            <text:p>2689</text:p>
          </table:table-cell>
          <table:table-cell office:value-type="float" office:value="14.4583">
            <text:p>14.4583</text:p>
          </table:table-cell>
          <table:table-cell/>
          <table:table-cell office:value-type="string">
            <text:p>C</text:p>
          </table:table-cell>
        </table:table-row>
        <table:table-row table:style-name="ro2">
          <table:table-cell office:value-type="float" office:value="580">
            <text:p>58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Jussila, Mr. Eiriik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TON/O 2. 3101286</text:p>
          </table:table-cell>
          <table:table-cell office:value-type="float" office:value="7.925">
            <text:p>7.92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581">
            <text:p>5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hristy, Miss. Julie Rachel</text:p>
          </table:table-cell>
          <table:table-cell office:value-type="string">
            <text:p>fe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237789">
            <text:p>237789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S</text:p>
          </table:table-cell>
        </table:table-row>
        <table:table-row table:style-name="ro6">
          <table:table-cell office:value-type="float" office:value="582">
            <text:p>58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hayer, Mrs. John Borland (Marian Longstreth Morris)</text:p>
          </table:table-cell>
          <table:table-cell office:value-type="string">
            <text:p>female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office:value-type="float" office:value="17421">
            <text:p>17421</text:p>
          </table:table-cell>
          <table:table-cell office:value-type="float" office:value="110.8833">
            <text:p>110.8833</text:p>
          </table:table-cell>
          <table:table-cell table:style-name="ce1" office:value-type="string">
            <text:p>C68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583">
            <text:p>58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ownton, Mr. William James</text:p>
          </table:table-cell>
          <table:table-cell office:value-type="string">
            <text:p>male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28403">
            <text:p>2840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584">
            <text:p>58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oss, Mr. John Hugo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3049">
            <text:p>13049</text:p>
          </table:table-cell>
          <table:table-cell office:value-type="float" office:value="40.125">
            <text:p>40.125</text:p>
          </table:table-cell>
          <table:table-cell table:style-name="ce1" office:value-type="string">
            <text:p>A10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585">
            <text:p>58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aulner, Mr. Uscher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411">
            <text:p>3411</text:p>
          </table:table-cell>
          <table:table-cell office:value-type="float" office:value="8.7125">
            <text:p>8.7125</text:p>
          </table:table-cell>
          <table:table-cell/>
          <table:table-cell office:value-type="string">
            <text:p>C</text:p>
          </table:table-cell>
        </table:table-row>
        <table:table-row table:style-name="ro2">
          <table:table-cell office:value-type="float" office:value="586">
            <text:p>58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aussig, Miss. Ruth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0413">
            <text:p>110413</text:p>
          </table:table-cell>
          <table:table-cell office:value-type="float" office:value="79.65">
            <text:p>79.65</text:p>
          </table:table-cell>
          <table:table-cell table:style-name="ce1" office:value-type="string">
            <text:p>E68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587">
            <text:p>58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Jarvis, Mr. John Denzil</text:p>
          </table:table-cell>
          <table:table-cell office:value-type="string">
            <text:p>male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237565">
            <text:p>237565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588">
            <text:p>58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rolicher-Stehli, Mr. Maxmillian</text:p>
          </table:table-cell>
          <table:table-cell office:value-type="string">
            <text:p>male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13567">
            <text:p>13567</text:p>
          </table:table-cell>
          <table:table-cell office:value-type="float" office:value="79.2">
            <text:p>79.2</text:p>
          </table:table-cell>
          <table:table-cell table:style-name="ce1" office:value-type="string">
            <text:p>B41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589">
            <text:p>58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ilinski, Mr. Eliezer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4973">
            <text:p>14973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590">
            <text:p>59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urdlin, Mr. Joseph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table:style-name="ce1" office:value-type="string">
            <text:p>A./5. 3235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intamaki, Mr. Matti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TON/O 2. 3101273</text:p>
          </table:table-cell>
          <table:table-cell office:value-type="float" office:value="7.125">
            <text:p>7.125</text:p>
          </table:table-cell>
          <table:table-cell/>
          <table:table-cell office:value-type="string">
            <text:p>S</text:p>
          </table:table-cell>
        </table:table-row>
        <table:table-row table:style-name="ro6">
          <table:table-cell office:value-type="float" office:value="592">
            <text:p>59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ephenson, Mrs. Walter Bertram (Martha Eustis)</text:p>
          </table:table-cell>
          <table:table-cell office:value-type="string">
            <text:p>female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947">
            <text:p>36947</text:p>
          </table:table-cell>
          <table:table-cell office:value-type="float" office:value="78.2667">
            <text:p>78.2667</text:p>
          </table:table-cell>
          <table:table-cell table:style-name="ce1" office:value-type="string">
            <text:p>D20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593">
            <text:p>59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Elsbury, Mr. William James</text:p>
          </table:table-cell>
          <table:table-cell office:value-type="string">
            <text:p>male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A/5 3902</text:p>
          </table:table-cell>
          <table:table-cell office:value-type="float" office:value="7.25">
            <text:p>7.2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594">
            <text:p>59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ourke, Miss. Mary</text:p>
          </table:table-cell>
          <table:table-cell office:value-type="string">
            <text:p>female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4848">
            <text:p>364848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2">
          <table:table-cell office:value-type="float" office:value="595">
            <text:p>59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hapman, Mr. John Henry</text:p>
          </table:table-cell>
          <table:table-cell office:value-type="string">
            <text:p>male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SC/AH 29037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596">
            <text:p>59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an Impe, Mr. Jean Baptiste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office:value-type="float" office:value="345773">
            <text:p>345773</text:p>
          </table:table-cell>
          <table:table-cell office:value-type="float" office:value="24.15">
            <text:p>24.1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597">
            <text:p>5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Leitch, Miss. Jessie Wills</text:p>
          </table:table-cell>
          <table:table-cell office:value-type="string">
            <text:p>fe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248727">
            <text:p>248727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598">
            <text:p>59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ohnson, Mr. Alfred</text:p>
          </table:table-cell>
          <table:table-cell office:value-type="string">
            <text:p>male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LIN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599">
            <text:p>59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oulos, Mr. Hanna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2664">
            <text:p>2664</text:p>
          </table:table-cell>
          <table:table-cell office:value-type="float" office:value="7.225">
            <text:p>7.225</text:p>
          </table:table-cell>
          <table:table-cell/>
          <table:table-cell office:value-type="string">
            <text:p>C</text:p>
          </table:table-cell>
        </table:table-row>
        <table:table-row table:style-name="ro4">
          <table:table-cell office:value-type="float" office:value="600">
            <text:p>6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uff Gordon, Sir. Cosmo Edmund ("Mr Morgan")</text:p>
          </table:table-cell>
          <table:table-cell office:value-type="string">
            <text:p>male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PC 17485</text:p>
          </table:table-cell>
          <table:table-cell office:value-type="float" office:value="56.9292">
            <text:p>56.9292</text:p>
          </table:table-cell>
          <table:table-cell table:style-name="ce1" office:value-type="string">
            <text:p>A20</text:p>
          </table:table-cell>
          <table:table-cell office:value-type="string">
            <text:p>C</text:p>
          </table:table-cell>
        </table:table-row>
        <table:table-row table:style-name="ro6">
          <table:table-cell office:value-type="float" office:value="601">
            <text:p>6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Jacobsohn, Mrs. Sidney Samuel (Amy Frances Christy)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3847">
            <text:p>243847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602">
            <text:p>60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labenoff, Mr. Petco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49214">
            <text:p>349214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603">
            <text:p>6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arrington, Mr. Charles H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113796">
            <text:p>113796</text:p>
          </table:table-cell>
          <table:table-cell office:value-type="float" office:value="42.4">
            <text:p>42.4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604">
            <text:p>60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orber, Mr. Ernst William</text:p>
          </table:table-cell>
          <table:table-cell office:value-type="string">
            <text:p>male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364511">
            <text:p>364511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605">
            <text:p>6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omer, Mr. Harry ("Mr E Haven")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11426">
            <text:p>111426</text:p>
          </table:table-cell>
          <table:table-cell office:value-type="float" office:value="26.55">
            <text:p>26.55</text:p>
          </table:table-cell>
          <table:table-cell/>
          <table:table-cell office:value-type="string">
            <text:p>C</text:p>
          </table:table-cell>
        </table:table-row>
        <table:table-row table:style-name="ro5">
          <table:table-cell office:value-type="float" office:value="606">
            <text:p>60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indell, Mr. Edvard Bengtsson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9910">
            <text:p>349910</text:p>
          </table:table-cell>
          <table:table-cell office:value-type="float" office:value="15.55">
            <text:p>15.5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607">
            <text:p>60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araic, Mr. Milan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49246">
            <text:p>349246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608">
            <text:p>6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niel, Mr. Robert Williams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13804">
            <text:p>113804</text:p>
          </table:table-cell>
          <table:table-cell office:value-type="float" office:value="30.5">
            <text:p>30.5</text:p>
          </table:table-cell>
          <table:table-cell/>
          <table:table-cell office:value-type="string">
            <text:p>S</text:p>
          </table:table-cell>
        </table:table-row>
        <table:table-row table:style-name="ro6">
          <table:table-cell office:value-type="float" office:value="609">
            <text:p>6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Laroche, Mrs. Joseph (Juliette Marie Louise Lafargue)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" office:value-type="string">
            <text:p>SC/Paris 2123</text:p>
          </table:table-cell>
          <table:table-cell office:value-type="float" office:value="41.5792">
            <text:p>41.5792</text:p>
          </table:table-cell>
          <table:table-cell/>
          <table:table-cell office:value-type="string">
            <text:p>C</text:p>
          </table:table-cell>
        </table:table-row>
        <table:table-row table:style-name="ro2">
          <table:table-cell office:value-type="float" office:value="610">
            <text:p>6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hutes, Miss. Elizabeth W</text:p>
          </table:table-cell>
          <table:table-cell office:value-type="string">
            <text:p>female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PC 17582</text:p>
          </table:table-cell>
          <table:table-cell office:value-type="float" office:value="153.4625">
            <text:p>153.4625</text:p>
          </table:table-cell>
          <table:table-cell table:style-name="ce1" office:value-type="string">
            <text:p>C125</text:p>
          </table:table-cell>
          <table:table-cell office:value-type="string">
            <text:p>S</text:p>
          </table:table-cell>
        </table:table-row>
        <table:table-row table:style-name="ro6">
          <table:table-cell office:value-type="float" office:value="611">
            <text:p>6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ndersson, Mrs. Anders Johan (Alfrida Konstantia Brogren)</text:p>
          </table:table-cell>
          <table:table-cell office:value-type="string">
            <text:p>female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47082">
            <text:p>347082</text:p>
          </table:table-cell>
          <table:table-cell office:value-type="float" office:value="31.275">
            <text:p>31.27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612">
            <text:p>6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ardin, Mr. Jose Neto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table:style-name="ce1" office:value-type="string">
            <text:p>SOTON/O.Q. 3101305</text:p>
          </table:table-cell>
          <table:table-cell office:value-type="float" office:value="7.05">
            <text:p>7.0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613">
            <text:p>6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urphy, Miss. Margaret Jane</text:p>
          </table:table-cell>
          <table:table-cell office:value-type="string">
            <text:p>female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7230">
            <text:p>367230</text:p>
          </table:table-cell>
          <table:table-cell office:value-type="float" office:value="15.5">
            <text:p>15.5</text:p>
          </table:table-cell>
          <table:table-cell/>
          <table:table-cell office:value-type="string">
            <text:p>Q</text:p>
          </table:table-cell>
        </table:table-row>
        <table:table-row table:style-name="ro2"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organ, Mr. John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70377">
            <text:p>370377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5">
          <table:table-cell office:value-type="float" office:value="615">
            <text:p>6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rocklebank, Mr. William Alfred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64512">
            <text:p>364512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616">
            <text:p>6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erman, Miss. Alice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20845">
            <text:p>220845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617">
            <text:p>6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anbom, Mr. Ernst Gilbert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office:value-type="float" office:value="347080">
            <text:p>347080</text:p>
          </table:table-cell>
          <table:table-cell office:value-type="float" office:value="14.4">
            <text:p>14.4</text:p>
          </table:table-cell>
          <table:table-cell/>
          <table:table-cell office:value-type="string">
            <text:p>S</text:p>
          </table:table-cell>
        </table:table-row>
        <table:table-row table:style-name="ro6">
          <table:table-cell office:value-type="float" office:value="618">
            <text:p>61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obb, Mrs. William Arthur (Cordelia K Stanlick)</text:p>
          </table:table-cell>
          <table:table-cell office:value-type="string">
            <text:p>female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A/5. 3336</text:p>
          </table:table-cell>
          <table:table-cell office:value-type="float" office:value="16.1">
            <text:p>16.1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619">
            <text:p>6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ecker, Miss. Marion Louise</text:p>
          </table:table-cell>
          <table:table-cell office:value-type="string">
            <text:p>femal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30136">
            <text:p>230136</text:p>
          </table:table-cell>
          <table:table-cell office:value-type="float" office:value="39">
            <text:p>39</text:p>
          </table:table-cell>
          <table:table-cell table:style-name="ce1" office:value-type="string">
            <text:p>F4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Gavey, Mr. Lawrence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1028">
            <text:p>31028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621">
            <text:p>62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Yasbeck, Mr. Antoni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59">
            <text:p>2659</text:p>
          </table:table-cell>
          <table:table-cell office:value-type="float" office:value="14.4542">
            <text:p>14.4542</text:p>
          </table:table-cell>
          <table:table-cell/>
          <table:table-cell office:value-type="string">
            <text:p>C</text:p>
          </table:table-cell>
        </table:table-row>
        <table:table-row table:style-name="ro5">
          <table:table-cell office:value-type="float" office:value="622">
            <text:p>62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Kimball, Mr. Edwin Nelson Jr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753">
            <text:p>11753</text:p>
          </table:table-cell>
          <table:table-cell office:value-type="float" office:value="52.5542">
            <text:p>52.5542</text:p>
          </table:table-cell>
          <table:table-cell table:style-name="ce1" office:value-type="string">
            <text:p>D19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623">
            <text:p>6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akid, Mr. Sahid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2653">
            <text:p>2653</text:p>
          </table:table-cell>
          <table:table-cell office:value-type="float" office:value="15.7417">
            <text:p>15.7417</text:p>
          </table:table-cell>
          <table:table-cell/>
          <table:table-cell office:value-type="string">
            <text:p>C</text:p>
          </table:table-cell>
        </table:table-row>
        <table:table-row table:style-name="ro5">
          <table:table-cell office:value-type="float" office:value="624">
            <text:p>62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ansen, Mr. Henry Damsgaard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50029">
            <text:p>350029</text:p>
          </table:table-cell>
          <table:table-cell office:value-type="float" office:value="7.8542">
            <text:p>7.8542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625">
            <text:p>62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owen, Mr. David John "Dai"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54636">
            <text:p>54636</text:p>
          </table:table-cell>
          <table:table-cell office:value-type="float" office:value="16.1">
            <text:p>16.1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626">
            <text:p>6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utton, Mr. Frederick</text:p>
          </table:table-cell>
          <table:table-cell office:value-type="string">
            <text:p>male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36963">
            <text:p>36963</text:p>
          </table:table-cell>
          <table:table-cell office:value-type="float" office:value="32.3208">
            <text:p>32.3208</text:p>
          </table:table-cell>
          <table:table-cell table:style-name="ce1" office:value-type="string">
            <text:p>D50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627">
            <text:p>62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Kirkland, Rev. Charles Leonard</text:p>
          </table:table-cell>
          <table:table-cell office:value-type="string">
            <text:p>male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219533">
            <text:p>219533</text:p>
          </table:table-cell>
          <table:table-cell office:value-type="float" office:value="12.35">
            <text:p>12.35</text:p>
          </table:table-cell>
          <table:table-cell/>
          <table:table-cell office:value-type="string">
            <text:p>Q</text:p>
          </table:table-cell>
        </table:table-row>
        <table:table-row table:style-name="ro4">
          <table:table-cell office:value-type="float" office:value="628">
            <text:p>62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ongley, Miss. Gretchen Fiske</text:p>
          </table:table-cell>
          <table:table-cell office:value-type="string">
            <text:p>fe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3502">
            <text:p>13502</text:p>
          </table:table-cell>
          <table:table-cell office:value-type="float" office:value="77.9583">
            <text:p>77.9583</text:p>
          </table:table-cell>
          <table:table-cell table:style-name="ce1" office:value-type="string">
            <text:p>D9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629">
            <text:p>62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ostandyeff, Mr. Guentcho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49224">
            <text:p>349224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'Connell, Mr. Patrick D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34912">
            <text:p>334912</text:p>
          </table:table-cell>
          <table:table-cell office:value-type="float" office:value="7.7333">
            <text:p>7.7333</text:p>
          </table:table-cell>
          <table:table-cell/>
          <table:table-cell office:value-type="string">
            <text:p>Q</text:p>
          </table:table-cell>
        </table:table-row>
        <table:table-row table:style-name="ro5">
          <table:table-cell office:value-type="float" office:value="631">
            <text:p>63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arkworth, Mr. Algernon Henry Wilson</text:p>
          </table:table-cell>
          <table:table-cell office:value-type="string">
            <text:p>male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27042">
            <text:p>27042</text:p>
          </table:table-cell>
          <table:table-cell office:value-type="float" office:value="30">
            <text:p>30</text:p>
          </table:table-cell>
          <table:table-cell table:style-name="ce1" office:value-type="string">
            <text:p>A23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632">
            <text:p>63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undahl, Mr. Johan Svensson</text:p>
          </table:table-cell>
          <table:table-cell office:value-type="string">
            <text:p>male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347743">
            <text:p>347743</text:p>
          </table:table-cell>
          <table:table-cell office:value-type="float" office:value="7.0542">
            <text:p>7.0542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633">
            <text:p>63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ahelin-Maeglin, Dr. Max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3214">
            <text:p>13214</text:p>
          </table:table-cell>
          <table:table-cell office:value-type="float" office:value="30.5">
            <text:p>30.5</text:p>
          </table:table-cell>
          <table:table-cell table:style-name="ce1" office:value-type="string">
            <text:p>B50</text:p>
          </table:table-cell>
          <table:table-cell office:value-type="string">
            <text:p>C</text:p>
          </table:table-cell>
        </table:table-row>
        <table:table-row table:style-name="ro5"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arr, Mr. William Henry Marsh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112052">
            <text:p>11205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635">
            <text:p>63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koog, Miss. Mabel</text:p>
          </table:table-cell>
          <table:table-cell office:value-type="string">
            <text:p>female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47088">
            <text:p>347088</text:p>
          </table:table-cell>
          <table:table-cell office:value-type="float" office:value="27.9">
            <text:p>27.9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636">
            <text:p>6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avis, Miss. Mary</text:p>
          </table:table-cell>
          <table:table-cell office:value-type="string">
            <text:p>fe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37668">
            <text:p>237668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637">
            <text:p>63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einonen, Mr. Antti Gustaf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TON/O 2. 3101292</text:p>
          </table:table-cell>
          <table:table-cell office:value-type="float" office:value="7.925">
            <text:p>7.92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638">
            <text:p>63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ollyer, Mr. Harvey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C.A. 31921</text:p>
          </table:table-cell>
          <table:table-cell office:value-type="float" office:value="26.25">
            <text:p>26.2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639">
            <text:p>63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anula, Mrs. Juha (Maria Emilia Ojala)</text:p>
          </table:table-cell>
          <table:table-cell office:value-type="string">
            <text:p>femal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101295">
            <text:p>3101295</text:p>
          </table:table-cell>
          <table:table-cell office:value-type="float" office:value="39.6875">
            <text:p>39.687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horneycroft, Mr. Percival</text:p>
          </table:table-cell>
          <table:table-cell office:value-type="string">
            <text:p>male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6564">
            <text:p>376564</text:p>
          </table:table-cell>
          <table:table-cell office:value-type="float" office:value="16.1">
            <text:p>16.1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ensen, Mr. Hans Peder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350050">
            <text:p>350050</text:p>
          </table:table-cell>
          <table:table-cell office:value-type="float" office:value="7.8542">
            <text:p>7.8542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642">
            <text:p>64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agesser, Mlle. Emma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PC 17477</text:p>
          </table:table-cell>
          <table:table-cell office:value-type="float" office:value="69.3">
            <text:p>69.3</text:p>
          </table:table-cell>
          <table:table-cell table:style-name="ce1" office:value-type="string">
            <text:p>B35</text:p>
          </table:table-cell>
          <table:table-cell office:value-type="string">
            <text:p>C</text:p>
          </table:table-cell>
        </table:table-row>
        <table:table-row table:style-name="ro5"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koog, Miss. Margit Elizabeth</text:p>
          </table:table-cell>
          <table:table-cell office:value-type="string">
            <text:p>femal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47088">
            <text:p>347088</text:p>
          </table:table-cell>
          <table:table-cell office:value-type="float" office:value="27.9">
            <text:p>27.9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644">
            <text:p>64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Foo, Mr. Choong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1601">
            <text:p>1601</text:p>
          </table:table-cell>
          <table:table-cell office:value-type="float" office:value="56.4958">
            <text:p>56.4958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645">
            <text:p>6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aclini, Miss. Eugenie</text:p>
          </table:table-cell>
          <table:table-cell office:value-type="string">
            <text:p>female</text:p>
          </table:table-cell>
          <table:table-cell office:value-type="float" office:value="0.75">
            <text:p>0.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666">
            <text:p>2666</text:p>
          </table:table-cell>
          <table:table-cell office:value-type="float" office:value="19.2583">
            <text:p>19.2583</text:p>
          </table:table-cell>
          <table:table-cell/>
          <table:table-cell office:value-type="string">
            <text:p>C</text:p>
          </table:table-cell>
        </table:table-row>
        <table:table-row table:style-name="ro2">
          <table:table-cell office:value-type="float" office:value="646">
            <text:p>64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arper, Mr. Henry Sleeper</text:p>
          </table:table-cell>
          <table:table-cell office:value-type="string">
            <text:p>male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PC 17572</text:p>
          </table:table-cell>
          <table:table-cell office:value-type="float" office:value="76.7292">
            <text:p>76.7292</text:p>
          </table:table-cell>
          <table:table-cell table:style-name="ce1" office:value-type="string">
            <text:p>D33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647">
            <text:p>64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or, Mr. Liudevit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349231">
            <text:p>349231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648">
            <text:p>64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onius-Blumer, Col. Oberst Alfons</text:p>
          </table:table-cell>
          <table:table-cell office:value-type="string">
            <text:p>male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13213">
            <text:p>13213</text:p>
          </table:table-cell>
          <table:table-cell office:value-type="float" office:value="35.5">
            <text:p>35.5</text:p>
          </table:table-cell>
          <table:table-cell table:style-name="ce1" office:value-type="string">
            <text:p>A26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649">
            <text:p>6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Willey, Mr. Edward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table:style-name="ce1" office:value-type="string">
            <text:p>S.O./P.P. 751</text:p>
          </table:table-cell>
          <table:table-cell office:value-type="float" office:value="7.55">
            <text:p>7.5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tanley, Miss. Amy Zillah Elsie</text:p>
          </table:table-cell>
          <table:table-cell office:value-type="string">
            <text:p>fe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CA. 2314</text:p>
          </table:table-cell>
          <table:table-cell office:value-type="float" office:value="7.55">
            <text:p>7.5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651">
            <text:p>6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itkoff, Mr. Mito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49221">
            <text:p>349221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652">
            <text:p>6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oling, Miss. Elsie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1919">
            <text:p>231919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653">
            <text:p>6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alvik, Mr. Johannes Halvorsen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8475">
            <text:p>8475</text:p>
          </table:table-cell>
          <table:table-cell office:value-type="float" office:value="8.4333">
            <text:p>8.4333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654">
            <text:p>6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'Leary, Miss. Hanora "Norah"</text:p>
          </table:table-cell>
          <table:table-cell office:value-type="string">
            <text:p>fe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30919">
            <text:p>330919</text:p>
          </table:table-cell>
          <table:table-cell office:value-type="float" office:value="7.8292">
            <text:p>7.8292</text:p>
          </table:table-cell>
          <table:table-cell/>
          <table:table-cell office:value-type="string">
            <text:p>Q</text:p>
          </table:table-cell>
        </table:table-row>
        <table:table-row table:style-name="ro5">
          <table:table-cell office:value-type="float" office:value="655">
            <text:p>6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egarty, Miss. Hanora "Nora"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365226">
            <text:p>365226</text:p>
          </table:table-cell>
          <table:table-cell office:value-type="float" office:value="6.75">
            <text:p>6.75</text:p>
          </table:table-cell>
          <table:table-cell/>
          <table:table-cell office:value-type="string">
            <text:p>Q</text:p>
          </table:table-cell>
        </table:table-row>
        <table:table-row table:style-name="ro2">
          <table:table-cell office:value-type="float" office:value="656">
            <text:p>6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ickman, Mr. Leonard Mark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string">
            <text:p>S.O.C. 14879</text:p>
          </table:table-cell>
          <table:table-cell office:value-type="float" office:value="73.5">
            <text:p>73.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657">
            <text:p>6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adeff, Mr. Alexander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49223">
            <text:p>349223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658">
            <text:p>6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ourke, Mrs. John (Catherine)</text:p>
          </table:table-cell>
          <table:table-cell office:value-type="string">
            <text:p>fe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office:value-type="float" office:value="364849">
            <text:p>364849</text:p>
          </table:table-cell>
          <table:table-cell office:value-type="float" office:value="15.5">
            <text:p>15.5</text:p>
          </table:table-cell>
          <table:table-cell/>
          <table:table-cell office:value-type="string">
            <text:p>Q</text:p>
          </table:table-cell>
        </table:table-row>
        <table:table-row table:style-name="ro2">
          <table:table-cell office:value-type="float" office:value="659">
            <text:p>6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Eitemiller, Mr. George Floyd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9751">
            <text:p>2975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660">
            <text:p>6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ewell, Mr. Arthur Webster</text:p>
          </table:table-cell>
          <table:table-cell office:value-type="string">
            <text:p>male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5273">
            <text:p>35273</text:p>
          </table:table-cell>
          <table:table-cell office:value-type="float" office:value="113.275">
            <text:p>113.275</text:p>
          </table:table-cell>
          <table:table-cell table:style-name="ce1" office:value-type="string">
            <text:p>D48</text:p>
          </table:table-cell>
          <table:table-cell office:value-type="string">
            <text:p>C</text:p>
          </table:table-cell>
        </table:table-row>
        <table:table-row table:style-name="ro5">
          <table:table-cell office:value-type="float" office:value="661">
            <text:p>66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rauenthal, Dr. Henry William</text:p>
          </table:table-cell>
          <table:table-cell office:value-type="string">
            <text:p>male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string">
            <text:p>PC 17611</text:p>
          </table:table-cell>
          <table:table-cell office:value-type="float" office:value="133.65">
            <text:p>133.6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662">
            <text:p>66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adt, Mr. Mohamed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2623">
            <text:p>2623</text:p>
          </table:table-cell>
          <table:table-cell office:value-type="float" office:value="7.225">
            <text:p>7.225</text:p>
          </table:table-cell>
          <table:table-cell/>
          <table:table-cell office:value-type="string">
            <text:p>C</text:p>
          </table:table-cell>
        </table:table-row>
        <table:table-row table:style-name="ro5"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olley, Mr. Edward Pomeroy</text:p>
          </table:table-cell>
          <table:table-cell office:value-type="string">
            <text:p>male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5727">
            <text:p>5727</text:p>
          </table:table-cell>
          <table:table-cell office:value-type="float" office:value="25.5875">
            <text:p>25.5875</text:p>
          </table:table-cell>
          <table:table-cell table:style-name="ce1" office:value-type="string">
            <text:p>E58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664">
            <text:p>66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oleff, Mr. Peju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49210">
            <text:p>349210</text:p>
          </table:table-cell>
          <table:table-cell office:value-type="float" office:value="7.4958">
            <text:p>7.4958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665">
            <text:p>6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Lindqvist, Mr. Eino William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STON/O 2. 3101285</text:p>
          </table:table-cell>
          <table:table-cell office:value-type="float" office:value="7.925">
            <text:p>7.92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666">
            <text:p>66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ickman, Mr. Lewis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string">
            <text:p>S.O.C. 14879</text:p>
          </table:table-cell>
          <table:table-cell office:value-type="float" office:value="73.5">
            <text:p>73.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667">
            <text:p>66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utler, Mr. Reginald Fenton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34686">
            <text:p>234686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668">
            <text:p>66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ommetvedt, Mr. Knud Paust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12993">
            <text:p>312993</text:p>
          </table:table-cell>
          <table:table-cell office:value-type="float" office:value="7.775">
            <text:p>7.77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669">
            <text:p>66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ook, Mr. Jacob</text:p>
          </table:table-cell>
          <table:table-cell office:value-type="string">
            <text:p>male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A/5 3536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6">
          <table:table-cell office:value-type="float" office:value="670">
            <text:p>67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aylor, Mrs. Elmer Zebley (Juliet Cummins Wright)</text:p>
          </table:table-cell>
          <table:table-cell office:value-type="string">
            <text:p>female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996">
            <text:p>19996</text:p>
          </table:table-cell>
          <table:table-cell office:value-type="float" office:value="52">
            <text:p>52</text:p>
          </table:table-cell>
          <table:table-cell table:style-name="ce1" office:value-type="string">
            <text:p>C126</text:p>
          </table:table-cell>
          <table:table-cell office:value-type="string">
            <text:p>S</text:p>
          </table:table-cell>
        </table:table-row>
        <table:table-row table:style-name="ro7">
          <table:table-cell office:value-type="float" office:value="671">
            <text:p>6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rown, Mrs. Thomas William Solomon (Elizabeth Catherine Ford)</text:p>
          </table:table-cell>
          <table:table-cell office:value-type="string">
            <text:p>female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office:value-type="float" office:value="29750">
            <text:p>29750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672">
            <text:p>67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avidson, Mr. Thornton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F.C. 12750</text:p>
          </table:table-cell>
          <table:table-cell office:value-type="float" office:value="52">
            <text:p>52</text:p>
          </table:table-cell>
          <table:table-cell table:style-name="ce1" office:value-type="string">
            <text:p>B71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673">
            <text:p>67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itchell, Mr. Henry Michael</text:p>
          </table:table-cell>
          <table:table-cell office:value-type="string">
            <text:p>male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C.A. 24580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674">
            <text:p>6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ilhelms, Mr. Charles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244270">
            <text:p>24427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675">
            <text:p>67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Watson, Mr. Ennis Hastings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239856">
            <text:p>23985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676">
            <text:p>67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Edvardsson, Mr. Gustaf Hjalmar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349912">
            <text:p>349912</text:p>
          </table:table-cell>
          <table:table-cell office:value-type="float" office:value="7.775">
            <text:p>7.77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677">
            <text:p>67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wyer, Mr. Frederick Charles</text:p>
          </table:table-cell>
          <table:table-cell office:value-type="string">
            <text:p>male</text:p>
          </table:table-cell>
          <table:table-cell office:value-type="float" office:value="24.5">
            <text:p>24.5</text:p>
          </table:table-cell>
          <table:table-cell table:number-columns-repeated="2" office:value-type="float" office:value="0">
            <text:p>0</text:p>
          </table:table-cell>
          <table:table-cell office:value-type="float" office:value="342826">
            <text:p>342826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678">
            <text:p>67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urja, Miss. Anna Sofia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4138">
            <text:p>4138</text:p>
          </table:table-cell>
          <table:table-cell office:value-type="float" office:value="9.8417">
            <text:p>9.8417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oodwin, Mrs. Frederick (Augusta Tyler)</text:p>
          </table:table-cell>
          <table:table-cell office:value-type="string">
            <text:p>female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1" office:value-type="string">
            <text:p>CA 2144</text:p>
          </table:table-cell>
          <table:table-cell office:value-type="float" office:value="46.9">
            <text:p>46.9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680">
            <text:p>68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ardeza, Mr. Thomas Drake Martinez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office:value-type="string">
            <text:p>PC 17755</text:p>
          </table:table-cell>
          <table:table-cell office:value-type="float" office:value="512.3292">
            <text:p>512.3292</text:p>
          </table:table-cell>
          <table:table-cell table:style-name="ce1" office:value-type="string">
            <text:p>B51 B53 B55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681">
            <text:p>68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eters, Miss. Katie</text:p>
          </table:table-cell>
          <table:table-cell office:value-type="string">
            <text:p>fe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30935">
            <text:p>330935</text:p>
          </table:table-cell>
          <table:table-cell office:value-type="float" office:value="8.1375">
            <text:p>8.1375</text:p>
          </table:table-cell>
          <table:table-cell/>
          <table:table-cell office:value-type="string">
            <text:p>Q</text:p>
          </table:table-cell>
        </table:table-row>
        <table:table-row table:style-name="ro2">
          <table:table-cell office:value-type="float" office:value="682">
            <text:p>68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assab, Mr. Hammad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PC 17572</text:p>
          </table:table-cell>
          <table:table-cell office:value-type="float" office:value="76.7292">
            <text:p>76.7292</text:p>
          </table:table-cell>
          <table:table-cell table:style-name="ce1" office:value-type="string">
            <text:p>D49</text:p>
          </table:table-cell>
          <table:table-cell office:value-type="string">
            <text:p>C</text:p>
          </table:table-cell>
        </table:table-row>
        <table:table-row table:style-name="ro5">
          <table:table-cell office:value-type="float" office:value="683">
            <text:p>68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lsvigen, Mr. Thor Anderson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6563">
            <text:p>6563</text:p>
          </table:table-cell>
          <table:table-cell office:value-type="float" office:value="9.225">
            <text:p>9.22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684">
            <text:p>68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oodwin, Mr. Charles Edward</text:p>
          </table:table-cell>
          <table:table-cell office:value-type="string">
            <text:p>male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1" office:value-type="string">
            <text:p>CA 2144</text:p>
          </table:table-cell>
          <table:table-cell office:value-type="float" office:value="46.9">
            <text:p>46.9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685">
            <text:p>68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rown, Mr. Thomas William Solomon</text:p>
          </table:table-cell>
          <table:table-cell office:value-type="string">
            <text:p>male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29750">
            <text:p>29750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686">
            <text:p>68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aroche, Mr. Joseph Philippe Lemercier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" office:value-type="string">
            <text:p>SC/Paris 2123</text:p>
          </table:table-cell>
          <table:table-cell office:value-type="float" office:value="41.5792">
            <text:p>41.5792</text:p>
          </table:table-cell>
          <table:table-cell/>
          <table:table-cell office:value-type="string">
            <text:p>C</text:p>
          </table:table-cell>
        </table:table-row>
        <table:table-row table:style-name="ro2">
          <table:table-cell office:value-type="float" office:value="687">
            <text:p>68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anula, Mr. Jaako Arnold</text:p>
          </table:table-cell>
          <table:table-cell office:value-type="string">
            <text:p>male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01295">
            <text:p>3101295</text:p>
          </table:table-cell>
          <table:table-cell office:value-type="float" office:value="39.6875">
            <text:p>39.687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688">
            <text:p>68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akic, Mr. Branko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349228">
            <text:p>349228</text:p>
          </table:table-cell>
          <table:table-cell office:value-type="float" office:value="10.1708">
            <text:p>10.1708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689">
            <text:p>68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Fischer, Mr. Eberhard Thelander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350036">
            <text:p>350036</text:p>
          </table:table-cell>
          <table:table-cell office:value-type="float" office:value="7.7958">
            <text:p>7.7958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690">
            <text:p>6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adill, Miss. Georgette Alexandra</text:p>
          </table:table-cell>
          <table:table-cell office:value-type="string">
            <text:p>female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160">
            <text:p>24160</text:p>
          </table:table-cell>
          <table:table-cell office:value-type="float" office:value="211.3375">
            <text:p>211.3375</text:p>
          </table:table-cell>
          <table:table-cell table:style-name="ce1" office:value-type="string">
            <text:p>B5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691">
            <text:p>69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ick, Mr. Albert Adrian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474">
            <text:p>17474</text:p>
          </table:table-cell>
          <table:table-cell office:value-type="float" office:value="57">
            <text:p>57</text:p>
          </table:table-cell>
          <table:table-cell table:style-name="ce1" office:value-type="string">
            <text:p>B20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692">
            <text:p>6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Karun, Miss. Manca</text:p>
          </table:table-cell>
          <table:table-cell office:value-type="string">
            <text:p>femal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9256">
            <text:p>349256</text:p>
          </table:table-cell>
          <table:table-cell office:value-type="float" office:value="13.4167">
            <text:p>13.4167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Lam, Mr. Ali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1601">
            <text:p>1601</text:p>
          </table:table-cell>
          <table:table-cell office:value-type="float" office:value="56.4958">
            <text:p>56.4958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694">
            <text:p>69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ad, Mr. Khalil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672">
            <text:p>2672</text:p>
          </table:table-cell>
          <table:table-cell office:value-type="float" office:value="7.225">
            <text:p>7.225</text:p>
          </table:table-cell>
          <table:table-cell/>
          <table:table-cell office:value-type="string">
            <text:p>C</text:p>
          </table:table-cell>
        </table:table-row>
        <table:table-row table:style-name="ro2">
          <table:table-cell office:value-type="float" office:value="695">
            <text:p>69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eir, Col. John</text:p>
          </table:table-cell>
          <table:table-cell office:value-type="string">
            <text:p>male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113800">
            <text:p>113800</text:p>
          </table:table-cell>
          <table:table-cell office:value-type="float" office:value="26.55">
            <text:p>26.5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696">
            <text:p>69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hapman, Mr. Charles Henry</text:p>
          </table:table-cell>
          <table:table-cell office:value-type="string">
            <text:p>male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248731">
            <text:p>248731</text:p>
          </table:table-cell>
          <table:table-cell office:value-type="float" office:value="13.5">
            <text:p>13.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697">
            <text:p>69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elly, Mr. James</text:p>
          </table:table-cell>
          <table:table-cell office:value-type="string">
            <text:p>male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363592">
            <text:p>363592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698">
            <text:p>6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ullens, Miss. Katherine "Katie"</text:p>
          </table:table-cell>
          <table:table-cell office:value-type="string">
            <text:p>fe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5852">
            <text:p>35852</text:p>
          </table:table-cell>
          <table:table-cell office:value-type="float" office:value="7.7333">
            <text:p>7.7333</text:p>
          </table:table-cell>
          <table:table-cell/>
          <table:table-cell office:value-type="string">
            <text:p>Q</text:p>
          </table:table-cell>
        </table:table-row>
        <table:table-row table:style-name="ro2">
          <table:table-cell office:value-type="float" office:value="699">
            <text:p>6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hayer, Mr. John Borland</text:p>
          </table:table-cell>
          <table:table-cell office:value-type="string">
            <text:p>male</text:p>
          </table:table-cell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office:value-type="float" office:value="17421">
            <text:p>17421</text:p>
          </table:table-cell>
          <table:table-cell office:value-type="float" office:value="110.8833">
            <text:p>110.8833</text:p>
          </table:table-cell>
          <table:table-cell table:style-name="ce1" office:value-type="string">
            <text:p>C68</text:p>
          </table:table-cell>
          <table:table-cell office:value-type="string">
            <text:p>C</text:p>
          </table:table-cell>
        </table:table-row>
        <table:table-row table:style-name="ro4"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umblen, Mr. Adolf Mathias Nicolai Olsen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348121">
            <text:p>348121</text:p>
          </table:table-cell>
          <table:table-cell office:value-type="float" office:value="7.65">
            <text:p>7.65</text:p>
          </table:table-cell>
          <table:table-cell table:style-name="ce1" office:value-type="string">
            <text:p>F G63</text:p>
          </table:table-cell>
          <table:table-cell office:value-type="string">
            <text:p>S</text:p>
          </table:table-cell>
        </table:table-row>
        <table:table-row table:style-name="ro6">
          <table:table-cell office:value-type="float" office:value="701">
            <text:p>7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stor, Mrs. John Jacob (Madeleine Talmadge Force)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PC 17757</text:p>
          </table:table-cell>
          <table:table-cell office:value-type="float" office:value="227.525">
            <text:p>227.525</text:p>
          </table:table-cell>
          <table:table-cell table:style-name="ce1" office:value-type="string">
            <text:p>C62 C64</text:p>
          </table:table-cell>
          <table:table-cell office:value-type="string">
            <text:p>C</text:p>
          </table:table-cell>
        </table:table-row>
        <table:table-row table:style-name="ro5">
          <table:table-cell office:value-type="float" office:value="702">
            <text:p>70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lverthorne, Mr. Spencer Victor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PC 17475</text:p>
          </table:table-cell>
          <table:table-cell office:value-type="float" office:value="26.2875">
            <text:p>26.2875</text:p>
          </table:table-cell>
          <table:table-cell table:style-name="ce1" office:value-type="string">
            <text:p>E24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arbara, Miss. Saiide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91">
            <text:p>2691</text:p>
          </table:table-cell>
          <table:table-cell office:value-type="float" office:value="14.4542">
            <text:p>14.4542</text:p>
          </table:table-cell>
          <table:table-cell/>
          <table:table-cell office:value-type="string">
            <text:p>C</text:p>
          </table:table-cell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allagher, Mr. Martin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36864">
            <text:p>36864</text:p>
          </table:table-cell>
          <table:table-cell office:value-type="float" office:value="7.7417">
            <text:p>7.7417</text:p>
          </table:table-cell>
          <table:table-cell/>
          <table:table-cell office:value-type="string">
            <text:p>Q</text:p>
          </table:table-cell>
        </table:table-row>
        <table:table-row table:style-name="ro2"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ansen, Mr. Henrik Juul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0025">
            <text:p>350025</text:p>
          </table:table-cell>
          <table:table-cell office:value-type="float" office:value="7.8542">
            <text:p>7.8542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706">
            <text:p>70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orley, Mr. Henry Samuel ("Mr Henry Marshall")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250655">
            <text:p>250655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707">
            <text:p>7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Kelly, Mrs. Florence "Fannie"</text:p>
          </table:table-cell>
          <table:table-cell office:value-type="string">
            <text:p>female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223596">
            <text:p>223596</text:p>
          </table:table-cell>
          <table:table-cell office:value-type="float" office:value="13.5">
            <text:p>13.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708">
            <text:p>7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alderhead, Mr. Edward Pennington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PC 17476</text:p>
          </table:table-cell>
          <table:table-cell office:value-type="float" office:value="26.2875">
            <text:p>26.2875</text:p>
          </table:table-cell>
          <table:table-cell table:style-name="ce1" office:value-type="string">
            <text:p>E24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709">
            <text:p>70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leaver, Miss. Alice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13781">
            <text:p>113781</text:p>
          </table:table-cell>
          <table:table-cell office:value-type="float" office:value="151.55">
            <text:p>151.55</text:p>
          </table:table-cell>
          <table:table-cell/>
          <table:table-cell office:value-type="string">
            <text:p>S</text:p>
          </table:table-cell>
        </table:table-row>
        <table:table-row table:style-name="ro6">
          <table:table-cell office:value-type="float" office:value="710">
            <text:p>7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oubarek, Master. Halim Gonios ("William George")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1">
            <text:p>1</text:p>
          </table:table-cell>
          <table:table-cell office:value-type="float" office:value="2661">
            <text:p>2661</text:p>
          </table:table-cell>
          <table:table-cell office:value-type="float" office:value="15.2458">
            <text:p>15.2458</text:p>
          </table:table-cell>
          <table:table-cell/>
          <table:table-cell office:value-type="string">
            <text:p>C</text:p>
          </table:table-cell>
        </table:table-row>
        <table:table-row table:style-name="ro6">
          <table:table-cell office:value-type="float" office:value="711">
            <text:p>71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ayne, Mlle. Berthe Antonine ("Mrs de Villiers")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PC 17482</text:p>
          </table:table-cell>
          <table:table-cell office:value-type="float" office:value="49.5042">
            <text:p>49.5042</text:p>
          </table:table-cell>
          <table:table-cell table:style-name="ce1" office:value-type="string">
            <text:p>C90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712">
            <text:p>7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Klaber, Mr. Herman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113028">
            <text:p>113028</text:p>
          </table:table-cell>
          <table:table-cell office:value-type="float" office:value="26.55">
            <text:p>26.55</text:p>
          </table:table-cell>
          <table:table-cell table:style-name="ce1" office:value-type="string">
            <text:p>C124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713">
            <text:p>7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aylor, Mr. Elmer Zebley</text:p>
          </table:table-cell>
          <table:table-cell office:value-type="string">
            <text:p>male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996">
            <text:p>19996</text:p>
          </table:table-cell>
          <table:table-cell office:value-type="float" office:value="52">
            <text:p>52</text:p>
          </table:table-cell>
          <table:table-cell table:style-name="ce1" office:value-type="string">
            <text:p>C126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714">
            <text:p>71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arsson, Mr. August Viktor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545">
            <text:p>7545</text:p>
          </table:table-cell>
          <table:table-cell office:value-type="float" office:value="9.4833">
            <text:p>9.4833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715">
            <text:p>7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Greenberg, Mr. Samuel</text:p>
          </table:table-cell>
          <table:table-cell office:value-type="string">
            <text:p>male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250647">
            <text:p>250647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716">
            <text:p>71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oholt, Mr. Peter Andreas Lauritz Andersen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348124">
            <text:p>348124</text:p>
          </table:table-cell>
          <table:table-cell office:value-type="float" office:value="7.65">
            <text:p>7.65</text:p>
          </table:table-cell>
          <table:table-cell table:style-name="ce1" office:value-type="string">
            <text:p>F G73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717">
            <text:p>71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dres, Miss. Caroline Louise</text:p>
          </table:table-cell>
          <table:table-cell office:value-type="string">
            <text:p>female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PC 17757</text:p>
          </table:table-cell>
          <table:table-cell office:value-type="float" office:value="227.525">
            <text:p>227.525</text:p>
          </table:table-cell>
          <table:table-cell table:style-name="ce1" office:value-type="string">
            <text:p>C45</text:p>
          </table:table-cell>
          <table:table-cell office:value-type="string">
            <text:p>C</text:p>
          </table:table-cell>
        </table:table-row>
        <table:table-row table:style-name="ro5">
          <table:table-cell office:value-type="float" office:value="718">
            <text:p>7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outt, Miss. Edwina Celia "Winnie"</text:p>
          </table:table-cell>
          <table:table-cell office:value-type="string">
            <text:p>fe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4218">
            <text:p>34218</text:p>
          </table:table-cell>
          <table:table-cell office:value-type="float" office:value="10.5">
            <text:p>10.5</text:p>
          </table:table-cell>
          <table:table-cell table:style-name="ce1" office:value-type="string">
            <text:p>E101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719">
            <text:p>71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cEvoy, Mr. Michael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6568">
            <text:p>36568</text:p>
          </table:table-cell>
          <table:table-cell office:value-type="float" office:value="15.5">
            <text:p>15.5</text:p>
          </table:table-cell>
          <table:table-cell/>
          <table:table-cell office:value-type="string">
            <text:p>Q</text:p>
          </table:table-cell>
        </table:table-row>
        <table:table-row table:style-name="ro5">
          <table:table-cell office:value-type="float" office:value="720">
            <text:p>7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ohnson, Mr. Malkolm Joackim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47062">
            <text:p>347062</text:p>
          </table:table-cell>
          <table:table-cell office:value-type="float" office:value="7.775">
            <text:p>7.77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721">
            <text:p>7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rper, Miss. Annie Jessie "Nina"</text:p>
          </table:table-cell>
          <table:table-cell office:value-type="string">
            <text:p>female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8727">
            <text:p>248727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722">
            <text:p>7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ensen, Mr. Svend Lauritz</text:p>
          </table:table-cell>
          <table:table-cell office:value-type="string">
            <text:p>male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0048">
            <text:p>350048</text:p>
          </table:table-cell>
          <table:table-cell office:value-type="float" office:value="7.0542">
            <text:p>7.0542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723">
            <text:p>7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Gillespie, Mr. William Henry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12233">
            <text:p>12233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724">
            <text:p>72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odges, Mr. Henry Price</text:p>
          </table:table-cell>
          <table:table-cell office:value-type="string">
            <text:p>male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50643">
            <text:p>250643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725">
            <text:p>72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ambers, Mr. Norman Campbell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3806">
            <text:p>113806</text:p>
          </table:table-cell>
          <table:table-cell office:value-type="float" office:value="53.1">
            <text:p>53.1</text:p>
          </table:table-cell>
          <table:table-cell table:style-name="ce1" office:value-type="string">
            <text:p>E8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726">
            <text:p>72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reskovic, Mr. Luka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315094">
            <text:p>315094</text:p>
          </table:table-cell>
          <table:table-cell office:value-type="float" office:value="8.6625">
            <text:p>8.6625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727">
            <text:p>7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enouf, Mrs. Peter Henry (Lillian Jefferys)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1027">
            <text:p>31027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728">
            <text:p>7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nnion, Miss. Margareth</text:p>
          </table:table-cell>
          <table:table-cell office:value-type="string">
            <text:p>fe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6866">
            <text:p>36866</text:p>
          </table:table-cell>
          <table:table-cell office:value-type="float" office:value="7.7375">
            <text:p>7.7375</text:p>
          </table:table-cell>
          <table:table-cell/>
          <table:table-cell office:value-type="string">
            <text:p>Q</text:p>
          </table:table-cell>
        </table:table-row>
        <table:table-row table:style-name="ro5">
          <table:table-cell office:value-type="float" office:value="729">
            <text:p>72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ryhl, Mr. Kurt Arnold Gottfrid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6853">
            <text:p>23685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730">
            <text:p>73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lmakangas, Miss. Pieta Sofia</text:p>
          </table:table-cell>
          <table:table-cell office:value-type="string">
            <text:p>female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STON/O2. 3101271</text:p>
          </table:table-cell>
          <table:table-cell office:value-type="float" office:value="7.925">
            <text:p>7.92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731">
            <text:p>73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llen, Miss. Elisabeth Walton</text:p>
          </table:table-cell>
          <table:table-cell office:value-type="string">
            <text:p>fe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4160">
            <text:p>24160</text:p>
          </table:table-cell>
          <table:table-cell office:value-type="float" office:value="211.3375">
            <text:p>211.3375</text:p>
          </table:table-cell>
          <table:table-cell table:style-name="ce1" office:value-type="string">
            <text:p>B5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732">
            <text:p>73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assan, Mr. Houssein G N</text:p>
          </table:table-cell>
          <table:table-cell office:value-type="string">
            <text:p>male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699">
            <text:p>2699</text:p>
          </table:table-cell>
          <table:table-cell office:value-type="float" office:value="18.7875">
            <text:p>18.7875</text:p>
          </table:table-cell>
          <table:table-cell/>
          <table:table-cell office:value-type="string">
            <text:p>C</text:p>
          </table:table-cell>
        </table:table-row>
        <table:table-row table:style-name="ro2">
          <table:table-cell office:value-type="float" office:value="733">
            <text:p>7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Knight, Mr. Robert J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239855">
            <text:p>23985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734">
            <text:p>73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erriman, Mr. William John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8425">
            <text:p>28425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735">
            <text:p>7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roupiansky, Mr. Moses Aaron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3639">
            <text:p>233639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736">
            <text:p>73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Williams, Mr. Leslie</text:p>
          </table:table-cell>
          <table:table-cell office:value-type="string">
            <text:p>male</text:p>
          </table:table-cell>
          <table:table-cell office:value-type="float" office:value="28.5">
            <text:p>28.5</text:p>
          </table:table-cell>
          <table:table-cell table:number-columns-repeated="2" office:value-type="float" office:value="0">
            <text:p>0</text:p>
          </table:table-cell>
          <table:table-cell office:value-type="float" office:value="54636">
            <text:p>54636</text:p>
          </table:table-cell>
          <table:table-cell office:value-type="float" office:value="16.1">
            <text:p>16.1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737">
            <text:p>73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Ford, Mrs. Edward (Margaret Ann Watson)</text:p>
          </table:table-cell>
          <table:table-cell office:value-type="string">
            <text:p>female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" office:value-type="string">
            <text:p>W./C. 6608</text:p>
          </table:table-cell>
          <table:table-cell office:value-type="float" office:value="34.375">
            <text:p>34.37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738">
            <text:p>73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esurer, Mr. Gustave J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PC 17755</text:p>
          </table:table-cell>
          <table:table-cell office:value-type="float" office:value="512.3292">
            <text:p>512.3292</text:p>
          </table:table-cell>
          <table:table-cell table:style-name="ce1" office:value-type="string">
            <text:p>B101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739">
            <text:p>73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vanoff, Mr. Kanio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49201">
            <text:p>349201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740">
            <text:p>74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ankoff, Mr. Minko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49218">
            <text:p>349218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741">
            <text:p>74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awksford, Mr. Walter James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16988">
            <text:p>16988</text:p>
          </table:table-cell>
          <table:table-cell office:value-type="float" office:value="30">
            <text:p>30</text:p>
          </table:table-cell>
          <table:table-cell table:style-name="ce1" office:value-type="string">
            <text:p>D45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742">
            <text:p>7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avendish, Mr. Tyrell William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877">
            <text:p>19877</text:p>
          </table:table-cell>
          <table:table-cell office:value-type="float" office:value="78.85">
            <text:p>78.85</text:p>
          </table:table-cell>
          <table:table-cell table:style-name="ce1" office:value-type="string">
            <text:p>C46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743">
            <text:p>74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yerson, Miss. Susan Parker "Suzette"</text:p>
          </table:table-cell>
          <table:table-cell office:value-type="string">
            <text:p>fe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2">
            <text:p>2</text:p>
          </table:table-cell>
          <table:table-cell table:style-name="ce1" office:value-type="string">
            <text:p>PC 17608</text:p>
          </table:table-cell>
          <table:table-cell office:value-type="float" office:value="262.375">
            <text:p>262.375</text:p>
          </table:table-cell>
          <table:table-cell table:style-name="ce1" office:value-type="string">
            <text:p>B57 B59 B63 B66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744">
            <text:p>74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cNamee, Mr. Neal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6566">
            <text:p>376566</text:p>
          </table:table-cell>
          <table:table-cell office:value-type="float" office:value="16.1">
            <text:p>16.1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745">
            <text:p>7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tranden, Mr. Juho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TON/O 2. 3101288</text:p>
          </table:table-cell>
          <table:table-cell office:value-type="float" office:value="7.925">
            <text:p>7.92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746">
            <text:p>7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rosby, Capt. Edward Gifford</text:p>
          </table:table-cell>
          <table:table-cell office:value-type="string">
            <text:p>male</text:p>
          </table:table-cell>
          <table:table-cell office:value-type="float" office:value="70">
            <text:p>70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WE/P 5735</text:p>
          </table:table-cell>
          <table:table-cell office:value-type="float" office:value="71">
            <text:p>71</text:p>
          </table:table-cell>
          <table:table-cell table:style-name="ce1" office:value-type="string">
            <text:p>B22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bbott, Mr. Rossmore Edward</text:p>
          </table:table-cell>
          <table:table-cell office:value-type="string">
            <text:p>male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C.A. 2673</text:p>
          </table:table-cell>
          <table:table-cell office:value-type="float" office:value="20.25">
            <text:p>20.2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748">
            <text:p>7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inkkonen, Miss. Anna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250648">
            <text:p>250648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749">
            <text:p>7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arvin, Mr. Daniel Warner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3773">
            <text:p>113773</text:p>
          </table:table-cell>
          <table:table-cell office:value-type="float" office:value="53.1">
            <text:p>53.1</text:p>
          </table:table-cell>
          <table:table-cell table:style-name="ce1" office:value-type="string">
            <text:p>D30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onnaghton, Mr. Michael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35097">
            <text:p>335097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2">
          <table:table-cell office:value-type="float" office:value="751">
            <text:p>7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ells, Miss. Joan</text:p>
          </table:table-cell>
          <table:table-cell office:value-type="string">
            <text:p>female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9103">
            <text:p>29103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752">
            <text:p>75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oor, Master. Meier</text:p>
          </table:table-cell>
          <table:table-cell office:value-type="string">
            <text:p>male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2096">
            <text:p>392096</text:p>
          </table:table-cell>
          <table:table-cell office:value-type="float" office:value="12.475">
            <text:p>12.475</text:p>
          </table:table-cell>
          <table:table-cell table:style-name="ce1" office:value-type="string">
            <text:p>E121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753">
            <text:p>7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ande Velde, Mr. Johannes Joseph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45780">
            <text:p>345780</text:p>
          </table:table-cell>
          <table:table-cell office:value-type="float" office:value="9.5">
            <text:p>9.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754">
            <text:p>7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onkoff, Mr. Lalio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349204">
            <text:p>349204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755">
            <text:p>7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erman, Mrs. Samuel (Jane Laver)</text:p>
          </table:table-cell>
          <table:table-cell office:value-type="string">
            <text:p>female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20845">
            <text:p>220845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756">
            <text:p>7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malainen, Master. Viljo</text:p>
          </table:table-cell>
          <table:table-cell office:value-type="string">
            <text:p>male</text:p>
          </table:table-cell>
          <table:table-cell office:value-type="float" office:value="0.67">
            <text:p>0.67</text:p>
          </table:table-cell>
          <table:table-cell table:number-columns-repeated="2" office:value-type="float" office:value="1">
            <text:p>1</text:p>
          </table:table-cell>
          <table:table-cell office:value-type="float" office:value="250649">
            <text:p>250649</text:p>
          </table:table-cell>
          <table:table-cell office:value-type="float" office:value="14.5">
            <text:p>14.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757">
            <text:p>7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arlsson, Mr. August Sigfrid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50042">
            <text:p>350042</text:p>
          </table:table-cell>
          <table:table-cell office:value-type="float" office:value="7.7958">
            <text:p>7.7958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758">
            <text:p>7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ailey, Mr. Percy Andrew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9108">
            <text:p>29108</text:p>
          </table:table-cell>
          <table:table-cell office:value-type="float" office:value="11.5">
            <text:p>11.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759">
            <text:p>75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heobald, Mr. Thomas Leonard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63294">
            <text:p>363294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6">
          <table:table-cell office:value-type="float" office:value="760">
            <text:p>76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othes, the Countess. of (Lucy Noel Martha Dyer-Edwards)</text:p>
          </table:table-cell>
          <table:table-cell office:value-type="string">
            <text:p>female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110152">
            <text:p>110152</text:p>
          </table:table-cell>
          <table:table-cell office:value-type="float" office:value="86.5">
            <text:p>86.5</text:p>
          </table:table-cell>
          <table:table-cell table:style-name="ce1" office:value-type="string">
            <text:p>B77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761">
            <text:p>76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arfirth, Mr. John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58585">
            <text:p>358585</text:p>
          </table:table-cell>
          <table:table-cell office:value-type="float" office:value="14.5">
            <text:p>14.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762">
            <text:p>76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irva, Mr. Iisakki Antino Aijo</text:p>
          </table:table-cell>
          <table:table-cell office:value-type="string">
            <text:p>male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OTON/O2 3101272</text:p>
          </table:table-cell>
          <table:table-cell office:value-type="float" office:value="7.125">
            <text:p>7.12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arah, Mr. Hanna Assi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663">
            <text:p>2663</text:p>
          </table:table-cell>
          <table:table-cell office:value-type="float" office:value="7.2292">
            <text:p>7.2292</text:p>
          </table:table-cell>
          <table:table-cell/>
          <table:table-cell office:value-type="string">
            <text:p>C</text:p>
          </table:table-cell>
        </table:table-row>
        <table:table-row table:style-name="ro5">
          <table:table-cell office:value-type="float" office:value="764">
            <text:p>76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arter, Mrs. William Ernest (Lucile Polk)</text:p>
          </table:table-cell>
          <table:table-cell office:value-type="string">
            <text:p>female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3760">
            <text:p>113760</text:p>
          </table:table-cell>
          <table:table-cell office:value-type="float" office:value="120">
            <text:p>120</text:p>
          </table:table-cell>
          <table:table-cell table:style-name="ce1" office:value-type="string">
            <text:p>B96 B98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765">
            <text:p>76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Eklund, Mr. Hans Linus</text:p>
          </table:table-cell>
          <table:table-cell office:value-type="string">
            <text:p>male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347074">
            <text:p>347074</text:p>
          </table:table-cell>
          <table:table-cell office:value-type="float" office:value="7.775">
            <text:p>7.775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766">
            <text:p>76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ogeboom, Mrs. John C (Anna Andrews)</text:p>
          </table:table-cell>
          <table:table-cell office:value-type="string">
            <text:p>female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502">
            <text:p>13502</text:p>
          </table:table-cell>
          <table:table-cell office:value-type="float" office:value="77.9583">
            <text:p>77.9583</text:p>
          </table:table-cell>
          <table:table-cell table:style-name="ce1" office:value-type="string">
            <text:p>D11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767">
            <text:p>7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rewe, Dr. Arthur Jackson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112379">
            <text:p>112379</text:p>
          </table:table-cell>
          <table:table-cell office:value-type="float" office:value="39.6">
            <text:p>39.6</text:p>
          </table:table-cell>
          <table:table-cell/>
          <table:table-cell office:value-type="string">
            <text:p>C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angan, Miss. Mary</text:p>
          </table:table-cell>
          <table:table-cell office:value-type="string">
            <text:p>female</text:p>
          </table:table-cell>
          <table:table-cell office:value-type="float" office:value="30.5">
            <text:p>30.5</text:p>
          </table:table-cell>
          <table:table-cell table:number-columns-repeated="2" office:value-type="float" office:value="0">
            <text:p>0</text:p>
          </table:table-cell>
          <table:table-cell office:value-type="float" office:value="364850">
            <text:p>364850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2">
          <table:table-cell office:value-type="float" office:value="769">
            <text:p>76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oran, Mr. Daniel J</text:p>
          </table:table-cell>
          <table:table-cell office:value-type="string">
            <text:p>male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1110">
            <text:p>371110</text:p>
          </table:table-cell>
          <table:table-cell office:value-type="float" office:value="24.15">
            <text:p>24.15</text:p>
          </table:table-cell>
          <table:table-cell/>
          <table:table-cell office:value-type="string">
            <text:p>Q</text:p>
          </table:table-cell>
        </table:table-row>
        <table:table-row table:style-name="ro5">
          <table:table-cell office:value-type="float" office:value="770">
            <text:p>7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ronnestad, Mr. Daniel Danielsen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8471">
            <text:p>8471</text:p>
          </table:table-cell>
          <table:table-cell office:value-type="float" office:value="8.3625">
            <text:p>8.362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771">
            <text:p>77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ievens, Mr. Rene Aime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45781">
            <text:p>345781</text:p>
          </table:table-cell>
          <table:table-cell office:value-type="float" office:value="9.5">
            <text:p>9.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772">
            <text:p>77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ensen, Mr. Niels Peder</text:p>
          </table:table-cell>
          <table:table-cell office:value-type="string">
            <text:p>male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350047">
            <text:p>350047</text:p>
          </table:table-cell>
          <table:table-cell office:value-type="float" office:value="7.8542">
            <text:p>7.8542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773">
            <text:p>77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ack, Mrs. (Mary)</text:p>
          </table:table-cell>
          <table:table-cell office:value-type="string">
            <text:p>female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.O./P.P. 3</text:p>
          </table:table-cell>
          <table:table-cell office:value-type="float" office:value="10.5">
            <text:p>10.5</text:p>
          </table:table-cell>
          <table:table-cell table:style-name="ce1" office:value-type="string">
            <text:p>E77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774">
            <text:p>77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Elias, Mr. Dibo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2674">
            <text:p>2674</text:p>
          </table:table-cell>
          <table:table-cell office:value-type="float" office:value="7.225">
            <text:p>7.225</text:p>
          </table:table-cell>
          <table:table-cell/>
          <table:table-cell office:value-type="string">
            <text:p>C</text:p>
          </table:table-cell>
        </table:table-row>
        <table:table-row table:style-name="ro5">
          <table:table-cell office:value-type="float" office:value="775">
            <text:p>7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ocking, Mrs. Elizabeth (Eliza Needs)</text:p>
          </table:table-cell>
          <table:table-cell office:value-type="string">
            <text:p>female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9105">
            <text:p>29105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776">
            <text:p>77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yhrman, Mr. Pehr Fabian Oliver Malkolm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347078">
            <text:p>347078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obin, Mr. Roger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83121">
            <text:p>383121</text:p>
          </table:table-cell>
          <table:table-cell office:value-type="float" office:value="7.75">
            <text:p>7.75</text:p>
          </table:table-cell>
          <table:table-cell table:style-name="ce1" office:value-type="string">
            <text:p>F38</text:p>
          </table:table-cell>
          <table:table-cell office:value-type="string">
            <text:p>Q</text:p>
          </table:table-cell>
        </table:table-row>
        <table:table-row table:style-name="ro5">
          <table:table-cell office:value-type="float" office:value="778">
            <text:p>77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Emanuel, Miss. Virginia Ethel</text:p>
          </table:table-cell>
          <table:table-cell office:value-type="string">
            <text:p>femal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64516">
            <text:p>364516</text:p>
          </table:table-cell>
          <table:table-cell office:value-type="float" office:value="12.475">
            <text:p>12.47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779">
            <text:p>77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ilgannon, Mr. Thomas J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6865">
            <text:p>36865</text:p>
          </table:table-cell>
          <table:table-cell office:value-type="float" office:value="7.7375">
            <text:p>7.7375</text:p>
          </table:table-cell>
          <table:table-cell/>
          <table:table-cell office:value-type="string">
            <text:p>Q</text:p>
          </table:table-cell>
        </table:table-row>
        <table:table-row table:style-name="ro6">
          <table:table-cell office:value-type="float" office:value="780">
            <text:p>78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obert, Mrs. Edward Scott (Elisabeth Walton McMillan)</text:p>
          </table:table-cell>
          <table:table-cell office:value-type="string">
            <text:p>female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160">
            <text:p>24160</text:p>
          </table:table-cell>
          <table:table-cell office:value-type="float" office:value="211.3375">
            <text:p>211.3375</text:p>
          </table:table-cell>
          <table:table-cell table:style-name="ce1" office:value-type="string">
            <text:p>B3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781">
            <text:p>7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youb, Miss. Banoura</text:p>
          </table:table-cell>
          <table:table-cell office:value-type="string">
            <text:p>female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687">
            <text:p>2687</text:p>
          </table:table-cell>
          <table:table-cell office:value-type="float" office:value="7.2292">
            <text:p>7.2292</text:p>
          </table:table-cell>
          <table:table-cell/>
          <table:table-cell office:value-type="string">
            <text:p>C</text:p>
          </table:table-cell>
        </table:table-row>
        <table:table-row table:style-name="ro4">
          <table:table-cell office:value-type="float" office:value="782">
            <text:p>78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ick, Mrs. Albert Adrian (Vera Gillespie)</text:p>
          </table:table-cell>
          <table:table-cell office:value-type="string">
            <text:p>female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474">
            <text:p>17474</text:p>
          </table:table-cell>
          <table:table-cell office:value-type="float" office:value="57">
            <text:p>57</text:p>
          </table:table-cell>
          <table:table-cell table:style-name="ce1" office:value-type="string">
            <text:p>B20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783">
            <text:p>78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ong, Mr. Milton Clyde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13501">
            <text:p>113501</text:p>
          </table:table-cell>
          <table:table-cell office:value-type="float" office:value="30">
            <text:p>30</text:p>
          </table:table-cell>
          <table:table-cell table:style-name="ce1" office:value-type="string">
            <text:p>D6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784">
            <text:p>78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ohnston, Mr. Andrew G</text:p>
          </table:table-cell>
          <table:table-cell office:value-type="string">
            <text:p>male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" office:value-type="string">
            <text:p>W./C. 6607</text:p>
          </table:table-cell>
          <table:table-cell office:value-type="float" office:value="23.45">
            <text:p>23.4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785">
            <text:p>78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li, Mr. William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OTON/O.Q. 3101312</text:p>
          </table:table-cell>
          <table:table-cell office:value-type="float" office:value="7.05">
            <text:p>7.0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786">
            <text:p>78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armer, Mr. Abraham (David Lishin)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374887">
            <text:p>374887</text:p>
          </table:table-cell>
          <table:table-cell office:value-type="float" office:value="7.25">
            <text:p>7.2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787">
            <text:p>78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joblom, Miss. Anna Sofia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3101265">
            <text:p>3101265</text:p>
          </table:table-cell>
          <table:table-cell office:value-type="float" office:value="7.4958">
            <text:p>7.4958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788">
            <text:p>78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ice, Master. George Hugh</text:p>
          </table:table-cell>
          <table:table-cell office:value-type="string">
            <text:p>male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82652">
            <text:p>382652</text:p>
          </table:table-cell>
          <table:table-cell office:value-type="float" office:value="29.125">
            <text:p>29.125</text:p>
          </table:table-cell>
          <table:table-cell/>
          <table:table-cell office:value-type="string">
            <text:p>Q</text:p>
          </table:table-cell>
        </table:table-row>
        <table:table-row table:style-name="ro2">
          <table:table-cell office:value-type="float" office:value="789">
            <text:p>78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ean, Master. Bertram Vere</text:p>
          </table:table-cell>
          <table:table-cell office:value-type="string">
            <text:p>male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" office:value-type="string">
            <text:p>C.A. 2315</text:p>
          </table:table-cell>
          <table:table-cell office:value-type="float" office:value="20.575">
            <text:p>20.57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790">
            <text:p>7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uggenheim, Mr. Benjamin</text:p>
          </table:table-cell>
          <table:table-cell office:value-type="string">
            <text:p>male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PC 17593</text:p>
          </table:table-cell>
          <table:table-cell office:value-type="float" office:value="79.2">
            <text:p>79.2</text:p>
          </table:table-cell>
          <table:table-cell table:style-name="ce1" office:value-type="string">
            <text:p>B82 B84</text:p>
          </table:table-cell>
          <table:table-cell office:value-type="string">
            <text:p>C</text:p>
          </table:table-cell>
        </table:table-row>
        <table:table-row table:style-name="ro5">
          <table:table-cell office:value-type="float" office:value="791">
            <text:p>79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eane, Mr. Andrew "Andy"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12460">
            <text:p>12460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2">
          <table:table-cell office:value-type="float" office:value="792">
            <text:p>79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Gaskell, Mr. Alfred</text:p>
          </table:table-cell>
          <table:table-cell office:value-type="string">
            <text:p>male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39865">
            <text:p>239865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793">
            <text:p>79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ge, Miss. Stella Anna</text:p>
          </table:table-cell>
          <table:table-cell office:value-type="string">
            <text:p>female</text:p>
          </table:table-cell>
          <table:table-cell table:style-name="ce3"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" office:value-type="string">
            <text:p>CA. 2343</text:p>
          </table:table-cell>
          <table:table-cell office:value-type="float" office:value="69.55">
            <text:p>69.5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794">
            <text:p>79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oyt, Mr. William Fisher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table:style-name="ce1" office:value-type="string">
            <text:p>PC 17600</text:p>
          </table:table-cell>
          <table:table-cell office:value-type="float" office:value="30.6958">
            <text:p>30.6958</text:p>
          </table:table-cell>
          <table:table-cell/>
          <table:table-cell office:value-type="string">
            <text:p>C</text:p>
          </table:table-cell>
        </table:table-row>
        <table:table-row table:style-name="ro2">
          <table:table-cell office:value-type="float" office:value="795">
            <text:p>79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antcheff, Mr. Ristiu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349203">
            <text:p>349203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796">
            <text:p>79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Otter, Mr. Richard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28213">
            <text:p>28213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797">
            <text:p>79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eader, Dr. Alice (Farnham)</text:p>
          </table:table-cell>
          <table:table-cell office:value-type="string">
            <text:p>female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17465">
            <text:p>17465</text:p>
          </table:table-cell>
          <table:table-cell office:value-type="float" office:value="25.9292">
            <text:p>25.9292</text:p>
          </table:table-cell>
          <table:table-cell table:style-name="ce1" office:value-type="string">
            <text:p>D17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798">
            <text:p>7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sman, Mrs. Mara</text:p>
          </table:table-cell>
          <table:table-cell office:value-type="string">
            <text:p>fe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49244">
            <text:p>349244</text:p>
          </table:table-cell>
          <table:table-cell office:value-type="float" office:value="8.6833">
            <text:p>8.6833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799">
            <text:p>79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brahim Shawah, Mr. Yousseff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2685">
            <text:p>2685</text:p>
          </table:table-cell>
          <table:table-cell office:value-type="float" office:value="7.2292">
            <text:p>7.2292</text:p>
          </table:table-cell>
          <table:table-cell/>
          <table:table-cell office:value-type="string">
            <text:p>C</text:p>
          </table:table-cell>
        </table:table-row>
        <table:table-row table:style-name="ro6"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an Impe, Mrs. Jean Baptiste (Rosalie Paula Govaert)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345773">
            <text:p>345773</text:p>
          </table:table-cell>
          <table:table-cell office:value-type="float" office:value="24.15">
            <text:p>24.1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801">
            <text:p>80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nesell, Mr. Martin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250647">
            <text:p>250647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802">
            <text:p>8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ollyer, Mrs. Harvey (Charlotte Annie Tate)</text:p>
          </table:table-cell>
          <table:table-cell office:value-type="string">
            <text:p>fe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C.A. 31921</text:p>
          </table:table-cell>
          <table:table-cell office:value-type="float" office:value="26.25">
            <text:p>26.25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803">
            <text:p>80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arter, Master. William Thornton II</text:p>
          </table:table-cell>
          <table:table-cell office:value-type="string">
            <text:p>male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3760">
            <text:p>113760</text:p>
          </table:table-cell>
          <table:table-cell office:value-type="float" office:value="120">
            <text:p>120</text:p>
          </table:table-cell>
          <table:table-cell table:style-name="ce1" office:value-type="string">
            <text:p>B96 B98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804">
            <text:p>80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homas, Master. Assad Alexander</text:p>
          </table:table-cell>
          <table:table-cell office:value-type="string">
            <text:p>male</text:p>
          </table:table-cell>
          <table:table-cell office:value-type="float" office:value="0.42">
            <text:p>0.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25">
            <text:p>2625</text:p>
          </table:table-cell>
          <table:table-cell office:value-type="float" office:value="8.5167">
            <text:p>8.5167</text:p>
          </table:table-cell>
          <table:table-cell/>
          <table:table-cell office:value-type="string">
            <text:p>C</text:p>
          </table:table-cell>
        </table:table-row>
        <table:table-row table:style-name="ro2">
          <table:table-cell office:value-type="float" office:value="805">
            <text:p>80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edman, Mr. Oskar Arvid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47089">
            <text:p>347089</text:p>
          </table:table-cell>
          <table:table-cell office:value-type="float" office:value="6.975">
            <text:p>6.97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806">
            <text:p>80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ohansson, Mr. Karl Johan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47063">
            <text:p>347063</text:p>
          </table:table-cell>
          <table:table-cell office:value-type="float" office:value="7.775">
            <text:p>7.77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807">
            <text:p>80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ndrews, Mr. Thomas Jr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112050">
            <text:p>112050</text:p>
          </table:table-cell>
          <table:table-cell office:value-type="float" office:value="0">
            <text:p>0</text:p>
          </table:table-cell>
          <table:table-cell table:style-name="ce1" office:value-type="string">
            <text:p>A36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808">
            <text:p>80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ettersson, Miss. Ellen Natalia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347087">
            <text:p>347087</text:p>
          </table:table-cell>
          <table:table-cell office:value-type="float" office:value="7.775">
            <text:p>7.77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809">
            <text:p>80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eyer, Mr. August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248723">
            <text:p>248723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6">
          <table:table-cell office:value-type="float" office:value="810">
            <text:p>8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ambers, Mrs. Norman Campbell (Bertha Griggs)</text:p>
          </table:table-cell>
          <table:table-cell office:value-type="string">
            <text:p>female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3806">
            <text:p>113806</text:p>
          </table:table-cell>
          <table:table-cell office:value-type="float" office:value="53.1">
            <text:p>53.1</text:p>
          </table:table-cell>
          <table:table-cell table:style-name="ce1" office:value-type="string">
            <text:p>E8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811">
            <text:p>8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lexander, Mr. William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474">
            <text:p>3474</text:p>
          </table:table-cell>
          <table:table-cell office:value-type="float" office:value="7.8875">
            <text:p>7.887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812">
            <text:p>8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ester, Mr. James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A/4 48871</text:p>
          </table:table-cell>
          <table:table-cell office:value-type="float" office:value="24.15">
            <text:p>24.1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813">
            <text:p>8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lemen, Mr. Richard James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28206">
            <text:p>28206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814">
            <text:p>81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ndersson, Miss. Ebba Iris Alfrida</text:p>
          </table:table-cell>
          <table:table-cell office:value-type="string">
            <text:p>female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47082">
            <text:p>347082</text:p>
          </table:table-cell>
          <table:table-cell office:value-type="float" office:value="31.275">
            <text:p>31.27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815">
            <text:p>8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omlin, Mr. Ernest Portage</text:p>
          </table:table-cell>
          <table:table-cell office:value-type="string">
            <text:p>male</text:p>
          </table:table-cell>
          <table:table-cell office:value-type="float" office:value="30.5">
            <text:p>30.5</text:p>
          </table:table-cell>
          <table:table-cell table:number-columns-repeated="2" office:value-type="float" office:value="0">
            <text:p>0</text:p>
          </table:table-cell>
          <table:table-cell office:value-type="float" office:value="364499">
            <text:p>364499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816">
            <text:p>8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ry, Mr. Richard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112058">
            <text:p>112058</text:p>
          </table:table-cell>
          <table:table-cell office:value-type="float" office:value="0">
            <text:p>0</text:p>
          </table:table-cell>
          <table:table-cell table:style-name="ce1" office:value-type="string">
            <text:p>B102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817">
            <text:p>8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eininen, Miss. Wendla Maria</text:p>
          </table:table-cell>
          <table:table-cell office:value-type="string">
            <text:p>fe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TON/O2. 3101290</text:p>
          </table:table-cell>
          <table:table-cell office:value-type="float" office:value="7.925">
            <text:p>7.92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818">
            <text:p>8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allet, Mr. Albert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S.C./PARIS 2079</text:p>
          </table:table-cell>
          <table:table-cell office:value-type="float" office:value="37.0042">
            <text:p>37.0042</text:p>
          </table:table-cell>
          <table:table-cell/>
          <table:table-cell office:value-type="string">
            <text:p>C</text:p>
          </table:table-cell>
        </table:table-row>
        <table:table-row table:style-name="ro5">
          <table:table-cell office:value-type="float" office:value="819">
            <text:p>81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olm, Mr. John Fredrik Alexander</text:p>
          </table:table-cell>
          <table:table-cell office:value-type="string">
            <text:p>male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C 7075</text:p>
          </table:table-cell>
          <table:table-cell office:value-type="float" office:value="6.45">
            <text:p>6.4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koog, Master. Karl Thorsten</text:p>
          </table:table-cell>
          <table:table-cell office:value-type="string">
            <text:p>male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47088">
            <text:p>347088</text:p>
          </table:table-cell>
          <table:table-cell office:value-type="float" office:value="27.9">
            <text:p>27.9</text:p>
          </table:table-cell>
          <table:table-cell/>
          <table:table-cell office:value-type="string">
            <text:p>S</text:p>
          </table:table-cell>
        </table:table-row>
        <table:table-row table:style-name="ro6">
          <table:table-cell office:value-type="float" office:value="821">
            <text:p>82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ays, Mrs. Charles Melville (Clara Jennings Gregg)</text:p>
          </table:table-cell>
          <table:table-cell office:value-type="string">
            <text:p>female</text:p>
          </table:table-cell>
          <table:table-cell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office:value-type="float" office:value="12749">
            <text:p>12749</text:p>
          </table:table-cell>
          <table:table-cell office:value-type="float" office:value="93.5">
            <text:p>93.5</text:p>
          </table:table-cell>
          <table:table-cell table:style-name="ce1" office:value-type="string">
            <text:p>B69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822">
            <text:p>82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Lulic, Mr. Nikola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15098">
            <text:p>315098</text:p>
          </table:table-cell>
          <table:table-cell office:value-type="float" office:value="8.6625">
            <text:p>8.662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823">
            <text:p>8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euchlin, Jonkheer. John George</text:p>
          </table:table-cell>
          <table:table-cell office:value-type="string">
            <text:p>male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19972">
            <text:p>1997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824">
            <text:p>8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oor, Mrs. (Beila)</text:p>
          </table:table-cell>
          <table:table-cell office:value-type="string">
            <text:p>female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2096">
            <text:p>392096</text:p>
          </table:table-cell>
          <table:table-cell office:value-type="float" office:value="12.475">
            <text:p>12.475</text:p>
          </table:table-cell>
          <table:table-cell table:style-name="ce1" office:value-type="string">
            <text:p>E121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825">
            <text:p>82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anula, Master. Urho Abraham</text:p>
          </table:table-cell>
          <table:table-cell office:value-type="string">
            <text:p>mal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01295">
            <text:p>3101295</text:p>
          </table:table-cell>
          <table:table-cell office:value-type="float" office:value="39.6875">
            <text:p>39.687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826">
            <text:p>82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Flynn, Mr. John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68323">
            <text:p>368323</text:p>
          </table:table-cell>
          <table:table-cell office:value-type="float" office:value="6.95">
            <text:p>6.9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am, Mr. Len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1601">
            <text:p>1601</text:p>
          </table:table-cell>
          <table:table-cell office:value-type="float" office:value="56.4958">
            <text:p>56.4958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828">
            <text:p>8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allet, Master. Andre</text:p>
          </table:table-cell>
          <table:table-cell office:value-type="string">
            <text:p>ma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" office:value-type="string">
            <text:p>S.C./PARIS 2079</text:p>
          </table:table-cell>
          <table:table-cell office:value-type="float" office:value="37.0042">
            <text:p>37.0042</text:p>
          </table:table-cell>
          <table:table-cell/>
          <table:table-cell office:value-type="string">
            <text:p>C</text:p>
          </table:table-cell>
        </table:table-row>
        <table:table-row table:style-name="ro5">
          <table:table-cell office:value-type="float" office:value="829">
            <text:p>8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cCormack, Mr. Thomas Joseph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67228">
            <text:p>367228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6">
          <table:table-cell office:value-type="float" office:value="830">
            <text:p>8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one, Mrs. George Nelson (Martha Evelyn)</text:p>
          </table:table-cell>
          <table:table-cell office:value-type="string">
            <text:p>female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113572">
            <text:p>113572</text:p>
          </table:table-cell>
          <table:table-cell office:value-type="float" office:value="80">
            <text:p>80</text:p>
          </table:table-cell>
          <table:table-cell table:style-name="ce1" office:value-type="string">
            <text:p>B28</text:p>
          </table:table-cell>
          <table:table-cell table:style-name="ce3"/>
        </table:table-row>
        <table:table-row table:style-name="ro5">
          <table:table-cell office:value-type="float" office:value="831">
            <text:p>83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Yasbeck, Mrs. Antoni (Selini Alexander)</text:p>
          </table:table-cell>
          <table:table-cell office:value-type="string">
            <text:p>female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59">
            <text:p>2659</text:p>
          </table:table-cell>
          <table:table-cell office:value-type="float" office:value="14.4542">
            <text:p>14.4542</text:p>
          </table:table-cell>
          <table:table-cell/>
          <table:table-cell office:value-type="string">
            <text:p>C</text:p>
          </table:table-cell>
        </table:table-row>
        <table:table-row table:style-name="ro5">
          <table:table-cell office:value-type="float" office:value="832">
            <text:p>8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ichards, Master. George Sibley</text:p>
          </table:table-cell>
          <table:table-cell office:value-type="string">
            <text:p>male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1">
            <text:p>1</text:p>
          </table:table-cell>
          <table:table-cell office:value-type="float" office:value="29106">
            <text:p>29106</text:p>
          </table:table-cell>
          <table:table-cell office:value-type="float" office:value="18.75">
            <text:p>18.7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833">
            <text:p>8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ad, Mr. Amin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2671">
            <text:p>2671</text:p>
          </table:table-cell>
          <table:table-cell office:value-type="float" office:value="7.2292">
            <text:p>7.2292</text:p>
          </table:table-cell>
          <table:table-cell/>
          <table:table-cell office:value-type="string">
            <text:p>C</text:p>
          </table:table-cell>
        </table:table-row>
        <table:table-row table:style-name="ro2">
          <table:table-cell office:value-type="float" office:value="834">
            <text:p>83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ugustsson, Mr. Albert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347468">
            <text:p>347468</text:p>
          </table:table-cell>
          <table:table-cell office:value-type="float" office:value="7.8542">
            <text:p>7.8542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835">
            <text:p>83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llum, Mr. Owen George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223">
            <text:p>2223</text:p>
          </table:table-cell>
          <table:table-cell office:value-type="float" office:value="8.3">
            <text:p>8.3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836">
            <text:p>83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ompton, Miss. Sara Rebecca</text:p>
          </table:table-cell>
          <table:table-cell office:value-type="string">
            <text:p>female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PC 17756</text:p>
          </table:table-cell>
          <table:table-cell office:value-type="float" office:value="83.1583">
            <text:p>83.1583</text:p>
          </table:table-cell>
          <table:table-cell table:style-name="ce1" office:value-type="string">
            <text:p>E49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837">
            <text:p>83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asic, Mr. Jakob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15097">
            <text:p>315097</text:p>
          </table:table-cell>
          <table:table-cell office:value-type="float" office:value="8.6625">
            <text:p>8.662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838">
            <text:p>83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irota, Mr. Maurice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92092">
            <text:p>392092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839">
            <text:p>8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hip, Mr. Chang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601">
            <text:p>1601</text:p>
          </table:table-cell>
          <table:table-cell office:value-type="float" office:value="56.4958">
            <text:p>56.4958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840">
            <text:p>84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arechal, Mr. Pierre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11774">
            <text:p>11774</text:p>
          </table:table-cell>
          <table:table-cell office:value-type="float" office:value="29.7">
            <text:p>29.7</text:p>
          </table:table-cell>
          <table:table-cell table:style-name="ce1" office:value-type="string">
            <text:p>C47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841">
            <text:p>84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lhomaki, Mr. Ilmari Rudolf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OTON/O2 3101287</text:p>
          </table:table-cell>
          <table:table-cell office:value-type="float" office:value="7.925">
            <text:p>7.92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842">
            <text:p>84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udd, Mr. Thomas Charles</text:p>
          </table:table-cell>
          <table:table-cell office:value-type="string">
            <text:p>male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.O./P.P. 3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843">
            <text:p>84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repeca, Miss. Augusta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13798">
            <text:p>113798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</table:table-row>
        <table:table-row table:style-name="ro2">
          <table:table-cell office:value-type="float" office:value="844">
            <text:p>84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emberopolous, Mr. Peter L</text:p>
          </table:table-cell>
          <table:table-cell office:value-type="string">
            <text:p>male</text:p>
          </table:table-cell>
          <table:table-cell office:value-type="float" office:value="34.5">
            <text:p>34.5</text:p>
          </table:table-cell>
          <table:table-cell table:number-columns-repeated="2" office:value-type="float" office:value="0">
            <text:p>0</text:p>
          </table:table-cell>
          <table:table-cell office:value-type="float" office:value="2683">
            <text:p>2683</text:p>
          </table:table-cell>
          <table:table-cell office:value-type="float" office:value="6.4375">
            <text:p>6.4375</text:p>
          </table:table-cell>
          <table:table-cell/>
          <table:table-cell office:value-type="string">
            <text:p>C</text:p>
          </table:table-cell>
        </table:table-row>
        <table:table-row table:style-name="ro2">
          <table:table-cell office:value-type="float" office:value="845">
            <text:p>84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ulumovic, Mr. Jeso</text:p>
          </table:table-cell>
          <table:table-cell office:value-type="string">
            <text:p>male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15090">
            <text:p>315090</text:p>
          </table:table-cell>
          <table:table-cell office:value-type="float" office:value="8.6625">
            <text:p>8.662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846">
            <text:p>84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bbing, Mr. Anthony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C.A. 5547</text:p>
          </table:table-cell>
          <table:table-cell office:value-type="float" office:value="7.55">
            <text:p>7.55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847">
            <text:p>84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ge, Mr. Douglas Bullen</text:p>
          </table:table-cell>
          <table:table-cell office:value-type="string">
            <text:p>male</text:p>
          </table:table-cell>
          <table:table-cell table:style-name="ce3"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" office:value-type="string">
            <text:p>CA. 2343</text:p>
          </table:table-cell>
          <table:table-cell office:value-type="float" office:value="69.55">
            <text:p>69.5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848">
            <text:p>84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arkoff, Mr. Marin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49213">
            <text:p>349213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C</text:p>
          </table:table-cell>
        </table:table-row>
        <table:table-row table:style-name="ro2">
          <table:table-cell office:value-type="float" office:value="849">
            <text:p>8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arper, Rev. John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8727">
            <text:p>248727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850">
            <text:p>85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oldenberg, Mrs. Samuel L (Edwiga Grabowska)</text:p>
          </table:table-cell>
          <table:table-cell office:value-type="string">
            <text:p>female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453">
            <text:p>17453</text:p>
          </table:table-cell>
          <table:table-cell office:value-type="float" office:value="89.1042">
            <text:p>89.1042</text:p>
          </table:table-cell>
          <table:table-cell table:style-name="ce1" office:value-type="string">
            <text:p>C92</text:p>
          </table:table-cell>
          <table:table-cell office:value-type="string">
            <text:p>C</text:p>
          </table:table-cell>
        </table:table-row>
        <table:table-row table:style-name="ro4"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ndersson, Master. Sigvard Harald Elias</text:p>
          </table:table-cell>
          <table:table-cell office:value-type="string">
            <text:p>male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47082">
            <text:p>347082</text:p>
          </table:table-cell>
          <table:table-cell office:value-type="float" office:value="31.275">
            <text:p>31.27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852">
            <text:p>8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vensson, Mr. Johan</text:p>
          </table:table-cell>
          <table:table-cell office:value-type="string">
            <text:p>male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347060">
            <text:p>347060</text:p>
          </table:table-cell>
          <table:table-cell office:value-type="float" office:value="7.775">
            <text:p>7.77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853">
            <text:p>8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oulos, Miss. Nourelain</text:p>
          </table:table-cell>
          <table:table-cell office:value-type="string">
            <text:p>female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2678">
            <text:p>2678</text:p>
          </table:table-cell>
          <table:table-cell office:value-type="float" office:value="15.2458">
            <text:p>15.2458</text:p>
          </table:table-cell>
          <table:table-cell/>
          <table:table-cell office:value-type="string">
            <text:p>C</text:p>
          </table:table-cell>
        </table:table-row>
        <table:table-row table:style-name="ro5">
          <table:table-cell office:value-type="float" office:value="854">
            <text:p>85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ines, Miss. Mary Conover</text:p>
          </table:table-cell>
          <table:table-cell office:value-type="string">
            <text:p>female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office:value-type="string">
            <text:p>PC 17592</text:p>
          </table:table-cell>
          <table:table-cell office:value-type="float" office:value="39.4">
            <text:p>39.4</text:p>
          </table:table-cell>
          <table:table-cell table:style-name="ce1" office:value-type="string">
            <text:p>D28</text:p>
          </table:table-cell>
          <table:table-cell office:value-type="string">
            <text:p>S</text:p>
          </table:table-cell>
        </table:table-row>
        <table:table-row table:style-name="ro6">
          <table:table-cell office:value-type="float" office:value="855">
            <text:p>8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arter, Mrs. Ernest Courtenay (Lilian Hughes)</text:p>
          </table:table-cell>
          <table:table-cell office:value-type="string">
            <text:p>female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4252">
            <text:p>244252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856">
            <text:p>8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ks, Mrs. Sam (Leah Rosen)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2091">
            <text:p>392091</text:p>
          </table:table-cell>
          <table:table-cell office:value-type="float" office:value="9.35">
            <text:p>9.35</text:p>
          </table:table-cell>
          <table:table-cell/>
          <table:table-cell office:value-type="string">
            <text:p>S</text:p>
          </table:table-cell>
        </table:table-row>
        <table:table-row table:style-name="ro6">
          <table:table-cell office:value-type="float" office:value="857">
            <text:p>85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ick, Mrs. George Dennick (Mary Hitchcock)</text:p>
          </table:table-cell>
          <table:table-cell office:value-type="string">
            <text:p>female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float" office:value="36928">
            <text:p>36928</text:p>
          </table:table-cell>
          <table:table-cell office:value-type="float" office:value="164.8667">
            <text:p>164.8667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858">
            <text:p>85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ly, Mr. Peter Denis </text:p>
          </table:table-cell>
          <table:table-cell office:value-type="string">
            <text:p>male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113055">
            <text:p>113055</text:p>
          </table:table-cell>
          <table:table-cell office:value-type="float" office:value="26.55">
            <text:p>26.55</text:p>
          </table:table-cell>
          <table:table-cell table:style-name="ce1" office:value-type="string">
            <text:p>E17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859">
            <text:p>85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aclini, Mrs. Solomon (Latifa Qurban)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66">
            <text:p>2666</text:p>
          </table:table-cell>
          <table:table-cell office:value-type="float" office:value="19.2583">
            <text:p>19.2583</text:p>
          </table:table-cell>
          <table:table-cell/>
          <table:table-cell office:value-type="string">
            <text:p>C</text:p>
          </table:table-cell>
        </table:table-row>
        <table:table-row table:style-name="ro2">
          <table:table-cell office:value-type="float" office:value="860">
            <text:p>8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azi, Mr. Raihed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2629">
            <text:p>2629</text:p>
          </table:table-cell>
          <table:table-cell office:value-type="float" office:value="7.2292">
            <text:p>7.2292</text:p>
          </table:table-cell>
          <table:table-cell/>
          <table:table-cell office:value-type="string">
            <text:p>C</text:p>
          </table:table-cell>
        </table:table-row>
        <table:table-row table:style-name="ro2">
          <table:table-cell office:value-type="float" office:value="861">
            <text:p>86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ansen, Mr. Claus Peter</text:p>
          </table:table-cell>
          <table:table-cell office:value-type="string">
            <text:p>male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50026">
            <text:p>350026</text:p>
          </table:table-cell>
          <table:table-cell office:value-type="float" office:value="14.1083">
            <text:p>14.1083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862">
            <text:p>86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Giles, Mr. Frederick Edward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134">
            <text:p>28134</text:p>
          </table:table-cell>
          <table:table-cell office:value-type="float" office:value="11.5">
            <text:p>11.5</text:p>
          </table:table-cell>
          <table:table-cell/>
          <table:table-cell office:value-type="string">
            <text:p>S</text:p>
          </table:table-cell>
        </table:table-row>
        <table:table-row table:style-name="ro6">
          <table:table-cell office:value-type="float" office:value="863">
            <text:p>86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wift, Mrs. Frederick Joel (Margaret Welles Barron)</text:p>
          </table:table-cell>
          <table:table-cell office:value-type="string">
            <text:p>female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17466">
            <text:p>17466</text:p>
          </table:table-cell>
          <table:table-cell office:value-type="float" office:value="25.9292">
            <text:p>25.9292</text:p>
          </table:table-cell>
          <table:table-cell table:style-name="ce1" office:value-type="string">
            <text:p>D17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ge, Miss. Dorothy Edith "Dolly"</text:p>
          </table:table-cell>
          <table:table-cell office:value-type="string">
            <text:p>female</text:p>
          </table:table-cell>
          <table:table-cell table:style-name="ce3"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" office:value-type="string">
            <text:p>CA. 2343</text:p>
          </table:table-cell>
          <table:table-cell office:value-type="float" office:value="69.55">
            <text:p>69.5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865">
            <text:p>86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Gill, Mr. John William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33866">
            <text:p>233866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866">
            <text:p>8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ystrom, Mrs. (Karolina)</text:p>
          </table:table-cell>
          <table:table-cell office:value-type="string">
            <text:p>female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236852">
            <text:p>236852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867">
            <text:p>8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uran y More, Miss. Asuncion</text:p>
          </table:table-cell>
          <table:table-cell office:value-type="string">
            <text:p>female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SC/PARIS 2149</text:p>
          </table:table-cell>
          <table:table-cell office:value-type="float" office:value="13.8583">
            <text:p>13.8583</text:p>
          </table:table-cell>
          <table:table-cell/>
          <table:table-cell office:value-type="string">
            <text:p>C</text:p>
          </table:table-cell>
        </table:table-row>
        <table:table-row table:style-name="ro5">
          <table:table-cell office:value-type="float" office:value="868">
            <text:p>8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oebling, Mr. Washington Augustus II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PC 17590</text:p>
          </table:table-cell>
          <table:table-cell office:value-type="float" office:value="50.4958">
            <text:p>50.4958</text:p>
          </table:table-cell>
          <table:table-cell table:style-name="ce1" office:value-type="string">
            <text:p>A24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869">
            <text:p>86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an Melkebeke, Mr. Philemon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45777">
            <text:p>345777</text:p>
          </table:table-cell>
          <table:table-cell office:value-type="float" office:value="9.5">
            <text:p>9.5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870">
            <text:p>87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Johnson, Master. Harold Theodor</text:p>
          </table:table-cell>
          <table:table-cell office:value-type="string">
            <text:p>male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47742">
            <text:p>347742</text:p>
          </table:table-cell>
          <table:table-cell office:value-type="float" office:value="11.1333">
            <text:p>11.1333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871">
            <text:p>87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alkic, Mr. Cerin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49248">
            <text:p>349248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6">
          <table:table-cell office:value-type="float" office:value="872">
            <text:p>87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eckwith, Mrs. Richard Leonard (Sallie Monypeny)</text:p>
          </table:table-cell>
          <table:table-cell office:value-type="string">
            <text:p>female</text:p>
          </table:table-cell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office:value-type="float" office:value="11751">
            <text:p>11751</text:p>
          </table:table-cell>
          <table:table-cell office:value-type="float" office:value="52.5542">
            <text:p>52.5542</text:p>
          </table:table-cell>
          <table:table-cell table:style-name="ce1" office:value-type="string">
            <text:p>D35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873">
            <text:p>8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arlsson, Mr. Frans Olof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695">
            <text:p>695</text:p>
          </table:table-cell>
          <table:table-cell office:value-type="float" office:value="5">
            <text:p>5</text:p>
          </table:table-cell>
          <table:table-cell table:style-name="ce1" office:value-type="string">
            <text:p>B51 B53 B55</text:p>
          </table:table-cell>
          <table:table-cell office:value-type="string">
            <text:p>S</text:p>
          </table:table-cell>
        </table:table-row>
        <table:table-row table:style-name="ro5">
          <table:table-cell office:value-type="float" office:value="874">
            <text:p>87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ander Cruyssen, Mr. Victor</text:p>
          </table:table-cell>
          <table:table-cell office:value-type="string">
            <text:p>male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345765">
            <text:p>345765</text:p>
          </table:table-cell>
          <table:table-cell office:value-type="float" office:value="9">
            <text:p>9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875">
            <text:p>8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belson, Mrs. Samuel (Hannah Wizosky)</text:p>
          </table:table-cell>
          <table:table-cell office:value-type="string">
            <text:p>female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P/PP 3381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C</text:p>
          </table:table-cell>
        </table:table-row>
        <table:table-row table:style-name="ro5">
          <table:table-cell office:value-type="float" office:value="876">
            <text:p>87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ajib, Miss. Adele Kiamie "Jane"</text:p>
          </table:table-cell>
          <table:table-cell office:value-type="string">
            <text:p>female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667">
            <text:p>2667</text:p>
          </table:table-cell>
          <table:table-cell office:value-type="float" office:value="7.225">
            <text:p>7.225</text:p>
          </table:table-cell>
          <table:table-cell/>
          <table:table-cell office:value-type="string">
            <text:p>C</text:p>
          </table:table-cell>
        </table:table-row>
        <table:table-row table:style-name="ro5">
          <table:table-cell office:value-type="float" office:value="877">
            <text:p>87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ustafsson, Mr. Alfred Ossian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7534">
            <text:p>7534</text:p>
          </table:table-cell>
          <table:table-cell office:value-type="float" office:value="9.8458">
            <text:p>9.8458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878">
            <text:p>8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etroff, Mr. Nedelio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349212">
            <text:p>349212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aleff, Mr. Kristo</text:p>
          </table:table-cell>
          <table:table-cell office:value-type="string">
            <text:p>male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349217">
            <text:p>349217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880">
            <text:p>88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otter, Mrs. Thomas Jr (Lily Alexenia Wilson)</text:p>
          </table:table-cell>
          <table:table-cell office:value-type="string">
            <text:p>female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767">
            <text:p>11767</text:p>
          </table:table-cell>
          <table:table-cell office:value-type="float" office:value="83.1583">
            <text:p>83.1583</text:p>
          </table:table-cell>
          <table:table-cell table:style-name="ce1" office:value-type="string">
            <text:p>C50</text:p>
          </table:table-cell>
          <table:table-cell office:value-type="string">
            <text:p>C</text:p>
          </table:table-cell>
        </table:table-row>
        <table:table-row table:style-name="ro4">
          <table:table-cell office:value-type="float" office:value="881">
            <text:p>8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elley, Mrs. William (Imanita Parrish Hall)</text:p>
          </table:table-cell>
          <table:table-cell office:value-type="string">
            <text:p>female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0433">
            <text:p>23043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882">
            <text:p>88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arkun, Mr. Johann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49257">
            <text:p>349257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883">
            <text:p>88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ahlberg, Miss. Gerda Ulrika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7552">
            <text:p>7552</text:p>
          </table:table-cell>
          <table:table-cell office:value-type="float" office:value="10.5167">
            <text:p>10.5167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884">
            <text:p>88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anfield, Mr. Frederick James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C.A./SOTON 34068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885">
            <text:p>88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utehall, Mr. Henry Jr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SOTON/OQ 392076</text:p>
          </table:table-cell>
          <table:table-cell office:value-type="float" office:value="7.05">
            <text:p>7.05</text:p>
          </table:table-cell>
          <table:table-cell/>
          <table:table-cell office:value-type="string">
            <text:p>S</text:p>
          </table:table-cell>
        </table:table-row>
        <table:table-row table:style-name="ro4">
          <table:table-cell office:value-type="float" office:value="886">
            <text:p>88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ice, Mrs. William (Margaret Norton)</text:p>
          </table:table-cell>
          <table:table-cell office:value-type="string">
            <text:p>female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82652">
            <text:p>382652</text:p>
          </table:table-cell>
          <table:table-cell office:value-type="float" office:value="29.125">
            <text:p>29.125</text:p>
          </table:table-cell>
          <table:table-cell/>
          <table:table-cell office:value-type="string">
            <text:p>Q</text:p>
          </table:table-cell>
        </table:table-row>
        <table:table-row table:style-name="ro2">
          <table:table-cell office:value-type="float" office:value="887">
            <text:p>88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ontvila, Rev. Juozas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11536">
            <text:p>211536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5">
          <table:table-cell office:value-type="float" office:value="888">
            <text:p>88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raham, Miss. Margaret Edith</text:p>
          </table:table-cell>
          <table:table-cell office:value-type="string">
            <text:p>fe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12053">
            <text:p>112053</text:p>
          </table:table-cell>
          <table:table-cell office:value-type="float" office:value="30">
            <text:p>30</text:p>
          </table:table-cell>
          <table:table-cell table:style-name="ce1" office:value-type="string">
            <text:p>B42</text:p>
          </table:table-cell>
          <table:table-cell office:value-type="string">
            <text:p>S</text:p>
          </table:table-cell>
        </table:table-row>
        <table:table-row table:style-name="ro4">
          <table:table-cell office:value-type="float" office:value="889">
            <text:p>88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ohnston, Miss. Catherine Helen "Carrie"</text:p>
          </table:table-cell>
          <table:table-cell office:value-type="string">
            <text:p>female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" office:value-type="string">
            <text:p>W./C. 6607</text:p>
          </table:table-cell>
          <table:table-cell office:value-type="float" office:value="23.45">
            <text:p>23.45</text:p>
          </table:table-cell>
          <table:table-cell/>
          <table:table-cell office:value-type="string">
            <text:p>S</text:p>
          </table:table-cell>
        </table:table-row>
        <table:table-row table:style-name="ro2">
          <table:table-cell office:value-type="float" office:value="890">
            <text:p>8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ehr, Mr. Karl Howell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11369">
            <text:p>111369</text:p>
          </table:table-cell>
          <table:table-cell office:value-type="float" office:value="30">
            <text:p>30</text:p>
          </table:table-cell>
          <table:table-cell table:style-name="ce1" office:value-type="string">
            <text:p>C148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891">
            <text:p>89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ooley, Mr. Patrick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70376">
            <text:p>370376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12/05/2017</text:date>, <text:time>19:2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9:02:15.53</meta:creation-date>
    <meta:generator>OpenOffice/4.1.3$Win32 OpenOffice.org_project/413m1$Build-9783</meta:generator>
    <meta:document-statistic meta:table-count="3" meta:cell-count="9838" meta:object-count="0"/>
    <meta:user-defined meta:name="ProgId">Excel.Sheet</meta:user-defined>
  </office:meta>
</office:document-meta>
</file>